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89cm"/>
    </style:style>
    <style:style style:name="co2" style:family="table-column">
      <style:table-column-properties fo:break-before="auto" style:column-width="8.149cm"/>
    </style:style>
    <style:style style:name="co3" style:family="table-column">
      <style:table-column-properties fo:break-before="auto" style:column-width="5.999cm"/>
    </style:style>
    <style:style style:name="co4" style:family="table-column">
      <style:table-column-properties fo:break-before="auto" style:column-width="2.291cm"/>
    </style:style>
    <style:style style:name="co5" style:family="table-column">
      <style:table-column-properties fo:break-before="auto" style:column-width="2.955cm"/>
    </style:style>
    <style:style style:name="co6" style:family="table-column">
      <style:table-column-properties fo:break-before="auto" style:column-width="10.603cm"/>
    </style:style>
    <style:style style:name="co7" style:family="table-column">
      <style:table-column-properties fo:break-before="auto" style:column-width="3.117cm"/>
    </style:style>
    <style:style style:name="co8" style:family="table-column">
      <style:table-column-properties fo:break-before="auto" style:column-width="3.313cm"/>
    </style:style>
    <style:style style:name="co9" style:family="table-column">
      <style:table-column-properties fo:break-before="auto" style:column-width="2.524cm"/>
    </style:style>
    <style:style style:name="co10" style:family="table-column">
      <style:table-column-properties fo:break-before="auto" style:column-width="3.35cm"/>
    </style:style>
    <style:style style:name="co11" style:family="table-column">
      <style:table-column-properties fo:break-before="auto" style:column-width="3.708cm"/>
    </style:style>
    <style:style style:name="co12" style:family="table-column">
      <style:table-column-properties fo:break-before="auto" style:column-width="3.17cm"/>
    </style:style>
    <style:style style:name="co13" style:family="table-column">
      <style:table-column-properties fo:break-before="auto" style:column-width="3.134cm"/>
    </style:style>
    <style:style style:name="co14" style:family="table-column">
      <style:table-column-properties fo:break-before="auto" style:column-width="3.886cm"/>
    </style:style>
    <style:style style:name="co15" style:family="table-column">
      <style:table-column-properties fo:break-before="auto" style:column-width="2.99cm"/>
    </style:style>
    <style:style style:name="co16" style:family="table-column">
      <style:table-column-properties fo:break-before="auto" style:column-width="3.044cm"/>
    </style:style>
    <style:style style:name="co17" style:family="table-column">
      <style:table-column-properties fo:break-before="auto" style:column-width="4.029cm"/>
    </style:style>
    <style:style style:name="co18" style:family="table-column">
      <style:table-column-properties fo:break-before="auto" style:column-width="14.39cm"/>
    </style:style>
    <style:style style:name="co19" style:family="table-column">
      <style:table-column-properties fo:break-before="auto" style:column-width="10.823cm"/>
    </style:style>
    <style:style style:name="co20" style:family="table-column">
      <style:table-column-properties fo:break-before="auto" style:column-width="3.815cm"/>
    </style:style>
    <style:style style:name="co21" style:family="table-column">
      <style:table-column-properties fo:break-before="auto" style:column-width="2.812cm"/>
    </style:style>
    <style:style style:name="co22" style:family="table-column">
      <style:table-column-properties fo:break-before="auto" style:column-width="2.506cm"/>
    </style:style>
    <style:style style:name="co23" style:family="table-column">
      <style:table-column-properties fo:break-before="auto" style:column-width="3.831cm"/>
    </style:style>
    <style:style style:name="co24" style:family="table-column">
      <style:table-column-properties fo:break-before="auto" style:column-width="3.097cm"/>
    </style:style>
    <style:style style:name="co25" style:family="table-column">
      <style:table-column-properties fo:break-before="auto" style:column-width="4.262cm"/>
    </style:style>
    <style:style style:name="co26" style:family="table-column">
      <style:table-column-properties fo:break-before="auto" style:column-width="4.78cm"/>
    </style:style>
    <style:style style:name="co27" style:family="table-column">
      <style:table-column-properties fo:break-before="auto" style:column-width="5.659cm"/>
    </style:style>
    <style:style style:name="co28" style:family="table-column">
      <style:table-column-properties fo:break-before="auto" style:column-width="6.357cm"/>
    </style:style>
    <style:style style:name="co29" style:family="table-column">
      <style:table-column-properties fo:break-before="auto" style:column-width="5.981cm"/>
    </style:style>
    <style:style style:name="co30" style:family="table-column">
      <style:table-column-properties fo:break-before="auto" style:column-width="5.265cm"/>
    </style:style>
    <style:style style:name="co31" style:family="table-column">
      <style:table-column-properties fo:break-before="auto" style:column-width="4.852cm"/>
    </style:style>
    <style:style style:name="co32" style:family="table-column">
      <style:table-column-properties fo:break-before="auto" style:column-width="3.51cm"/>
    </style:style>
    <style:style style:name="co33" style:family="table-column">
      <style:table-column-properties fo:break-before="auto" style:column-width="3.383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3.552cm" fo:break-before="auto" style:use-optimal-row-height="true"/>
    </style:style>
    <style:style style:name="ro3" style:family="table-row">
      <style:table-row-properties style:row-height="4.053cm" fo:break-before="auto" style:use-optimal-row-height="true"/>
    </style:style>
    <style:style style:name="ro4" style:family="table-row">
      <style:table-row-properties style:row-height="0.707cm" fo:break-before="auto" style:use-optimal-row-height="true"/>
    </style:style>
    <style:style style:name="ro5" style:family="table-row">
      <style:table-row-properties style:row-height="0.758cm" fo:break-before="auto" style:use-optimal-row-height="false"/>
    </style:style>
    <style:style style:name="ro6" style:family="table-row">
      <style:table-row-properties style:row-height="1.852cm" fo:break-before="auto" style:use-optimal-row-height="false"/>
    </style:style>
    <style:style style:name="ro7" style:family="table-row">
      <style:table-row-properties style:row-height="2.79cm" fo:break-before="auto" style:use-optimal-row-height="true"/>
    </style:style>
    <style:style style:name="ro8" style:family="table-row">
      <style:table-row-properties style:row-height="1.42cm" fo:break-before="auto" style:use-optimal-row-height="true"/>
    </style:style>
    <style:style style:name="ro9" style:family="table-row">
      <style:table-row-properties style:row-height="2.106cm" fo:break-before="auto" style:use-optimal-row-height="true"/>
    </style:style>
    <style:style style:name="ro10" style:family="table-row">
      <style:table-row-properties style:row-height="0.736cm" fo:break-before="auto" style:use-optimal-row-height="true"/>
    </style:style>
    <style:style style:name="ro11" style:family="table-row">
      <style:table-row-properties style:row-height="3.475cm" fo:break-before="auto" style:use-optimal-row-height="true"/>
    </style:style>
    <style:style style:name="ro12" style:family="table-row">
      <style:table-row-properties style:row-height="5.415cm" fo:break-before="auto" style:use-optimal-row-height="false"/>
    </style:style>
    <style:style style:name="ro13" style:family="table-row">
      <style:table-row-properties style:row-height="2.399cm" fo:break-before="auto" style:use-optimal-row-height="false"/>
    </style:style>
    <style:style style:name="ro14" style:family="table-row">
      <style:table-row-properties style:row-height="6.297cm" fo:break-before="auto" style:use-optimal-row-height="false"/>
    </style:style>
    <style:style style:name="ro15" style:family="table-row">
      <style:table-row-properties style:row-height="1.552cm" fo:break-before="auto" style:use-optimal-row-height="false"/>
    </style:style>
    <style:style style:name="ro16" style:family="table-row">
      <style:table-row-properties style:row-height="0.496cm" fo:break-before="auto" style:use-optimal-row-height="true"/>
    </style:style>
    <style:style style:name="ro17" style:family="table-row">
      <style:table-row-properties style:row-height="0.623cm" fo:break-before="auto" style:use-optimal-row-height="true"/>
    </style:style>
    <style:style style:name="ta1" style:family="table" style:master-page-name="PageStyle_5f_003_5f_Viña_20_del_20_Mar_5f_Evaluacion_20_1.1">
      <style:table-properties table:display="true" style:writing-mode="lr-tb"/>
    </style:style>
    <style:style style:name="ta2" style:family="table" style:master-page-name="PageStyle_5f_0023_5f_Providencia_20_Evaluacion_20_1.1">
      <style:table-properties table:display="true" style:writing-mode="lr-tb"/>
    </style:style>
    <style:style style:name="ta3" style:family="table" style:master-page-name="PageStyle_5f_0024_5f_Providencia_20_Evaluacion_20_1.1">
      <style:table-properties table:display="true" style:writing-mode="lr-tb"/>
    </style:style>
    <style:style style:name="ta4" style:family="table" style:master-page-name="PageStyle_5f_0025_5f_Providencia_20_Evaluacion_20_1.1">
      <style:table-properties table:display="true" style:writing-mode="lr-tb"/>
    </style:style>
    <style:style style:name="ta5" style:family="table" style:master-page-name="PageStyle_5f_0026_5f_Providencia_20_Evaluacion_20_1.1">
      <style:table-properties table:display="true" style:writing-mode="lr-tb"/>
    </style:style>
    <style:style style:name="ta6" style:family="table" style:master-page-name="PageStyle_5f_0027_5f_Rancagua_5f_Evaluacíon_20_1.1">
      <style:table-properties table:display="true" style:writing-mode="lr-tb"/>
    </style:style>
    <style:style style:name="ta7" style:family="table" style:master-page-name="PageStyle_5f_0028_5f_Concepcion_5f_Evaluacíon_20_1.1_20_">
      <style:table-properties table:display="true" style:writing-mode="lr-tb"/>
    </style:style>
    <style:style style:name="ta8" style:family="table" style:master-page-name="PageStyle_5f_0031_5f_Temuco_5f_Evaluacíon_20_1.1">
      <style:table-properties table:display="true" style:writing-mode="lr-tb"/>
    </style:style>
    <style:style style:name="ta9" style:family="table" style:master-page-name="PageStyle_5f_0032_5f_Temuco_5f_Evaluacíon_20_1.1">
      <style:table-properties table:display="true" style:writing-mode="lr-tb"/>
    </style:style>
    <style:style style:name="ta10" style:family="table" style:master-page-name="PageStyle_5f_Rubrica">
      <style:table-properties table:display="true" style:writing-mode="lr-tb" tableooo:tab-color="#00ff00"/>
    </style:style>
    <style:style style:name="ta11" style:family="table" style:master-page-name="PageStyle_5f_Grafica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Excel_20_Built-in_20_Normal">
      <style:table-cell-properties style:cell-protect="none" style:print-content="tru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Excel_20_Built-in_20_Normal">
      <style:table-cell-properties style:cell-protect="none" style:print-content="true" style:diagonal-bl-tr="none" style:diagonal-tl-br="none" fo:border="0.035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Excel_20_Built-in_20_Normal">
      <style:table-cell-properties fo:border-bottom="0.088cm solid #000000" style:cell-protect="none" style:print-content="true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fo:background-color="#00ff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" style:family="table-cell" style:parent-style-name="Excel_20_Built-in_20_Normal">
      <style:table-cell-properties fo:border-bottom="none" fo:background-color="#00ff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" style:family="table-cell" style:parent-style-name="Excel_20_Built-in_20_Normal">
      <style:table-cell-properties fo:border-bottom="0.035cm solid #000000" fo:background-color="#00ff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Excel_20_Built-in_20_Normal">
      <style:table-cell-properties fo:border-bottom="none" fo:background-color="#00ff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6" style:family="table-cell" style:parent-style-name="Excel_20_Built-in_20_Normal">
      <style:table-cell-properties fo:border-bottom="0.035cm solid #000000" fo:background-color="#00ff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Excel_20_Built-in_20_Normal">
      <style:table-cell-properties fo:border-bottom="none" fo:background-color="#00ff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" style:family="table-cell" style:parent-style-name="Excel_20_Built-in_20_Normal">
      <style:table-cell-properties fo:background-color="#00ff0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Excel_20_Built-in_20_Normal">
      <style:table-cell-properties fo:border-bottom="0.088cm solid #000000" fo:background-color="#ffff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Excel_20_Built-in_20_Normal">
      <style:table-cell-properties fo:border-bottom="0.088cm solid #000000" fo:background-color="#00ff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4" style:family="table-cell" style:parent-style-name="Excel_20_Built-in_20_Normal">
      <style:table-cell-properties fo:border-bottom="0.088cm solid #000000" fo:background-color="#ffff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8" style:family="table-cell" style:parent-style-name="Excel_20_Built-in_20_Normal">
      <style:table-cell-properties fo:border-bottom="0.088cm solid #000000" fo:background-color="#00ff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" style:family="table-cell" style:parent-style-name="Excel_20_Built-in_20_Normal">
      <style:table-cell-properties fo:border-bottom="0.088cm solid #000000" fo:background-color="#ffff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Excel_20_Built-in_20_Normal">
      <style:table-cell-properties fo:border-bottom="0.088cm solid #000000" fo:background-color="#dae3f3" style:cell-protect="none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4" style:family="table-cell" style:parent-style-name="Excel_20_Built-in_20_Normal">
      <style:table-cell-properties fo:background-color="#dae3f3" style:cell-protect="none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5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7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Excel_20_Built-in_20_Normal">
      <style:table-cell-properties fo:border-bottom="none" style:cell-protect="none" style:print-content="true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2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Excel_20_Built-in_20_Normal"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5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58" style:family="table-cell" style:parent-style-name="Excel_20_Built-in_20_Normal">
      <style:table-cell-properties fo:background-color="#00000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9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1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2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404040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6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404040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66" style:family="table-cell" style:parent-style-name="Excel_20_Built-in_20_Normal">
      <style:table-cell-properties fo:border-bottom="0.088cm solid #000000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7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0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1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3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5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40404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7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40404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7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40404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79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0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40404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8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40404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83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40404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84" style:family="table-cell" style:parent-style-name="Excel_20_Built-in_20_Normal">
      <style:table-cell-properties fo:border-bottom="0.088cm solid #000000" fo:background-color="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5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7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T1" style:family="text">
      <style:text-properties fo:color="#404040" style:text-outline="false" style:text-line-through-style="none" style:text-position="0% 100%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T2" style:family="text">
      <style:text-properties fo:color="#404040" style:text-outline="false" style:text-line-through-style="none" style:text-position="0% 100%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003_Viña del Mar_Evaluacion 1.1" table:style-name="ta1" table:protected="true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3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4" table:default-cell-style-name="ce1"/>
        <table:table-column table:style-name="co6" table:default-cell-style-name="ce7"/>
        <table:table-column table:style-name="co1" table:default-cell-style-name="ce7"/>
        <table:table-column table:style-name="co1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Total Curso</text:p>
          </table:table-cell>
          <table:table-cell table:style-name="ce8" table:formula="of:=+COUNT([.A5:.A28])" office:value-type="float" office:value="24">
            <text:p>24</text:p>
          </table:table-cell>
          <table:table-cell table:number-columns-repeated="3"/>
          <table:table-cell table:style-name="ce22" office:value-type="string" table:number-columns-spanned="3" table:number-rows-spanned="1">
            <text:p>Espectativa Final x Item Rubrica</text:p>
          </table:table-cell>
          <table:covered-table-cell table:style-name="ce24"/>
          <table:covered-table-cell table:style-name="ce26"/>
          <table:table-cell table:number-columns-repeated="1016"/>
        </table:table-row>
        <table:table-row table:style-name="ro1">
          <table:table-cell table:number-columns-repeated="5"/>
          <table:table-cell table:style-name="ce23" office:value-type="float" office:value="3">
            <text:p>3</text:p>
          </table:table-cell>
          <table:table-cell table:style-name="ce25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style-name="ce28" office:value-type="string" table:number-columns-spanned="3" table:number-rows-spanned="1">
            <text:p>Score</text:p>
          </table:table-cell>
          <table:covered-table-cell table:style-name="ce33"/>
          <table:covered-table-cell table:style-name="ce38"/>
          <table:table-cell table:number-columns-repeated="1013"/>
        </table:table-row>
        <table:table-row table:style-name="ro2">
          <table:table-cell table:style-name="ce3" office:value-type="string">
            <text:p>N°</text:p>
          </table:table-cell>
          <table:table-cell table:style-name="ce9" office:value-type="string">
            <text:p>CodCurso</text:p>
          </table:table-cell>
          <table:table-cell table:style-name="ce9" office:value-type="string">
            <text:p>Nombre</text:p>
          </table:table-cell>
          <table:table-cell table:style-name="ce9" office:value-type="string">
            <text:p>Path GitHUb</text:p>
          </table:table-cell>
          <table:table-cell table:style-name="ce18" office:value-type="string">
            <text:p>Item</text:p>
          </table:table-cell>
          <table:table-cell table:style-name="ce3" office:value-type="string">
            <text:p>Estructura</text:p>
          </table:table-cell>
          <table:table-cell table:style-name="ce9" office:value-type="string">
            <text:p>Solución</text:p>
          </table:table-cell>
          <table:table-cell table:style-name="ce18" office:value-type="string">
            <text:p>Capacidad de expresión lógica, abstracción, síntesis, conocimiento de algoritmos y complejidad asintótica.</text:p>
          </table:table-cell>
          <table:table-cell table:style-name="ce29" office:value-type="string">
            <text:p>Estructura</text:p>
          </table:table-cell>
          <table:table-cell table:style-name="ce34" office:value-type="string">
            <text:p>Solución</text:p>
          </table:table-cell>
          <table:table-cell table:style-name="ce39" office:value-type="string">
            <text:p>Capacidad de expresión lógica, abstracción, síntesis, conocimiento de algoritmos y complejidad asintótica.</text:p>
          </table:table-cell>
          <table:table-cell table:style-name="ce43" office:value-type="string">
            <text:p>Hallazgos</text:p>
          </table:table-cell>
          <table:table-cell table:style-name="ce44" office:value-type="string">
            <text:p>Plan de Accion</text:p>
          </table:table-cell>
          <table:table-cell table:style-name="ce48" table:number-columns-repeated="1011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>
            <text:p>0003_Viña del Mar</text:p>
          </table:table-cell>
          <table:table-cell table:style-name="ce10" office:value-type="string">
            <text:p>Alejandro Andres Rojas Chavez</text:p>
          </table:table-cell>
          <table:table-cell table:style-name="ce15"/>
          <table:table-cell table:style-name="ce19" office:value-type="string">
            <text:p>1.1 Algorimos</text:p>
          </table:table-cell>
          <table:table-cell table:style-name="ce4"/>
          <table:table-cell table:style-name="ce10"/>
          <table:table-cell table:style-name="ce19"/>
          <table:table-cell table:style-name="ce30" table:formula="of:=IF([.F5]&lt;[.$F$3];&quot;Bajo&quot;;IF([.F5]=[.$F$3];&quot;Cumple&quot;;IF([.F5]&gt;[.$F$3];&quot;Muy Bueno&quot;)))" office:value-type="string" office:string-value="Bajo">
            <text:p>Bajo</text:p>
          </table:table-cell>
          <table:table-cell table:style-name="ce35" table:formula="of:=IF([.G5]&lt;[.$G$3];&quot;Bajo&quot;;IF([.G5]=[.$G$3];&quot;Cumple&quot;;IF([.G5]&gt;[.$G$3];&quot;Muy Bueno&quot;)))" office:value-type="string" office:string-value="Bajo">
            <text:p>Bajo</text:p>
          </table:table-cell>
          <table:table-cell table:style-name="ce40" table:formula="of:=IF([.H5]&lt;[.$H$3];&quot;Bajo&quot;;IF([.H5]=[.$H$3];&quot;Cumple&quot;;IF([.H5]&gt;[.$H$3];&quot;Muy Bueno&quot;)))" office:value-type="string" office:string-value="Bajo">
            <text:p>Bajo</text:p>
          </table:table-cell>
          <table:table-cell table:style-name="ce19"/>
          <table:table-cell table:style-name="ce45"/>
          <table:table-cell table:style-name="ce13" table:number-columns-repeated="1011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0003_Viña del Mar</text:p>
          </table:table-cell>
          <table:table-cell table:style-name="ce11" office:value-type="string">
            <text:p>Álvaro Patricio Álvarez Olivares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6]&lt;[.$F$3];&quot;Bajo&quot;;IF([.F6]=[.$F$3];&quot;Cumple&quot;;IF([.F6]&gt;[.$F$3];&quot;Muy Bueno&quot;)))" office:value-type="string" office:string-value="Bajo">
            <text:p>Bajo</text:p>
          </table:table-cell>
          <table:table-cell table:style-name="ce36" table:formula="of:=IF([.G6]&lt;[.$G$3];&quot;Bajo&quot;;IF([.G6]=[.$G$3];&quot;Cumple&quot;;IF([.G6]&gt;[.$G$3];&quot;Muy Bueno&quot;)))" office:value-type="string" office:string-value="Bajo">
            <text:p>Bajo</text:p>
          </table:table-cell>
          <table:table-cell table:style-name="ce41" table:formula="of:=IF([.H6]&lt;[.$H$3];&quot;Bajo&quot;;IF([.H6]=[.$H$3];&quot;Cumple&quot;;IF([.H6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11" office:value-type="string">
            <text:p>0003_Viña del Mar</text:p>
          </table:table-cell>
          <table:table-cell table:style-name="ce11" office:value-type="string">
            <text:p>Andrea Carreño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7]&lt;[.$F$3];&quot;Bajo&quot;;IF([.F7]=[.$F$3];&quot;Cumple&quot;;IF([.F7]&gt;[.$F$3];&quot;Muy Bueno&quot;)))" office:value-type="string" office:string-value="Bajo">
            <text:p>Bajo</text:p>
          </table:table-cell>
          <table:table-cell table:style-name="ce36" table:formula="of:=IF([.G7]&lt;[.$G$3];&quot;Bajo&quot;;IF([.G7]=[.$G$3];&quot;Cumple&quot;;IF([.G7]&gt;[.$G$3];&quot;Muy Bueno&quot;)))" office:value-type="string" office:string-value="Bajo">
            <text:p>Bajo</text:p>
          </table:table-cell>
          <table:table-cell table:style-name="ce41" table:formula="of:=IF([.H7]&lt;[.$H$3];&quot;Bajo&quot;;IF([.H7]=[.$H$3];&quot;Cumple&quot;;IF([.H7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1" office:value-type="string">
            <text:p>0003_Viña del Mar</text:p>
          </table:table-cell>
          <table:table-cell table:style-name="ce11" office:value-type="string">
            <text:p>Andres Cortés Landeros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8]&lt;[.$F$3];&quot;Bajo&quot;;IF([.F8]=[.$F$3];&quot;Cumple&quot;;IF([.F8]&gt;[.$F$3];&quot;Muy Bueno&quot;)))" office:value-type="string" office:string-value="Bajo">
            <text:p>Bajo</text:p>
          </table:table-cell>
          <table:table-cell table:style-name="ce36" table:formula="of:=IF([.G8]&lt;[.$G$3];&quot;Bajo&quot;;IF([.G8]=[.$G$3];&quot;Cumple&quot;;IF([.G8]&gt;[.$G$3];&quot;Muy Bueno&quot;)))" office:value-type="string" office:string-value="Bajo">
            <text:p>Bajo</text:p>
          </table:table-cell>
          <table:table-cell table:style-name="ce41" table:formula="of:=IF([.H8]&lt;[.$H$3];&quot;Bajo&quot;;IF([.H8]=[.$H$3];&quot;Cumple&quot;;IF([.H8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11" office:value-type="string">
            <text:p>0003_Viña del Mar</text:p>
          </table:table-cell>
          <table:table-cell table:style-name="ce11" office:value-type="string">
            <text:p>Carlos Antonio Acosta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9]&lt;[.$F$3];&quot;Bajo&quot;;IF([.F9]=[.$F$3];&quot;Cumple&quot;;IF([.F9]&gt;[.$F$3];&quot;Muy Bueno&quot;)))" office:value-type="string" office:string-value="Bajo">
            <text:p>Bajo</text:p>
          </table:table-cell>
          <table:table-cell table:style-name="ce36" table:formula="of:=IF([.G9]&lt;[.$G$3];&quot;Bajo&quot;;IF([.G9]=[.$G$3];&quot;Cumple&quot;;IF([.G9]&gt;[.$G$3];&quot;Muy Bueno&quot;)))" office:value-type="string" office:string-value="Bajo">
            <text:p>Bajo</text:p>
          </table:table-cell>
          <table:table-cell table:style-name="ce41" table:formula="of:=IF([.H9]&lt;[.$H$3];&quot;Bajo&quot;;IF([.H9]=[.$H$3];&quot;Cumple&quot;;IF([.H9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11" office:value-type="string">
            <text:p>0003_Viña del Mar</text:p>
          </table:table-cell>
          <table:table-cell table:style-name="ce11" office:value-type="string">
            <text:p>Carolina Alejandra Carrera Saavedra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0]&lt;[.$F$3];&quot;Bajo&quot;;IF([.F10]=[.$F$3];&quot;Cumple&quot;;IF([.F10]&gt;[.$F$3];&quot;Muy Bueno&quot;)))" office:value-type="string" office:string-value="Bajo">
            <text:p>Bajo</text:p>
          </table:table-cell>
          <table:table-cell table:style-name="ce36" table:formula="of:=IF([.G10]&lt;[.$G$3];&quot;Bajo&quot;;IF([.G10]=[.$G$3];&quot;Cumple&quot;;IF([.G10]&gt;[.$G$3];&quot;Muy Bueno&quot;)))" office:value-type="string" office:string-value="Bajo">
            <text:p>Bajo</text:p>
          </table:table-cell>
          <table:table-cell table:style-name="ce41" table:formula="of:=IF([.H10]&lt;[.$H$3];&quot;Bajo&quot;;IF([.H10]=[.$H$3];&quot;Cumple&quot;;IF([.H10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11" office:value-type="string">
            <text:p>0003_Viña del Mar</text:p>
          </table:table-cell>
          <table:table-cell table:style-name="ce11" office:value-type="string">
            <text:p>Catherine Gamboa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1]&lt;[.$F$3];&quot;Bajo&quot;;IF([.F11]=[.$F$3];&quot;Cumple&quot;;IF([.F11]&gt;[.$F$3];&quot;Muy Bueno&quot;)))" office:value-type="string" office:string-value="Bajo">
            <text:p>Bajo</text:p>
          </table:table-cell>
          <table:table-cell table:style-name="ce36" table:formula="of:=IF([.G11]&lt;[.$G$3];&quot;Bajo&quot;;IF([.G11]=[.$G$3];&quot;Cumple&quot;;IF([.G11]&gt;[.$G$3];&quot;Muy Bueno&quot;)))" office:value-type="string" office:string-value="Bajo">
            <text:p>Bajo</text:p>
          </table:table-cell>
          <table:table-cell table:style-name="ce41" table:formula="of:=IF([.H11]&lt;[.$H$3];&quot;Bajo&quot;;IF([.H11]=[.$H$3];&quot;Cumple&quot;;IF([.H11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11" office:value-type="string">
            <text:p>0003_Viña del Mar</text:p>
          </table:table-cell>
          <table:table-cell table:style-name="ce11" office:value-type="string">
            <text:p>Daniel Mauricio Huasco Miranda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2]&lt;[.$F$3];&quot;Bajo&quot;;IF([.F12]=[.$F$3];&quot;Cumple&quot;;IF([.F12]&gt;[.$F$3];&quot;Muy Bueno&quot;)))" office:value-type="string" office:string-value="Bajo">
            <text:p>Bajo</text:p>
          </table:table-cell>
          <table:table-cell table:style-name="ce36" table:formula="of:=IF([.G12]&lt;[.$G$3];&quot;Bajo&quot;;IF([.G12]=[.$G$3];&quot;Cumple&quot;;IF([.G12]&gt;[.$G$3];&quot;Muy Bueno&quot;)))" office:value-type="string" office:string-value="Bajo">
            <text:p>Bajo</text:p>
          </table:table-cell>
          <table:table-cell table:style-name="ce41" table:formula="of:=IF([.H12]&lt;[.$H$3];&quot;Bajo&quot;;IF([.H12]=[.$H$3];&quot;Cumple&quot;;IF([.H12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11" office:value-type="string">
            <text:p>0003_Viña del Mar</text:p>
          </table:table-cell>
          <table:table-cell table:style-name="ce11" office:value-type="string">
            <text:p>Daniel Zamora Pedraza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3]&lt;[.$F$3];&quot;Bajo&quot;;IF([.F13]=[.$F$3];&quot;Cumple&quot;;IF([.F13]&gt;[.$F$3];&quot;Muy Bueno&quot;)))" office:value-type="string" office:string-value="Bajo">
            <text:p>Bajo</text:p>
          </table:table-cell>
          <table:table-cell table:style-name="ce36" table:formula="of:=IF([.G13]&lt;[.$G$3];&quot;Bajo&quot;;IF([.G13]=[.$G$3];&quot;Cumple&quot;;IF([.G13]&gt;[.$G$3];&quot;Muy Bueno&quot;)))" office:value-type="string" office:string-value="Bajo">
            <text:p>Bajo</text:p>
          </table:table-cell>
          <table:table-cell table:style-name="ce41" table:formula="of:=IF([.H13]&lt;[.$H$3];&quot;Bajo&quot;;IF([.H13]=[.$H$3];&quot;Cumple&quot;;IF([.H13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11" office:value-type="string">
            <text:p>0003_Viña del Mar</text:p>
          </table:table-cell>
          <table:table-cell table:style-name="ce11" office:value-type="string">
            <text:p>Esteban Beiza Gonzalez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4]&lt;[.$F$3];&quot;Bajo&quot;;IF([.F14]=[.$F$3];&quot;Cumple&quot;;IF([.F14]&gt;[.$F$3];&quot;Muy Bueno&quot;)))" office:value-type="string" office:string-value="Bajo">
            <text:p>Bajo</text:p>
          </table:table-cell>
          <table:table-cell table:style-name="ce36" table:formula="of:=IF([.G14]&lt;[.$G$3];&quot;Bajo&quot;;IF([.G14]=[.$G$3];&quot;Cumple&quot;;IF([.G14]&gt;[.$G$3];&quot;Muy Bueno&quot;)))" office:value-type="string" office:string-value="Bajo">
            <text:p>Bajo</text:p>
          </table:table-cell>
          <table:table-cell table:style-name="ce41" table:formula="of:=IF([.H14]&lt;[.$H$3];&quot;Bajo&quot;;IF([.H14]=[.$H$3];&quot;Cumple&quot;;IF([.H14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11" office:value-type="string">
            <text:p>0003_Viña del Mar</text:p>
          </table:table-cell>
          <table:table-cell table:style-name="ce11" office:value-type="string">
            <text:p>Felipe Lopez Campusano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5]&lt;[.$F$3];&quot;Bajo&quot;;IF([.F15]=[.$F$3];&quot;Cumple&quot;;IF([.F15]&gt;[.$F$3];&quot;Muy Bueno&quot;)))" office:value-type="string" office:string-value="Bajo">
            <text:p>Bajo</text:p>
          </table:table-cell>
          <table:table-cell table:style-name="ce36" table:formula="of:=IF([.G15]&lt;[.$G$3];&quot;Bajo&quot;;IF([.G15]=[.$G$3];&quot;Cumple&quot;;IF([.G15]&gt;[.$G$3];&quot;Muy Bueno&quot;)))" office:value-type="string" office:string-value="Bajo">
            <text:p>Bajo</text:p>
          </table:table-cell>
          <table:table-cell table:style-name="ce41" table:formula="of:=IF([.H15]&lt;[.$H$3];&quot;Bajo&quot;;IF([.H15]=[.$H$3];&quot;Cumple&quot;;IF([.H15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11" office:value-type="string">
            <text:p>0003_Viña del Mar</text:p>
          </table:table-cell>
          <table:table-cell table:style-name="ce11" office:value-type="string">
            <text:p>Fernando Alonso Gomez Solis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6]&lt;[.$F$3];&quot;Bajo&quot;;IF([.F16]=[.$F$3];&quot;Cumple&quot;;IF([.F16]&gt;[.$F$3];&quot;Muy Bueno&quot;)))" office:value-type="string" office:string-value="Bajo">
            <text:p>Bajo</text:p>
          </table:table-cell>
          <table:table-cell table:style-name="ce36" table:formula="of:=IF([.G16]&lt;[.$G$3];&quot;Bajo&quot;;IF([.G16]=[.$G$3];&quot;Cumple&quot;;IF([.G16]&gt;[.$G$3];&quot;Muy Bueno&quot;)))" office:value-type="string" office:string-value="Bajo">
            <text:p>Bajo</text:p>
          </table:table-cell>
          <table:table-cell table:style-name="ce41" table:formula="of:=IF([.H16]&lt;[.$H$3];&quot;Bajo&quot;;IF([.H16]=[.$H$3];&quot;Cumple&quot;;IF([.H16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11" office:value-type="string">
            <text:p>0003_Viña del Mar</text:p>
          </table:table-cell>
          <table:table-cell table:style-name="ce11" office:value-type="string">
            <text:p>Gabriel Cadiz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7]&lt;[.$F$3];&quot;Bajo&quot;;IF([.F17]=[.$F$3];&quot;Cumple&quot;;IF([.F17]&gt;[.$F$3];&quot;Muy Bueno&quot;)))" office:value-type="string" office:string-value="Bajo">
            <text:p>Bajo</text:p>
          </table:table-cell>
          <table:table-cell table:style-name="ce36" table:formula="of:=IF([.G17]&lt;[.$G$3];&quot;Bajo&quot;;IF([.G17]=[.$G$3];&quot;Cumple&quot;;IF([.G17]&gt;[.$G$3];&quot;Muy Bueno&quot;)))" office:value-type="string" office:string-value="Bajo">
            <text:p>Bajo</text:p>
          </table:table-cell>
          <table:table-cell table:style-name="ce41" table:formula="of:=IF([.H17]&lt;[.$H$3];&quot;Bajo&quot;;IF([.H17]=[.$H$3];&quot;Cumple&quot;;IF([.H17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11" office:value-type="string">
            <text:p>0003_Viña del Mar</text:p>
          </table:table-cell>
          <table:table-cell table:style-name="ce11" office:value-type="string">
            <text:p>Jose Paulo Lucchini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8]&lt;[.$F$3];&quot;Bajo&quot;;IF([.F18]=[.$F$3];&quot;Cumple&quot;;IF([.F18]&gt;[.$F$3];&quot;Muy Bueno&quot;)))" office:value-type="string" office:string-value="Bajo">
            <text:p>Bajo</text:p>
          </table:table-cell>
          <table:table-cell table:style-name="ce36" table:formula="of:=IF([.G18]&lt;[.$G$3];&quot;Bajo&quot;;IF([.G18]=[.$G$3];&quot;Cumple&quot;;IF([.G18]&gt;[.$G$3];&quot;Muy Bueno&quot;)))" office:value-type="string" office:string-value="Bajo">
            <text:p>Bajo</text:p>
          </table:table-cell>
          <table:table-cell table:style-name="ce41" table:formula="of:=IF([.H18]&lt;[.$H$3];&quot;Bajo&quot;;IF([.H18]=[.$H$3];&quot;Cumple&quot;;IF([.H18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11" office:value-type="string">
            <text:p>0003_Viña del Mar</text:p>
          </table:table-cell>
          <table:table-cell table:style-name="ce11" office:value-type="string">
            <text:p>Juan Carlos Calderon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9]&lt;[.$F$3];&quot;Bajo&quot;;IF([.F19]=[.$F$3];&quot;Cumple&quot;;IF([.F19]&gt;[.$F$3];&quot;Muy Bueno&quot;)))" office:value-type="string" office:string-value="Bajo">
            <text:p>Bajo</text:p>
          </table:table-cell>
          <table:table-cell table:style-name="ce36" table:formula="of:=IF([.G19]&lt;[.$G$3];&quot;Bajo&quot;;IF([.G19]=[.$G$3];&quot;Cumple&quot;;IF([.G19]&gt;[.$G$3];&quot;Muy Bueno&quot;)))" office:value-type="string" office:string-value="Bajo">
            <text:p>Bajo</text:p>
          </table:table-cell>
          <table:table-cell table:style-name="ce41" table:formula="of:=IF([.H19]&lt;[.$H$3];&quot;Bajo&quot;;IF([.H19]=[.$H$3];&quot;Cumple&quot;;IF([.H19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11" office:value-type="string">
            <text:p>0003_Viña del Mar</text:p>
          </table:table-cell>
          <table:table-cell table:style-name="ce11" office:value-type="string">
            <text:p>Mirko Alexander Bravo</text:p>
          </table:table-cell>
          <table:table-cell table:style-name="ce11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20]&lt;[.$F$3];&quot;Bajo&quot;;IF([.F20]=[.$F$3];&quot;Cumple&quot;;IF([.F20]&gt;[.$F$3];&quot;Muy Bueno&quot;)))" office:value-type="string" office:string-value="Bajo">
            <text:p>Bajo</text:p>
          </table:table-cell>
          <table:table-cell table:style-name="ce36" table:formula="of:=IF([.G20]&lt;[.$G$3];&quot;Bajo&quot;;IF([.G20]=[.$G$3];&quot;Cumple&quot;;IF([.G20]&gt;[.$G$3];&quot;Muy Bueno&quot;)))" office:value-type="string" office:string-value="Bajo">
            <text:p>Bajo</text:p>
          </table:table-cell>
          <table:table-cell table:style-name="ce41" table:formula="of:=IF([.H20]&lt;[.$H$3];&quot;Bajo&quot;;IF([.H20]=[.$H$3];&quot;Cumple&quot;;IF([.H20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11" office:value-type="string">
            <text:p>0003_Viña del Mar</text:p>
          </table:table-cell>
          <table:table-cell table:style-name="ce11" office:value-type="string">
            <text:p>Nadia Rojas Vásquez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21]&lt;[.$F$3];&quot;Bajo&quot;;IF([.F21]=[.$F$3];&quot;Cumple&quot;;IF([.F21]&gt;[.$F$3];&quot;Muy Bueno&quot;)))" office:value-type="string" office:string-value="Bajo">
            <text:p>Bajo</text:p>
          </table:table-cell>
          <table:table-cell table:style-name="ce36" table:formula="of:=IF([.G21]&lt;[.$G$3];&quot;Bajo&quot;;IF([.G21]=[.$G$3];&quot;Cumple&quot;;IF([.G21]&gt;[.$G$3];&quot;Muy Bueno&quot;)))" office:value-type="string" office:string-value="Bajo">
            <text:p>Bajo</text:p>
          </table:table-cell>
          <table:table-cell table:style-name="ce41" table:formula="of:=IF([.H21]&lt;[.$H$3];&quot;Bajo&quot;;IF([.H21]=[.$H$3];&quot;Cumple&quot;;IF([.H21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11" office:value-type="string">
            <text:p>0003_Viña del Mar</text:p>
          </table:table-cell>
          <table:table-cell table:style-name="ce11" office:value-type="string">
            <text:p>Natalia Fernanda Ponce Ávila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22]&lt;[.$F$3];&quot;Bajo&quot;;IF([.F22]=[.$F$3];&quot;Cumple&quot;;IF([.F22]&gt;[.$F$3];&quot;Muy Bueno&quot;)))" office:value-type="string" office:string-value="Bajo">
            <text:p>Bajo</text:p>
          </table:table-cell>
          <table:table-cell table:style-name="ce36" table:formula="of:=IF([.G22]&lt;[.$G$3];&quot;Bajo&quot;;IF([.G22]=[.$G$3];&quot;Cumple&quot;;IF([.G22]&gt;[.$G$3];&quot;Muy Bueno&quot;)))" office:value-type="string" office:string-value="Bajo">
            <text:p>Bajo</text:p>
          </table:table-cell>
          <table:table-cell table:style-name="ce41" table:formula="of:=IF([.H22]&lt;[.$H$3];&quot;Bajo&quot;;IF([.H22]=[.$H$3];&quot;Cumple&quot;;IF([.H22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11" office:value-type="string">
            <text:p>0003_Viña del Mar</text:p>
          </table:table-cell>
          <table:table-cell table:style-name="ce11" office:value-type="string">
            <text:p>Nicolas alexander Sepulveda muñoz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23]&lt;[.$F$3];&quot;Bajo&quot;;IF([.F23]=[.$F$3];&quot;Cumple&quot;;IF([.F23]&gt;[.$F$3];&quot;Muy Bueno&quot;)))" office:value-type="string" office:string-value="Bajo">
            <text:p>Bajo</text:p>
          </table:table-cell>
          <table:table-cell table:style-name="ce36" table:formula="of:=IF([.G23]&lt;[.$G$3];&quot;Bajo&quot;;IF([.G23]=[.$G$3];&quot;Cumple&quot;;IF([.G23]&gt;[.$G$3];&quot;Muy Bueno&quot;)))" office:value-type="string" office:string-value="Bajo">
            <text:p>Bajo</text:p>
          </table:table-cell>
          <table:table-cell table:style-name="ce41" table:formula="of:=IF([.H23]&lt;[.$H$3];&quot;Bajo&quot;;IF([.H23]=[.$H$3];&quot;Cumple&quot;;IF([.H23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11" office:value-type="string">
            <text:p>0003_Viña del Mar</text:p>
          </table:table-cell>
          <table:table-cell table:style-name="ce11" office:value-type="string">
            <text:p>Nicolas Roberto Alarcon Alallana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24]&lt;[.$F$3];&quot;Bajo&quot;;IF([.F24]=[.$F$3];&quot;Cumple&quot;;IF([.F24]&gt;[.$F$3];&quot;Muy Bueno&quot;)))" office:value-type="string" office:string-value="Bajo">
            <text:p>Bajo</text:p>
          </table:table-cell>
          <table:table-cell table:style-name="ce36" table:formula="of:=IF([.G24]&lt;[.$G$3];&quot;Bajo&quot;;IF([.G24]=[.$G$3];&quot;Cumple&quot;;IF([.G24]&gt;[.$G$3];&quot;Muy Bueno&quot;)))" office:value-type="string" office:string-value="Bajo">
            <text:p>Bajo</text:p>
          </table:table-cell>
          <table:table-cell table:style-name="ce41" table:formula="of:=IF([.H24]&lt;[.$H$3];&quot;Bajo&quot;;IF([.H24]=[.$H$3];&quot;Cumple&quot;;IF([.H24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11" office:value-type="string">
            <text:p>0003_Viña del Mar</text:p>
          </table:table-cell>
          <table:table-cell table:style-name="ce11" office:value-type="string">
            <text:p>Pamela Andrea Bustos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25]&lt;[.$F$3];&quot;Bajo&quot;;IF([.F25]=[.$F$3];&quot;Cumple&quot;;IF([.F25]&gt;[.$F$3];&quot;Muy Bueno&quot;)))" office:value-type="string" office:string-value="Bajo">
            <text:p>Bajo</text:p>
          </table:table-cell>
          <table:table-cell table:style-name="ce36" table:formula="of:=IF([.G25]&lt;[.$G$3];&quot;Bajo&quot;;IF([.G25]=[.$G$3];&quot;Cumple&quot;;IF([.G25]&gt;[.$G$3];&quot;Muy Bueno&quot;)))" office:value-type="string" office:string-value="Bajo">
            <text:p>Bajo</text:p>
          </table:table-cell>
          <table:table-cell table:style-name="ce41" table:formula="of:=IF([.H25]&lt;[.$H$3];&quot;Bajo&quot;;IF([.H25]=[.$H$3];&quot;Cumple&quot;;IF([.H25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11" office:value-type="string">
            <text:p>0003_Viña del Mar</text:p>
          </table:table-cell>
          <table:table-cell table:style-name="ce11" office:value-type="string">
            <text:p>Pamela Cerda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26]&lt;[.$F$3];&quot;Bajo&quot;;IF([.F26]=[.$F$3];&quot;Cumple&quot;;IF([.F26]&gt;[.$F$3];&quot;Muy Bueno&quot;)))" office:value-type="string" office:string-value="Bajo">
            <text:p>Bajo</text:p>
          </table:table-cell>
          <table:table-cell table:style-name="ce36" table:formula="of:=IF([.G26]&lt;[.$G$3];&quot;Bajo&quot;;IF([.G26]=[.$G$3];&quot;Cumple&quot;;IF([.G26]&gt;[.$G$3];&quot;Muy Bueno&quot;)))" office:value-type="string" office:string-value="Bajo">
            <text:p>Bajo</text:p>
          </table:table-cell>
          <table:table-cell table:style-name="ce41" table:formula="of:=IF([.H26]&lt;[.$H$3];&quot;Bajo&quot;;IF([.H26]=[.$H$3];&quot;Cumple&quot;;IF([.H26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23">
            <text:p>23</text:p>
          </table:table-cell>
          <table:table-cell table:style-name="ce11" office:value-type="string">
            <text:p>0003_Viña del Mar</text:p>
          </table:table-cell>
          <table:table-cell table:style-name="ce11" office:value-type="string">
            <text:p>Sebastián Ignacio Quintana Ávalos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27]&lt;[.$F$3];&quot;Bajo&quot;;IF([.F27]=[.$F$3];&quot;Cumple&quot;;IF([.F27]&gt;[.$F$3];&quot;Muy Bueno&quot;)))" office:value-type="string" office:string-value="Bajo">
            <text:p>Bajo</text:p>
          </table:table-cell>
          <table:table-cell table:style-name="ce36" table:formula="of:=IF([.G27]&lt;[.$G$3];&quot;Bajo&quot;;IF([.G27]=[.$G$3];&quot;Cumple&quot;;IF([.G27]&gt;[.$G$3];&quot;Muy Bueno&quot;)))" office:value-type="string" office:string-value="Bajo">
            <text:p>Bajo</text:p>
          </table:table-cell>
          <table:table-cell table:style-name="ce41" table:formula="of:=IF([.H27]&lt;[.$H$3];&quot;Bajo&quot;;IF([.H27]=[.$H$3];&quot;Cumple&quot;;IF([.H27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6" office:value-type="float" office:value="24">
            <text:p>24</text:p>
          </table:table-cell>
          <table:table-cell table:style-name="ce12" office:value-type="string">
            <text:p>0003_Viña del Mar</text:p>
          </table:table-cell>
          <table:table-cell table:style-name="ce12" office:value-type="string">
            <text:p>Yesenia tattiana Llanos Perez</text:p>
          </table:table-cell>
          <table:table-cell table:style-name="ce17"/>
          <table:table-cell table:style-name="ce21" office:value-type="string">
            <text:p>1.1 Algorimos</text:p>
          </table:table-cell>
          <table:table-cell table:style-name="ce6"/>
          <table:table-cell table:style-name="ce12"/>
          <table:table-cell table:style-name="ce21"/>
          <table:table-cell table:style-name="ce32" table:formula="of:=IF([.F28]&lt;[.$F$3];&quot;Bajo&quot;;IF([.F28]=[.$F$3];&quot;Cumple&quot;;IF([.F28]&gt;[.$F$3];&quot;Muy Bueno&quot;)))" office:value-type="string" office:string-value="Bajo">
            <text:p>Bajo</text:p>
          </table:table-cell>
          <table:table-cell table:style-name="ce37" table:formula="of:=IF([.G28]&lt;[.$G$3];&quot;Bajo&quot;;IF([.G28]=[.$G$3];&quot;Cumple&quot;;IF([.G28]&gt;[.$G$3];&quot;Muy Bueno&quot;)))" office:value-type="string" office:string-value="Bajo">
            <text:p>Bajo</text:p>
          </table:table-cell>
          <table:table-cell table:style-name="ce42" table:formula="of:=IF([.H28]&lt;[.$H$3];&quot;Bajo&quot;;IF([.H28]=[.$H$3];&quot;Cumple&quot;;IF([.H28]&gt;[.$H$3];&quot;Muy Bueno&quot;)))" office:value-type="string" office:string-value="Bajo">
            <text:p>Bajo</text:p>
          </table:table-cell>
          <table:table-cell table:style-name="ce21"/>
          <table:table-cell table:style-name="ce47"/>
          <table:table-cell table:number-columns-repeated="1011"/>
        </table:table-row>
        <table:table-row table:style-name="ro1" table:number-rows-repeated="114">
          <table:table-cell table:style-name="ce7" table:number-columns-repeated="2"/>
          <table:table-cell table:style-name="ce14"/>
          <table:table-cell table:style-name="ce7" table:number-columns-repeated="2"/>
          <table:table-cell table:style-name="ce14" table:number-columns-repeated="3"/>
          <table:table-cell table:number-columns-repeated="1016"/>
        </table:table-row>
        <table:table-row table:style-name="ro1" table:number-rows-repeated="10">
          <table:table-cell table:style-name="ce7" table:number-columns-repeated="2"/>
          <table:table-cell table:style-name="ce14"/>
          <table:table-cell table:style-name="ce7" table:number-columns-repeated="5"/>
          <table:table-cell table:number-columns-repeated="1016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23_Providencia Evaluacion 1.1" table:style-name="ta2" table:protected="true" table:print="false">
        <table:table-column table:style-name="co1" table:number-columns-repeated="2" table:default-cell-style-name="ce1"/>
        <table:table-column table:style-name="co2" table:default-cell-style-name="ce13"/>
        <table:table-column table:style-name="co3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4" table:default-cell-style-name="ce1"/>
        <table:table-column table:style-name="co6" table:default-cell-style-name="ce7"/>
        <table:table-column table:style-name="co1" table:default-cell-style-name="ce7"/>
        <table:table-column table:style-name="co1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Total Curso</text:p>
          </table:table-cell>
          <table:table-cell table:style-name="ce8" table:formula="of:=+COUNT([.A5:.A26])" office:value-type="float" office:value="22">
            <text:p>22</text:p>
          </table:table-cell>
          <table:table-cell table:number-columns-repeated="3"/>
          <table:table-cell table:style-name="ce22" office:value-type="string" table:number-columns-spanned="3" table:number-rows-spanned="1">
            <text:p>Espectativa Final x Item Rubrica</text:p>
          </table:table-cell>
          <table:covered-table-cell table:style-name="ce24"/>
          <table:covered-table-cell table:style-name="ce26"/>
          <table:table-cell table:number-columns-repeated="1016"/>
        </table:table-row>
        <table:table-row table:style-name="ro1">
          <table:table-cell table:number-columns-repeated="5"/>
          <table:table-cell table:style-name="ce23" office:value-type="float" office:value="3">
            <text:p>3</text:p>
          </table:table-cell>
          <table:table-cell table:style-name="ce25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style-name="ce28" office:value-type="string" table:number-columns-spanned="3" table:number-rows-spanned="1">
            <text:p>Score</text:p>
          </table:table-cell>
          <table:covered-table-cell table:style-name="ce33"/>
          <table:covered-table-cell table:style-name="ce38"/>
          <table:table-cell table:number-columns-repeated="1013"/>
        </table:table-row>
        <table:table-row table:style-name="ro2">
          <table:table-cell table:style-name="ce3" office:value-type="string">
            <text:p>N°</text:p>
          </table:table-cell>
          <table:table-cell table:style-name="ce9" office:value-type="string">
            <text:p>CodCurso</text:p>
          </table:table-cell>
          <table:table-cell table:style-name="ce9" office:value-type="string">
            <text:p>Nombre</text:p>
          </table:table-cell>
          <table:table-cell table:style-name="ce9" office:value-type="string">
            <text:p>Path GitHUb</text:p>
          </table:table-cell>
          <table:table-cell table:style-name="ce18" office:value-type="string">
            <text:p>Item</text:p>
          </table:table-cell>
          <table:table-cell table:style-name="ce3" office:value-type="string">
            <text:p>Estructura</text:p>
          </table:table-cell>
          <table:table-cell table:style-name="ce9" office:value-type="string">
            <text:p>Solución</text:p>
          </table:table-cell>
          <table:table-cell table:style-name="ce18" office:value-type="string">
            <text:p>Capacidad de expresión lógica, abstracción, síntesis, conocimiento de algoritmos y complejidad asintótica.</text:p>
          </table:table-cell>
          <table:table-cell table:style-name="ce29" office:value-type="string">
            <text:p>Estructura</text:p>
          </table:table-cell>
          <table:table-cell table:style-name="ce34" office:value-type="string">
            <text:p>Solución</text:p>
          </table:table-cell>
          <table:table-cell table:style-name="ce39" office:value-type="string">
            <text:p>Capacidad de expresión lógica, abstracción, síntesis, conocimiento de algoritmos y complejidad asintótica.</text:p>
          </table:table-cell>
          <table:table-cell table:style-name="ce43" office:value-type="string">
            <text:p>Hallazgos</text:p>
          </table:table-cell>
          <table:table-cell table:style-name="ce44" office:value-type="string">
            <text:p>Plan de Accion</text:p>
          </table:table-cell>
          <table:table-cell table:style-name="ce48" table:number-columns-repeated="1011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>
            <text:p>0023_Providencia</text:p>
          </table:table-cell>
          <table:table-cell table:style-name="ce10" office:value-type="string">
            <text:p>Alexi Emannuelle Vergara Quezada</text:p>
          </table:table-cell>
          <table:table-cell table:style-name="ce15"/>
          <table:table-cell table:style-name="ce19" office:value-type="string">
            <text:p>1.1 Algorimos</text:p>
          </table:table-cell>
          <table:table-cell table:style-name="ce4"/>
          <table:table-cell table:style-name="ce10"/>
          <table:table-cell table:style-name="ce19"/>
          <table:table-cell table:style-name="ce30" table:formula="of:=IF([.F5]&lt;[.$F$3];&quot;Bajo&quot;;IF([.F5]=[.$F$3];&quot;Cumple&quot;;IF([.F5]&gt;[.$F$3];&quot;Muy Bueno&quot;)))" office:value-type="string" office:string-value="Bajo">
            <text:p>Bajo</text:p>
          </table:table-cell>
          <table:table-cell table:style-name="ce35" table:formula="of:=IF([.G5]&lt;[.$G$3];&quot;Bajo&quot;;IF([.G5]=[.$G$3];&quot;Cumple&quot;;IF([.G5]&gt;[.$G$3];&quot;Muy Bueno&quot;)))" office:value-type="string" office:string-value="Bajo">
            <text:p>Bajo</text:p>
          </table:table-cell>
          <table:table-cell table:style-name="ce40" table:formula="of:=IF([.H5]&lt;[.$H$3];&quot;Bajo&quot;;IF([.H5]=[.$H$3];&quot;Cumple&quot;;IF([.H5]&gt;[.$H$3];&quot;Muy Bueno&quot;)))" office:value-type="string" office:string-value="Bajo">
            <text:p>Bajo</text:p>
          </table:table-cell>
          <table:table-cell table:style-name="ce19"/>
          <table:table-cell table:style-name="ce45"/>
          <table:table-cell table:style-name="ce13" table:number-columns-repeated="1011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0023_Providencia</text:p>
          </table:table-cell>
          <table:table-cell table:style-name="ce11" office:value-type="string">
            <text:p>Alonso Joaquin Orozco Abarca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6]&lt;[.$F$3];&quot;Bajo&quot;;IF([.F6]=[.$F$3];&quot;Cumple&quot;;IF([.F6]&gt;[.$F$3];&quot;Muy Bueno&quot;)))" office:value-type="string" office:string-value="Bajo">
            <text:p>Bajo</text:p>
          </table:table-cell>
          <table:table-cell table:style-name="ce36" table:formula="of:=IF([.G6]&lt;[.$G$3];&quot;Bajo&quot;;IF([.G6]=[.$G$3];&quot;Cumple&quot;;IF([.G6]&gt;[.$G$3];&quot;Muy Bueno&quot;)))" office:value-type="string" office:string-value="Bajo">
            <text:p>Bajo</text:p>
          </table:table-cell>
          <table:table-cell table:style-name="ce41" table:formula="of:=IF([.H6]&lt;[.$H$3];&quot;Bajo&quot;;IF([.H6]=[.$H$3];&quot;Cumple&quot;;IF([.H6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11" office:value-type="string">
            <text:p>0023_Providencia</text:p>
          </table:table-cell>
          <table:table-cell table:style-name="ce11" office:value-type="string">
            <text:p>Andrea valeska Rubilar Rodríguez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7]&lt;[.$F$3];&quot;Bajo&quot;;IF([.F7]=[.$F$3];&quot;Cumple&quot;;IF([.F7]&gt;[.$F$3];&quot;Muy Bueno&quot;)))" office:value-type="string" office:string-value="Bajo">
            <text:p>Bajo</text:p>
          </table:table-cell>
          <table:table-cell table:style-name="ce36" table:formula="of:=IF([.G7]&lt;[.$G$3];&quot;Bajo&quot;;IF([.G7]=[.$G$3];&quot;Cumple&quot;;IF([.G7]&gt;[.$G$3];&quot;Muy Bueno&quot;)))" office:value-type="string" office:string-value="Bajo">
            <text:p>Bajo</text:p>
          </table:table-cell>
          <table:table-cell table:style-name="ce41" table:formula="of:=IF([.H7]&lt;[.$H$3];&quot;Bajo&quot;;IF([.H7]=[.$H$3];&quot;Cumple&quot;;IF([.H7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1" office:value-type="string">
            <text:p>0023_Providencia</text:p>
          </table:table-cell>
          <table:table-cell table:style-name="ce11" office:value-type="string">
            <text:p>Andrés Eduardo Roberto Uribe Negroni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8]&lt;[.$F$3];&quot;Bajo&quot;;IF([.F8]=[.$F$3];&quot;Cumple&quot;;IF([.F8]&gt;[.$F$3];&quot;Muy Bueno&quot;)))" office:value-type="string" office:string-value="Bajo">
            <text:p>Bajo</text:p>
          </table:table-cell>
          <table:table-cell table:style-name="ce36" table:formula="of:=IF([.G8]&lt;[.$G$3];&quot;Bajo&quot;;IF([.G8]=[.$G$3];&quot;Cumple&quot;;IF([.G8]&gt;[.$G$3];&quot;Muy Bueno&quot;)))" office:value-type="string" office:string-value="Bajo">
            <text:p>Bajo</text:p>
          </table:table-cell>
          <table:table-cell table:style-name="ce41" table:formula="of:=IF([.H8]&lt;[.$H$3];&quot;Bajo&quot;;IF([.H8]=[.$H$3];&quot;Cumple&quot;;IF([.H8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11" office:value-type="string">
            <text:p>0023_Providencia</text:p>
          </table:table-cell>
          <table:table-cell table:style-name="ce11" office:value-type="string">
            <text:p>Carla Karina Achury Figueroa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9]&lt;[.$F$3];&quot;Bajo&quot;;IF([.F9]=[.$F$3];&quot;Cumple&quot;;IF([.F9]&gt;[.$F$3];&quot;Muy Bueno&quot;)))" office:value-type="string" office:string-value="Bajo">
            <text:p>Bajo</text:p>
          </table:table-cell>
          <table:table-cell table:style-name="ce36" table:formula="of:=IF([.G9]&lt;[.$G$3];&quot;Bajo&quot;;IF([.G9]=[.$G$3];&quot;Cumple&quot;;IF([.G9]&gt;[.$G$3];&quot;Muy Bueno&quot;)))" office:value-type="string" office:string-value="Bajo">
            <text:p>Bajo</text:p>
          </table:table-cell>
          <table:table-cell table:style-name="ce41" table:formula="of:=IF([.H9]&lt;[.$H$3];&quot;Bajo&quot;;IF([.H9]=[.$H$3];&quot;Cumple&quot;;IF([.H9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11" office:value-type="string">
            <text:p>0023_Providencia</text:p>
          </table:table-cell>
          <table:table-cell table:style-name="ce11" office:value-type="string">
            <text:p>Carlos Andres Guerra Rodríguez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0]&lt;[.$F$3];&quot;Bajo&quot;;IF([.F10]=[.$F$3];&quot;Cumple&quot;;IF([.F10]&gt;[.$F$3];&quot;Muy Bueno&quot;)))" office:value-type="string" office:string-value="Bajo">
            <text:p>Bajo</text:p>
          </table:table-cell>
          <table:table-cell table:style-name="ce36" table:formula="of:=IF([.G10]&lt;[.$G$3];&quot;Bajo&quot;;IF([.G10]=[.$G$3];&quot;Cumple&quot;;IF([.G10]&gt;[.$G$3];&quot;Muy Bueno&quot;)))" office:value-type="string" office:string-value="Bajo">
            <text:p>Bajo</text:p>
          </table:table-cell>
          <table:table-cell table:style-name="ce41" table:formula="of:=IF([.H10]&lt;[.$H$3];&quot;Bajo&quot;;IF([.H10]=[.$H$3];&quot;Cumple&quot;;IF([.H10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11" office:value-type="string">
            <text:p>0023_Providencia</text:p>
          </table:table-cell>
          <table:table-cell table:style-name="ce11" office:value-type="string">
            <text:p>Consuelo del Pilar Peña Sepúlveda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1]&lt;[.$F$3];&quot;Bajo&quot;;IF([.F11]=[.$F$3];&quot;Cumple&quot;;IF([.F11]&gt;[.$F$3];&quot;Muy Bueno&quot;)))" office:value-type="string" office:string-value="Bajo">
            <text:p>Bajo</text:p>
          </table:table-cell>
          <table:table-cell table:style-name="ce36" table:formula="of:=IF([.G11]&lt;[.$G$3];&quot;Bajo&quot;;IF([.G11]=[.$G$3];&quot;Cumple&quot;;IF([.G11]&gt;[.$G$3];&quot;Muy Bueno&quot;)))" office:value-type="string" office:string-value="Bajo">
            <text:p>Bajo</text:p>
          </table:table-cell>
          <table:table-cell table:style-name="ce41" table:formula="of:=IF([.H11]&lt;[.$H$3];&quot;Bajo&quot;;IF([.H11]=[.$H$3];&quot;Cumple&quot;;IF([.H11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11" office:value-type="string">
            <text:p>0023_Providencia</text:p>
          </table:table-cell>
          <table:table-cell table:style-name="ce11" office:value-type="string">
            <text:p>Cristian Felipe Castillo Villalobos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2]&lt;[.$F$3];&quot;Bajo&quot;;IF([.F12]=[.$F$3];&quot;Cumple&quot;;IF([.F12]&gt;[.$F$3];&quot;Muy Bueno&quot;)))" office:value-type="string" office:string-value="Bajo">
            <text:p>Bajo</text:p>
          </table:table-cell>
          <table:table-cell table:style-name="ce36" table:formula="of:=IF([.G12]&lt;[.$G$3];&quot;Bajo&quot;;IF([.G12]=[.$G$3];&quot;Cumple&quot;;IF([.G12]&gt;[.$G$3];&quot;Muy Bueno&quot;)))" office:value-type="string" office:string-value="Bajo">
            <text:p>Bajo</text:p>
          </table:table-cell>
          <table:table-cell table:style-name="ce41" table:formula="of:=IF([.H12]&lt;[.$H$3];&quot;Bajo&quot;;IF([.H12]=[.$H$3];&quot;Cumple&quot;;IF([.H12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11" office:value-type="string">
            <text:p>0023_Providencia</text:p>
          </table:table-cell>
          <table:table-cell table:style-name="ce11" office:value-type="string">
            <text:p>Cristofer Antinao Henríquez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3]&lt;[.$F$3];&quot;Bajo&quot;;IF([.F13]=[.$F$3];&quot;Cumple&quot;;IF([.F13]&gt;[.$F$3];&quot;Muy Bueno&quot;)))" office:value-type="string" office:string-value="Bajo">
            <text:p>Bajo</text:p>
          </table:table-cell>
          <table:table-cell table:style-name="ce36" table:formula="of:=IF([.G13]&lt;[.$G$3];&quot;Bajo&quot;;IF([.G13]=[.$G$3];&quot;Cumple&quot;;IF([.G13]&gt;[.$G$3];&quot;Muy Bueno&quot;)))" office:value-type="string" office:string-value="Bajo">
            <text:p>Bajo</text:p>
          </table:table-cell>
          <table:table-cell table:style-name="ce41" table:formula="of:=IF([.H13]&lt;[.$H$3];&quot;Bajo&quot;;IF([.H13]=[.$H$3];&quot;Cumple&quot;;IF([.H13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11" office:value-type="string">
            <text:p>0023_Providencia</text:p>
          </table:table-cell>
          <table:table-cell table:style-name="ce11" office:value-type="string">
            <text:p>david alejandro loncopan dunarri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4]&lt;[.$F$3];&quot;Bajo&quot;;IF([.F14]=[.$F$3];&quot;Cumple&quot;;IF([.F14]&gt;[.$F$3];&quot;Muy Bueno&quot;)))" office:value-type="string" office:string-value="Bajo">
            <text:p>Bajo</text:p>
          </table:table-cell>
          <table:table-cell table:style-name="ce36" table:formula="of:=IF([.G14]&lt;[.$G$3];&quot;Bajo&quot;;IF([.G14]=[.$G$3];&quot;Cumple&quot;;IF([.G14]&gt;[.$G$3];&quot;Muy Bueno&quot;)))" office:value-type="string" office:string-value="Bajo">
            <text:p>Bajo</text:p>
          </table:table-cell>
          <table:table-cell table:style-name="ce41" table:formula="of:=IF([.H14]&lt;[.$H$3];&quot;Bajo&quot;;IF([.H14]=[.$H$3];&quot;Cumple&quot;;IF([.H14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11" office:value-type="string">
            <text:p>0023_Providencia</text:p>
          </table:table-cell>
          <table:table-cell table:style-name="ce11" office:value-type="string">
            <text:p>Gabriel Enrique Romero Canelon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5]&lt;[.$F$3];&quot;Bajo&quot;;IF([.F15]=[.$F$3];&quot;Cumple&quot;;IF([.F15]&gt;[.$F$3];&quot;Muy Bueno&quot;)))" office:value-type="string" office:string-value="Bajo">
            <text:p>Bajo</text:p>
          </table:table-cell>
          <table:table-cell table:style-name="ce36" table:formula="of:=IF([.G15]&lt;[.$G$3];&quot;Bajo&quot;;IF([.G15]=[.$G$3];&quot;Cumple&quot;;IF([.G15]&gt;[.$G$3];&quot;Muy Bueno&quot;)))" office:value-type="string" office:string-value="Bajo">
            <text:p>Bajo</text:p>
          </table:table-cell>
          <table:table-cell table:style-name="ce41" table:formula="of:=IF([.H15]&lt;[.$H$3];&quot;Bajo&quot;;IF([.H15]=[.$H$3];&quot;Cumple&quot;;IF([.H15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11" office:value-type="string">
            <text:p>0023_Providencia</text:p>
          </table:table-cell>
          <table:table-cell table:style-name="ce11" office:value-type="string">
            <text:p>Isaac Andres Pizarro Caceres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6]&lt;[.$F$3];&quot;Bajo&quot;;IF([.F16]=[.$F$3];&quot;Cumple&quot;;IF([.F16]&gt;[.$F$3];&quot;Muy Bueno&quot;)))" office:value-type="string" office:string-value="Bajo">
            <text:p>Bajo</text:p>
          </table:table-cell>
          <table:table-cell table:style-name="ce36" table:formula="of:=IF([.G16]&lt;[.$G$3];&quot;Bajo&quot;;IF([.G16]=[.$G$3];&quot;Cumple&quot;;IF([.G16]&gt;[.$G$3];&quot;Muy Bueno&quot;)))" office:value-type="string" office:string-value="Bajo">
            <text:p>Bajo</text:p>
          </table:table-cell>
          <table:table-cell table:style-name="ce41" table:formula="of:=IF([.H16]&lt;[.$H$3];&quot;Bajo&quot;;IF([.H16]=[.$H$3];&quot;Cumple&quot;;IF([.H16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11" office:value-type="string">
            <text:p>0023_Providencia</text:p>
          </table:table-cell>
          <table:table-cell table:style-name="ce11" office:value-type="string">
            <text:p>Isaías Alexis Miranda Chávez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7]&lt;[.$F$3];&quot;Bajo&quot;;IF([.F17]=[.$F$3];&quot;Cumple&quot;;IF([.F17]&gt;[.$F$3];&quot;Muy Bueno&quot;)))" office:value-type="string" office:string-value="Bajo">
            <text:p>Bajo</text:p>
          </table:table-cell>
          <table:table-cell table:style-name="ce36" table:formula="of:=IF([.G17]&lt;[.$G$3];&quot;Bajo&quot;;IF([.G17]=[.$G$3];&quot;Cumple&quot;;IF([.G17]&gt;[.$G$3];&quot;Muy Bueno&quot;)))" office:value-type="string" office:string-value="Bajo">
            <text:p>Bajo</text:p>
          </table:table-cell>
          <table:table-cell table:style-name="ce41" table:formula="of:=IF([.H17]&lt;[.$H$3];&quot;Bajo&quot;;IF([.H17]=[.$H$3];&quot;Cumple&quot;;IF([.H17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11" office:value-type="string">
            <text:p>0023_Providencia</text:p>
          </table:table-cell>
          <table:table-cell table:style-name="ce11" office:value-type="string">
            <text:p>Javiera Domínguez Morales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8]&lt;[.$F$3];&quot;Bajo&quot;;IF([.F18]=[.$F$3];&quot;Cumple&quot;;IF([.F18]&gt;[.$F$3];&quot;Muy Bueno&quot;)))" office:value-type="string" office:string-value="Bajo">
            <text:p>Bajo</text:p>
          </table:table-cell>
          <table:table-cell table:style-name="ce36" table:formula="of:=IF([.G18]&lt;[.$G$3];&quot;Bajo&quot;;IF([.G18]=[.$G$3];&quot;Cumple&quot;;IF([.G18]&gt;[.$G$3];&quot;Muy Bueno&quot;)))" office:value-type="string" office:string-value="Bajo">
            <text:p>Bajo</text:p>
          </table:table-cell>
          <table:table-cell table:style-name="ce41" table:formula="of:=IF([.H18]&lt;[.$H$3];&quot;Bajo&quot;;IF([.H18]=[.$H$3];&quot;Cumple&quot;;IF([.H18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11" office:value-type="string">
            <text:p>0023_Providencia</text:p>
          </table:table-cell>
          <table:table-cell table:style-name="ce11" office:value-type="string">
            <text:p>karen ivon sepulveda cornejo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9]&lt;[.$F$3];&quot;Bajo&quot;;IF([.F19]=[.$F$3];&quot;Cumple&quot;;IF([.F19]&gt;[.$F$3];&quot;Muy Bueno&quot;)))" office:value-type="string" office:string-value="Bajo">
            <text:p>Bajo</text:p>
          </table:table-cell>
          <table:table-cell table:style-name="ce36" table:formula="of:=IF([.G19]&lt;[.$G$3];&quot;Bajo&quot;;IF([.G19]=[.$G$3];&quot;Cumple&quot;;IF([.G19]&gt;[.$G$3];&quot;Muy Bueno&quot;)))" office:value-type="string" office:string-value="Bajo">
            <text:p>Bajo</text:p>
          </table:table-cell>
          <table:table-cell table:style-name="ce41" table:formula="of:=IF([.H19]&lt;[.$H$3];&quot;Bajo&quot;;IF([.H19]=[.$H$3];&quot;Cumple&quot;;IF([.H19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11" office:value-type="string">
            <text:p>0023_Providencia</text:p>
          </table:table-cell>
          <table:table-cell table:style-name="ce11" office:value-type="string">
            <text:p>Marcelo Alejandro Albornoz García</text:p>
          </table:table-cell>
          <table:table-cell table:style-name="ce11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20]&lt;[.$F$3];&quot;Bajo&quot;;IF([.F20]=[.$F$3];&quot;Cumple&quot;;IF([.F20]&gt;[.$F$3];&quot;Muy Bueno&quot;)))" office:value-type="string" office:string-value="Bajo">
            <text:p>Bajo</text:p>
          </table:table-cell>
          <table:table-cell table:style-name="ce36" table:formula="of:=IF([.G20]&lt;[.$G$3];&quot;Bajo&quot;;IF([.G20]=[.$G$3];&quot;Cumple&quot;;IF([.G20]&gt;[.$G$3];&quot;Muy Bueno&quot;)))" office:value-type="string" office:string-value="Bajo">
            <text:p>Bajo</text:p>
          </table:table-cell>
          <table:table-cell table:style-name="ce41" table:formula="of:=IF([.H20]&lt;[.$H$3];&quot;Bajo&quot;;IF([.H20]=[.$H$3];&quot;Cumple&quot;;IF([.H20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11" office:value-type="string">
            <text:p>0023_Providencia</text:p>
          </table:table-cell>
          <table:table-cell table:style-name="ce11" office:value-type="string">
            <text:p>Marco Antonio Jiménez Chávez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21]&lt;[.$F$3];&quot;Bajo&quot;;IF([.F21]=[.$F$3];&quot;Cumple&quot;;IF([.F21]&gt;[.$F$3];&quot;Muy Bueno&quot;)))" office:value-type="string" office:string-value="Bajo">
            <text:p>Bajo</text:p>
          </table:table-cell>
          <table:table-cell table:style-name="ce36" table:formula="of:=IF([.G21]&lt;[.$G$3];&quot;Bajo&quot;;IF([.G21]=[.$G$3];&quot;Cumple&quot;;IF([.G21]&gt;[.$G$3];&quot;Muy Bueno&quot;)))" office:value-type="string" office:string-value="Bajo">
            <text:p>Bajo</text:p>
          </table:table-cell>
          <table:table-cell table:style-name="ce41" table:formula="of:=IF([.H21]&lt;[.$H$3];&quot;Bajo&quot;;IF([.H21]=[.$H$3];&quot;Cumple&quot;;IF([.H21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11" office:value-type="string">
            <text:p>0023_Providencia</text:p>
          </table:table-cell>
          <table:table-cell table:style-name="ce11" office:value-type="string">
            <text:p>MARIA JULLIETTE MARIN ALARCON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22]&lt;[.$F$3];&quot;Bajo&quot;;IF([.F22]=[.$F$3];&quot;Cumple&quot;;IF([.F22]&gt;[.$F$3];&quot;Muy Bueno&quot;)))" office:value-type="string" office:string-value="Bajo">
            <text:p>Bajo</text:p>
          </table:table-cell>
          <table:table-cell table:style-name="ce36" table:formula="of:=IF([.G22]&lt;[.$G$3];&quot;Bajo&quot;;IF([.G22]=[.$G$3];&quot;Cumple&quot;;IF([.G22]&gt;[.$G$3];&quot;Muy Bueno&quot;)))" office:value-type="string" office:string-value="Bajo">
            <text:p>Bajo</text:p>
          </table:table-cell>
          <table:table-cell table:style-name="ce41" table:formula="of:=IF([.H22]&lt;[.$H$3];&quot;Bajo&quot;;IF([.H22]=[.$H$3];&quot;Cumple&quot;;IF([.H22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11" office:value-type="string">
            <text:p>0023_Providencia</text:p>
          </table:table-cell>
          <table:table-cell table:style-name="ce11" office:value-type="string">
            <text:p>Natalia Mora Toledo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23]&lt;[.$F$3];&quot;Bajo&quot;;IF([.F23]=[.$F$3];&quot;Cumple&quot;;IF([.F23]&gt;[.$F$3];&quot;Muy Bueno&quot;)))" office:value-type="string" office:string-value="Bajo">
            <text:p>Bajo</text:p>
          </table:table-cell>
          <table:table-cell table:style-name="ce36" table:formula="of:=IF([.G23]&lt;[.$G$3];&quot;Bajo&quot;;IF([.G23]=[.$G$3];&quot;Cumple&quot;;IF([.G23]&gt;[.$G$3];&quot;Muy Bueno&quot;)))" office:value-type="string" office:string-value="Bajo">
            <text:p>Bajo</text:p>
          </table:table-cell>
          <table:table-cell table:style-name="ce41" table:formula="of:=IF([.H23]&lt;[.$H$3];&quot;Bajo&quot;;IF([.H23]=[.$H$3];&quot;Cumple&quot;;IF([.H23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11" office:value-type="string">
            <text:p>0023_Providencia</text:p>
          </table:table-cell>
          <table:table-cell table:style-name="ce11" office:value-type="string">
            <text:p>Patricio Herrera Villegas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24]&lt;[.$F$3];&quot;Bajo&quot;;IF([.F24]=[.$F$3];&quot;Cumple&quot;;IF([.F24]&gt;[.$F$3];&quot;Muy Bueno&quot;)))" office:value-type="string" office:string-value="Bajo">
            <text:p>Bajo</text:p>
          </table:table-cell>
          <table:table-cell table:style-name="ce36" table:formula="of:=IF([.G24]&lt;[.$G$3];&quot;Bajo&quot;;IF([.G24]=[.$G$3];&quot;Cumple&quot;;IF([.G24]&gt;[.$G$3];&quot;Muy Bueno&quot;)))" office:value-type="string" office:string-value="Bajo">
            <text:p>Bajo</text:p>
          </table:table-cell>
          <table:table-cell table:style-name="ce41" table:formula="of:=IF([.H24]&lt;[.$H$3];&quot;Bajo&quot;;IF([.H24]=[.$H$3];&quot;Cumple&quot;;IF([.H24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11" office:value-type="string">
            <text:p>0023_Providencia</text:p>
          </table:table-cell>
          <table:table-cell table:style-name="ce11" office:value-type="string">
            <text:p>Paula Carrasco Molina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25]&lt;[.$F$3];&quot;Bajo&quot;;IF([.F25]=[.$F$3];&quot;Cumple&quot;;IF([.F25]&gt;[.$F$3];&quot;Muy Bueno&quot;)))" office:value-type="string" office:string-value="Bajo">
            <text:p>Bajo</text:p>
          </table:table-cell>
          <table:table-cell table:style-name="ce36" table:formula="of:=IF([.G25]&lt;[.$G$3];&quot;Bajo&quot;;IF([.G25]=[.$G$3];&quot;Cumple&quot;;IF([.G25]&gt;[.$G$3];&quot;Muy Bueno&quot;)))" office:value-type="string" office:string-value="Bajo">
            <text:p>Bajo</text:p>
          </table:table-cell>
          <table:table-cell table:style-name="ce41" table:formula="of:=IF([.H25]&lt;[.$H$3];&quot;Bajo&quot;;IF([.H25]=[.$H$3];&quot;Cumple&quot;;IF([.H25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11" office:value-type="string">
            <text:p>0023_Providencia</text:p>
          </table:table-cell>
          <table:table-cell table:style-name="ce11" office:value-type="string">
            <text:p>Teresita Riveros Castro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26]&lt;[.$F$3];&quot;Bajo&quot;;IF([.F26]=[.$F$3];&quot;Cumple&quot;;IF([.F26]&gt;[.$F$3];&quot;Muy Bueno&quot;)))" office:value-type="string" office:string-value="Bajo">
            <text:p>Bajo</text:p>
          </table:table-cell>
          <table:table-cell table:style-name="ce36" table:formula="of:=IF([.G26]&lt;[.$G$3];&quot;Bajo&quot;;IF([.G26]=[.$G$3];&quot;Cumple&quot;;IF([.G26]&gt;[.$G$3];&quot;Muy Bueno&quot;)))" office:value-type="string" office:string-value="Bajo">
            <text:p>Bajo</text:p>
          </table:table-cell>
          <table:table-cell table:style-name="ce41" table:formula="of:=IF([.H26]&lt;[.$H$3];&quot;Bajo&quot;;IF([.H26]=[.$H$3];&quot;Cumple&quot;;IF([.H26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/>
          <table:table-cell table:style-name="ce11" table:number-columns-repeated="2"/>
          <table:table-cell table:style-name="ce16"/>
          <table:table-cell table:style-name="ce20"/>
          <table:table-cell table:style-name="ce5"/>
          <table:table-cell table:style-name="ce11"/>
          <table:table-cell table:style-name="ce20"/>
          <table:table-cell table:style-name="ce31"/>
          <table:table-cell table:style-name="ce36"/>
          <table:table-cell table:style-name="ce41"/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6"/>
          <table:table-cell table:style-name="ce12" table:number-columns-repeated="2"/>
          <table:table-cell table:style-name="ce17"/>
          <table:table-cell table:style-name="ce21"/>
          <table:table-cell table:style-name="ce6"/>
          <table:table-cell table:style-name="ce12"/>
          <table:table-cell table:style-name="ce21"/>
          <table:table-cell table:style-name="ce32"/>
          <table:table-cell table:style-name="ce37"/>
          <table:table-cell table:style-name="ce42"/>
          <table:table-cell table:style-name="ce21"/>
          <table:table-cell table:style-name="ce47"/>
          <table:table-cell table:number-columns-repeated="1011"/>
        </table:table-row>
        <table:table-row table:style-name="ro1" table:number-rows-repeated="8">
          <table:table-cell table:style-name="ce7" table:number-columns-repeated="2"/>
          <table:table-cell table:style-name="ce14"/>
          <table:table-cell table:style-name="ce7" table:number-columns-repeated="2"/>
          <table:table-cell table:style-name="ce14" table:number-columns-repeated="3"/>
          <table:table-cell table:number-columns-repeated="1016"/>
        </table:table-row>
        <table:table-row table:style-name="ro1" table:number-rows-repeated="71">
          <table:table-cell table:style-name="ce7" table:number-columns-repeated="2"/>
          <table:table-cell table:style-name="ce14"/>
          <table:table-cell table:style-name="ce7" table:number-columns-repeated="5"/>
          <table:table-cell table:number-columns-repeated="1016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24_Providencia Evaluacion 1.1" table:style-name="ta3" table:protected="true" table:print="false">
        <table:table-column table:style-name="co1" table:number-columns-repeated="2" table:default-cell-style-name="ce1"/>
        <table:table-column table:style-name="co2" table:default-cell-style-name="ce13"/>
        <table:table-column table:style-name="co3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3" table:default-cell-style-name="ce1"/>
        <table:table-column table:style-name="co6" table:default-cell-style-name="ce7"/>
        <table:table-column table:style-name="co1" table:default-cell-style-name="ce7"/>
        <table:table-column table:style-name="co1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Total Curso</text:p>
          </table:table-cell>
          <table:table-cell table:style-name="ce8" table:formula="of:=+COUNT([.A5:.A25])" office:value-type="float" office:value="21">
            <text:p>21</text:p>
          </table:table-cell>
          <table:table-cell table:number-columns-repeated="3"/>
          <table:table-cell table:style-name="ce22" office:value-type="string" table:number-columns-spanned="3" table:number-rows-spanned="1">
            <text:p>Espectativa Final x Item Rubrica</text:p>
          </table:table-cell>
          <table:covered-table-cell table:style-name="ce24"/>
          <table:covered-table-cell table:style-name="ce26"/>
          <table:table-cell table:number-columns-repeated="1016"/>
        </table:table-row>
        <table:table-row table:style-name="ro1">
          <table:table-cell table:number-columns-repeated="5"/>
          <table:table-cell table:style-name="ce23" office:value-type="float" office:value="3">
            <text:p>3</text:p>
          </table:table-cell>
          <table:table-cell table:style-name="ce25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style-name="ce28" office:value-type="string" table:number-columns-spanned="3" table:number-rows-spanned="1">
            <text:p>Score</text:p>
          </table:table-cell>
          <table:covered-table-cell table:style-name="ce33"/>
          <table:covered-table-cell table:style-name="ce38"/>
          <table:table-cell table:number-columns-repeated="1013"/>
        </table:table-row>
        <table:table-row table:style-name="ro3">
          <table:table-cell table:style-name="ce3" office:value-type="string">
            <text:p>N°</text:p>
          </table:table-cell>
          <table:table-cell table:style-name="ce9" office:value-type="string">
            <text:p>CodCurso</text:p>
          </table:table-cell>
          <table:table-cell table:style-name="ce9" office:value-type="string">
            <text:p>Nombre</text:p>
          </table:table-cell>
          <table:table-cell table:style-name="ce9" office:value-type="string">
            <text:p>Path GitHUb</text:p>
          </table:table-cell>
          <table:table-cell table:style-name="ce18" office:value-type="string">
            <text:p>Item</text:p>
          </table:table-cell>
          <table:table-cell table:style-name="ce3" office:value-type="string">
            <text:p>Estructura</text:p>
          </table:table-cell>
          <table:table-cell table:style-name="ce9" office:value-type="string">
            <text:p>Solución</text:p>
          </table:table-cell>
          <table:table-cell table:style-name="ce18" office:value-type="string">
            <text:p>Capacidad de expresión lógica, abstracción, síntesis, conocimiento de algoritmos y complejidad asintótica.</text:p>
          </table:table-cell>
          <table:table-cell table:style-name="ce29" office:value-type="string">
            <text:p>Estructura</text:p>
          </table:table-cell>
          <table:table-cell table:style-name="ce34" office:value-type="string">
            <text:p>Solución</text:p>
          </table:table-cell>
          <table:table-cell table:style-name="ce39" office:value-type="string">
            <text:p>Capacidad de expresión lógica, abstracción, síntesis, conocimiento de algoritmos y complejidad asintótica.</text:p>
          </table:table-cell>
          <table:table-cell table:style-name="ce43" office:value-type="string">
            <text:p>Hallazgos</text:p>
          </table:table-cell>
          <table:table-cell table:style-name="ce44" office:value-type="string">
            <text:p>Plan de Accion</text:p>
          </table:table-cell>
          <table:table-cell table:style-name="ce48" table:number-columns-repeated="1011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>
            <text:p>0024_Providencia</text:p>
          </table:table-cell>
          <table:table-cell table:style-name="ce10" office:value-type="string">
            <text:p>Ana Karen Soto Silva</text:p>
          </table:table-cell>
          <table:table-cell table:style-name="ce15"/>
          <table:table-cell table:style-name="ce19" office:value-type="string">
            <text:p>1.1 Algorimos</text:p>
          </table:table-cell>
          <table:table-cell table:style-name="ce4"/>
          <table:table-cell table:style-name="ce10"/>
          <table:table-cell table:style-name="ce19"/>
          <table:table-cell table:style-name="ce30" table:formula="of:=IF([.F5]&lt;[.$F$3];&quot;Bajo&quot;;IF([.F5]=[.$F$3];&quot;Cumple&quot;;IF([.F5]&gt;[.$F$3];&quot;Muy Bueno&quot;)))" office:value-type="string" office:string-value="Bajo">
            <text:p>Bajo</text:p>
          </table:table-cell>
          <table:table-cell table:style-name="ce35" table:formula="of:=IF([.G5]&lt;[.$G$3];&quot;Bajo&quot;;IF([.G5]=[.$G$3];&quot;Cumple&quot;;IF([.G5]&gt;[.$G$3];&quot;Muy Bueno&quot;)))" office:value-type="string" office:string-value="Bajo">
            <text:p>Bajo</text:p>
          </table:table-cell>
          <table:table-cell table:style-name="ce40" table:formula="of:=IF([.H5]&lt;[.$H$3];&quot;Bajo&quot;;IF([.H5]=[.$H$3];&quot;Cumple&quot;;IF([.H5]&gt;[.$H$3];&quot;Muy Bueno&quot;)))" office:value-type="string" office:string-value="Bajo">
            <text:p>Bajo</text:p>
          </table:table-cell>
          <table:table-cell table:style-name="ce19"/>
          <table:table-cell table:style-name="ce45"/>
          <table:table-cell table:style-name="ce13" table:number-columns-repeated="1011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0024_Providencia</text:p>
          </table:table-cell>
          <table:table-cell table:style-name="ce11" office:value-type="string">
            <text:p>Carlos Guillermo Quintanilla Rojas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6]&lt;[.$F$3];&quot;Bajo&quot;;IF([.F6]=[.$F$3];&quot;Cumple&quot;;IF([.F6]&gt;[.$F$3];&quot;Muy Bueno&quot;)))" office:value-type="string" office:string-value="Bajo">
            <text:p>Bajo</text:p>
          </table:table-cell>
          <table:table-cell table:style-name="ce36" table:formula="of:=IF([.G6]&lt;[.$G$3];&quot;Bajo&quot;;IF([.G6]=[.$G$3];&quot;Cumple&quot;;IF([.G6]&gt;[.$G$3];&quot;Muy Bueno&quot;)))" office:value-type="string" office:string-value="Bajo">
            <text:p>Bajo</text:p>
          </table:table-cell>
          <table:table-cell table:style-name="ce41" table:formula="of:=IF([.H6]&lt;[.$H$3];&quot;Bajo&quot;;IF([.H6]=[.$H$3];&quot;Cumple&quot;;IF([.H6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11" office:value-type="string">
            <text:p>0024_Providencia</text:p>
          </table:table-cell>
          <table:table-cell table:style-name="ce11" office:value-type="string">
            <text:p>Cristian Alvarado Lefin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7]&lt;[.$F$3];&quot;Bajo&quot;;IF([.F7]=[.$F$3];&quot;Cumple&quot;;IF([.F7]&gt;[.$F$3];&quot;Muy Bueno&quot;)))" office:value-type="string" office:string-value="Bajo">
            <text:p>Bajo</text:p>
          </table:table-cell>
          <table:table-cell table:style-name="ce36" table:formula="of:=IF([.G7]&lt;[.$G$3];&quot;Bajo&quot;;IF([.G7]=[.$G$3];&quot;Cumple&quot;;IF([.G7]&gt;[.$G$3];&quot;Muy Bueno&quot;)))" office:value-type="string" office:string-value="Bajo">
            <text:p>Bajo</text:p>
          </table:table-cell>
          <table:table-cell table:style-name="ce41" table:formula="of:=IF([.H7]&lt;[.$H$3];&quot;Bajo&quot;;IF([.H7]=[.$H$3];&quot;Cumple&quot;;IF([.H7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1" office:value-type="string">
            <text:p>0024_Providencia</text:p>
          </table:table-cell>
          <table:table-cell table:style-name="ce11" office:value-type="string">
            <text:p>Erik Labraña Rodriguez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8]&lt;[.$F$3];&quot;Bajo&quot;;IF([.F8]=[.$F$3];&quot;Cumple&quot;;IF([.F8]&gt;[.$F$3];&quot;Muy Bueno&quot;)))" office:value-type="string" office:string-value="Bajo">
            <text:p>Bajo</text:p>
          </table:table-cell>
          <table:table-cell table:style-name="ce36" table:formula="of:=IF([.G8]&lt;[.$G$3];&quot;Bajo&quot;;IF([.G8]=[.$G$3];&quot;Cumple&quot;;IF([.G8]&gt;[.$G$3];&quot;Muy Bueno&quot;)))" office:value-type="string" office:string-value="Bajo">
            <text:p>Bajo</text:p>
          </table:table-cell>
          <table:table-cell table:style-name="ce41" table:formula="of:=IF([.H8]&lt;[.$H$3];&quot;Bajo&quot;;IF([.H8]=[.$H$3];&quot;Cumple&quot;;IF([.H8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11" office:value-type="string">
            <text:p>0024_Providencia</text:p>
          </table:table-cell>
          <table:table-cell table:style-name="ce11" office:value-type="string">
            <text:p>Fernanda Francisca Quijada Mella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9]&lt;[.$F$3];&quot;Bajo&quot;;IF([.F9]=[.$F$3];&quot;Cumple&quot;;IF([.F9]&gt;[.$F$3];&quot;Muy Bueno&quot;)))" office:value-type="string" office:string-value="Bajo">
            <text:p>Bajo</text:p>
          </table:table-cell>
          <table:table-cell table:style-name="ce36" table:formula="of:=IF([.G9]&lt;[.$G$3];&quot;Bajo&quot;;IF([.G9]=[.$G$3];&quot;Cumple&quot;;IF([.G9]&gt;[.$G$3];&quot;Muy Bueno&quot;)))" office:value-type="string" office:string-value="Bajo">
            <text:p>Bajo</text:p>
          </table:table-cell>
          <table:table-cell table:style-name="ce41" table:formula="of:=IF([.H9]&lt;[.$H$3];&quot;Bajo&quot;;IF([.H9]=[.$H$3];&quot;Cumple&quot;;IF([.H9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11" office:value-type="string">
            <text:p>0024_Providencia</text:p>
          </table:table-cell>
          <table:table-cell table:style-name="ce11" office:value-type="string">
            <text:p>Germán Eduardo Illanes Salas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0]&lt;[.$F$3];&quot;Bajo&quot;;IF([.F10]=[.$F$3];&quot;Cumple&quot;;IF([.F10]&gt;[.$F$3];&quot;Muy Bueno&quot;)))" office:value-type="string" office:string-value="Bajo">
            <text:p>Bajo</text:p>
          </table:table-cell>
          <table:table-cell table:style-name="ce36" table:formula="of:=IF([.G10]&lt;[.$G$3];&quot;Bajo&quot;;IF([.G10]=[.$G$3];&quot;Cumple&quot;;IF([.G10]&gt;[.$G$3];&quot;Muy Bueno&quot;)))" office:value-type="string" office:string-value="Bajo">
            <text:p>Bajo</text:p>
          </table:table-cell>
          <table:table-cell table:style-name="ce41" table:formula="of:=IF([.H10]&lt;[.$H$3];&quot;Bajo&quot;;IF([.H10]=[.$H$3];&quot;Cumple&quot;;IF([.H10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11" office:value-type="string">
            <text:p>0024_Providencia</text:p>
          </table:table-cell>
          <table:table-cell table:style-name="ce11" office:value-type="string">
            <text:p>Gonzalo Andres Escobar Arevalo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1]&lt;[.$F$3];&quot;Bajo&quot;;IF([.F11]=[.$F$3];&quot;Cumple&quot;;IF([.F11]&gt;[.$F$3];&quot;Muy Bueno&quot;)))" office:value-type="string" office:string-value="Bajo">
            <text:p>Bajo</text:p>
          </table:table-cell>
          <table:table-cell table:style-name="ce36" table:formula="of:=IF([.G11]&lt;[.$G$3];&quot;Bajo&quot;;IF([.G11]=[.$G$3];&quot;Cumple&quot;;IF([.G11]&gt;[.$G$3];&quot;Muy Bueno&quot;)))" office:value-type="string" office:string-value="Bajo">
            <text:p>Bajo</text:p>
          </table:table-cell>
          <table:table-cell table:style-name="ce41" table:formula="of:=IF([.H11]&lt;[.$H$3];&quot;Bajo&quot;;IF([.H11]=[.$H$3];&quot;Cumple&quot;;IF([.H11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11" office:value-type="string">
            <text:p>0024_Providencia</text:p>
          </table:table-cell>
          <table:table-cell table:style-name="ce11" office:value-type="string">
            <text:p>Gonzalo Andres Lemus Lemus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2]&lt;[.$F$3];&quot;Bajo&quot;;IF([.F12]=[.$F$3];&quot;Cumple&quot;;IF([.F12]&gt;[.$F$3];&quot;Muy Bueno&quot;)))" office:value-type="string" office:string-value="Bajo">
            <text:p>Bajo</text:p>
          </table:table-cell>
          <table:table-cell table:style-name="ce36" table:formula="of:=IF([.G12]&lt;[.$G$3];&quot;Bajo&quot;;IF([.G12]=[.$G$3];&quot;Cumple&quot;;IF([.G12]&gt;[.$G$3];&quot;Muy Bueno&quot;)))" office:value-type="string" office:string-value="Bajo">
            <text:p>Bajo</text:p>
          </table:table-cell>
          <table:table-cell table:style-name="ce41" table:formula="of:=IF([.H12]&lt;[.$H$3];&quot;Bajo&quot;;IF([.H12]=[.$H$3];&quot;Cumple&quot;;IF([.H12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11" office:value-type="string">
            <text:p>0024_Providencia</text:p>
          </table:table-cell>
          <table:table-cell table:style-name="ce11" office:value-type="string">
            <text:p>Gonzalo Guzman Cazaux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3]&lt;[.$F$3];&quot;Bajo&quot;;IF([.F13]=[.$F$3];&quot;Cumple&quot;;IF([.F13]&gt;[.$F$3];&quot;Muy Bueno&quot;)))" office:value-type="string" office:string-value="Bajo">
            <text:p>Bajo</text:p>
          </table:table-cell>
          <table:table-cell table:style-name="ce36" table:formula="of:=IF([.G13]&lt;[.$G$3];&quot;Bajo&quot;;IF([.G13]=[.$G$3];&quot;Cumple&quot;;IF([.G13]&gt;[.$G$3];&quot;Muy Bueno&quot;)))" office:value-type="string" office:string-value="Bajo">
            <text:p>Bajo</text:p>
          </table:table-cell>
          <table:table-cell table:style-name="ce41" table:formula="of:=IF([.H13]&lt;[.$H$3];&quot;Bajo&quot;;IF([.H13]=[.$H$3];&quot;Cumple&quot;;IF([.H13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11" office:value-type="string">
            <text:p>0024_Providencia</text:p>
          </table:table-cell>
          <table:table-cell table:style-name="ce11" office:value-type="string">
            <text:p>Gustavo alejandro Morales Valenzuela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4]&lt;[.$F$3];&quot;Bajo&quot;;IF([.F14]=[.$F$3];&quot;Cumple&quot;;IF([.F14]&gt;[.$F$3];&quot;Muy Bueno&quot;)))" office:value-type="string" office:string-value="Bajo">
            <text:p>Bajo</text:p>
          </table:table-cell>
          <table:table-cell table:style-name="ce36" table:formula="of:=IF([.G14]&lt;[.$G$3];&quot;Bajo&quot;;IF([.G14]=[.$G$3];&quot;Cumple&quot;;IF([.G14]&gt;[.$G$3];&quot;Muy Bueno&quot;)))" office:value-type="string" office:string-value="Bajo">
            <text:p>Bajo</text:p>
          </table:table-cell>
          <table:table-cell table:style-name="ce41" table:formula="of:=IF([.H14]&lt;[.$H$3];&quot;Bajo&quot;;IF([.H14]=[.$H$3];&quot;Cumple&quot;;IF([.H14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11" office:value-type="string">
            <text:p>0024_Providencia</text:p>
          </table:table-cell>
          <table:table-cell table:style-name="ce11" office:value-type="string">
            <text:p>Javiera Antonia Soto Araya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5]&lt;[.$F$3];&quot;Bajo&quot;;IF([.F15]=[.$F$3];&quot;Cumple&quot;;IF([.F15]&gt;[.$F$3];&quot;Muy Bueno&quot;)))" office:value-type="string" office:string-value="Bajo">
            <text:p>Bajo</text:p>
          </table:table-cell>
          <table:table-cell table:style-name="ce36" table:formula="of:=IF([.G15]&lt;[.$G$3];&quot;Bajo&quot;;IF([.G15]=[.$G$3];&quot;Cumple&quot;;IF([.G15]&gt;[.$G$3];&quot;Muy Bueno&quot;)))" office:value-type="string" office:string-value="Bajo">
            <text:p>Bajo</text:p>
          </table:table-cell>
          <table:table-cell table:style-name="ce41" table:formula="of:=IF([.H15]&lt;[.$H$3];&quot;Bajo&quot;;IF([.H15]=[.$H$3];&quot;Cumple&quot;;IF([.H15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11" office:value-type="string">
            <text:p>0024_Providencia</text:p>
          </table:table-cell>
          <table:table-cell table:style-name="ce11" office:value-type="string">
            <text:p>Leonardo Zunica Gomez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6]&lt;[.$F$3];&quot;Bajo&quot;;IF([.F16]=[.$F$3];&quot;Cumple&quot;;IF([.F16]&gt;[.$F$3];&quot;Muy Bueno&quot;)))" office:value-type="string" office:string-value="Bajo">
            <text:p>Bajo</text:p>
          </table:table-cell>
          <table:table-cell table:style-name="ce36" table:formula="of:=IF([.G16]&lt;[.$G$3];&quot;Bajo&quot;;IF([.G16]=[.$G$3];&quot;Cumple&quot;;IF([.G16]&gt;[.$G$3];&quot;Muy Bueno&quot;)))" office:value-type="string" office:string-value="Bajo">
            <text:p>Bajo</text:p>
          </table:table-cell>
          <table:table-cell table:style-name="ce41" table:formula="of:=IF([.H16]&lt;[.$H$3];&quot;Bajo&quot;;IF([.H16]=[.$H$3];&quot;Cumple&quot;;IF([.H16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11" office:value-type="string">
            <text:p>0024_Providencia</text:p>
          </table:table-cell>
          <table:table-cell table:style-name="ce11" office:value-type="string">
            <text:p>Luis Torres Peralta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7]&lt;[.$F$3];&quot;Bajo&quot;;IF([.F17]=[.$F$3];&quot;Cumple&quot;;IF([.F17]&gt;[.$F$3];&quot;Muy Bueno&quot;)))" office:value-type="string" office:string-value="Bajo">
            <text:p>Bajo</text:p>
          </table:table-cell>
          <table:table-cell table:style-name="ce36" table:formula="of:=IF([.G17]&lt;[.$G$3];&quot;Bajo&quot;;IF([.G17]=[.$G$3];&quot;Cumple&quot;;IF([.G17]&gt;[.$G$3];&quot;Muy Bueno&quot;)))" office:value-type="string" office:string-value="Bajo">
            <text:p>Bajo</text:p>
          </table:table-cell>
          <table:table-cell table:style-name="ce41" table:formula="of:=IF([.H17]&lt;[.$H$3];&quot;Bajo&quot;;IF([.H17]=[.$H$3];&quot;Cumple&quot;;IF([.H17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11" office:value-type="string">
            <text:p>0024_Providencia</text:p>
          </table:table-cell>
          <table:table-cell table:style-name="ce11" office:value-type="string">
            <text:p>Mackarena Andrea Ayala Waltemath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8]&lt;[.$F$3];&quot;Bajo&quot;;IF([.F18]=[.$F$3];&quot;Cumple&quot;;IF([.F18]&gt;[.$F$3];&quot;Muy Bueno&quot;)))" office:value-type="string" office:string-value="Bajo">
            <text:p>Bajo</text:p>
          </table:table-cell>
          <table:table-cell table:style-name="ce36" table:formula="of:=IF([.G18]&lt;[.$G$3];&quot;Bajo&quot;;IF([.G18]=[.$G$3];&quot;Cumple&quot;;IF([.G18]&gt;[.$G$3];&quot;Muy Bueno&quot;)))" office:value-type="string" office:string-value="Bajo">
            <text:p>Bajo</text:p>
          </table:table-cell>
          <table:table-cell table:style-name="ce41" table:formula="of:=IF([.H18]&lt;[.$H$3];&quot;Bajo&quot;;IF([.H18]=[.$H$3];&quot;Cumple&quot;;IF([.H18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11" office:value-type="string">
            <text:p>0024_Providencia</text:p>
          </table:table-cell>
          <table:table-cell table:style-name="ce11" office:value-type="string">
            <text:p>Marcelo Esteban Correa Iñiguez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9]&lt;[.$F$3];&quot;Bajo&quot;;IF([.F19]=[.$F$3];&quot;Cumple&quot;;IF([.F19]&gt;[.$F$3];&quot;Muy Bueno&quot;)))" office:value-type="string" office:string-value="Bajo">
            <text:p>Bajo</text:p>
          </table:table-cell>
          <table:table-cell table:style-name="ce36" table:formula="of:=IF([.G19]&lt;[.$G$3];&quot;Bajo&quot;;IF([.G19]=[.$G$3];&quot;Cumple&quot;;IF([.G19]&gt;[.$G$3];&quot;Muy Bueno&quot;)))" office:value-type="string" office:string-value="Bajo">
            <text:p>Bajo</text:p>
          </table:table-cell>
          <table:table-cell table:style-name="ce41" table:formula="of:=IF([.H19]&lt;[.$H$3];&quot;Bajo&quot;;IF([.H19]=[.$H$3];&quot;Cumple&quot;;IF([.H19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11" office:value-type="string">
            <text:p>0024_Providencia</text:p>
          </table:table-cell>
          <table:table-cell table:style-name="ce11" office:value-type="string">
            <text:p>Miqueas Coroseo Rojas</text:p>
          </table:table-cell>
          <table:table-cell table:style-name="ce11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20]&lt;[.$F$3];&quot;Bajo&quot;;IF([.F20]=[.$F$3];&quot;Cumple&quot;;IF([.F20]&gt;[.$F$3];&quot;Muy Bueno&quot;)))" office:value-type="string" office:string-value="Bajo">
            <text:p>Bajo</text:p>
          </table:table-cell>
          <table:table-cell table:style-name="ce36" table:formula="of:=IF([.G20]&lt;[.$G$3];&quot;Bajo&quot;;IF([.G20]=[.$G$3];&quot;Cumple&quot;;IF([.G20]&gt;[.$G$3];&quot;Muy Bueno&quot;)))" office:value-type="string" office:string-value="Bajo">
            <text:p>Bajo</text:p>
          </table:table-cell>
          <table:table-cell table:style-name="ce41" table:formula="of:=IF([.H20]&lt;[.$H$3];&quot;Bajo&quot;;IF([.H20]=[.$H$3];&quot;Cumple&quot;;IF([.H20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11" office:value-type="string">
            <text:p>0024_Providencia</text:p>
          </table:table-cell>
          <table:table-cell table:style-name="ce11" office:value-type="string">
            <text:p>Nicolás Alberto Figueroa Muzzio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21]&lt;[.$F$3];&quot;Bajo&quot;;IF([.F21]=[.$F$3];&quot;Cumple&quot;;IF([.F21]&gt;[.$F$3];&quot;Muy Bueno&quot;)))" office:value-type="string" office:string-value="Bajo">
            <text:p>Bajo</text:p>
          </table:table-cell>
          <table:table-cell table:style-name="ce36" table:formula="of:=IF([.G21]&lt;[.$G$3];&quot;Bajo&quot;;IF([.G21]=[.$G$3];&quot;Cumple&quot;;IF([.G21]&gt;[.$G$3];&quot;Muy Bueno&quot;)))" office:value-type="string" office:string-value="Bajo">
            <text:p>Bajo</text:p>
          </table:table-cell>
          <table:table-cell table:style-name="ce41" table:formula="of:=IF([.H21]&lt;[.$H$3];&quot;Bajo&quot;;IF([.H21]=[.$H$3];&quot;Cumple&quot;;IF([.H21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11" office:value-type="string">
            <text:p>0024_Providencia</text:p>
          </table:table-cell>
          <table:table-cell table:style-name="ce11" office:value-type="string">
            <text:p>Paolo Eduardo Mancini Quiroga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22]&lt;[.$F$3];&quot;Bajo&quot;;IF([.F22]=[.$F$3];&quot;Cumple&quot;;IF([.F22]&gt;[.$F$3];&quot;Muy Bueno&quot;)))" office:value-type="string" office:string-value="Bajo">
            <text:p>Bajo</text:p>
          </table:table-cell>
          <table:table-cell table:style-name="ce36" table:formula="of:=IF([.G22]&lt;[.$G$3];&quot;Bajo&quot;;IF([.G22]=[.$G$3];&quot;Cumple&quot;;IF([.G22]&gt;[.$G$3];&quot;Muy Bueno&quot;)))" office:value-type="string" office:string-value="Bajo">
            <text:p>Bajo</text:p>
          </table:table-cell>
          <table:table-cell table:style-name="ce41" table:formula="of:=IF([.H22]&lt;[.$H$3];&quot;Bajo&quot;;IF([.H22]=[.$H$3];&quot;Cumple&quot;;IF([.H22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11" office:value-type="string">
            <text:p>0024_Providencia</text:p>
          </table:table-cell>
          <table:table-cell table:style-name="ce11" office:value-type="string">
            <text:p>Patricio ernesto Herrera Carvacho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23]&lt;[.$F$3];&quot;Bajo&quot;;IF([.F23]=[.$F$3];&quot;Cumple&quot;;IF([.F23]&gt;[.$F$3];&quot;Muy Bueno&quot;)))" office:value-type="string" office:string-value="Bajo">
            <text:p>Bajo</text:p>
          </table:table-cell>
          <table:table-cell table:style-name="ce36" table:formula="of:=IF([.G23]&lt;[.$G$3];&quot;Bajo&quot;;IF([.G23]=[.$G$3];&quot;Cumple&quot;;IF([.G23]&gt;[.$G$3];&quot;Muy Bueno&quot;)))" office:value-type="string" office:string-value="Bajo">
            <text:p>Bajo</text:p>
          </table:table-cell>
          <table:table-cell table:style-name="ce41" table:formula="of:=IF([.H23]&lt;[.$H$3];&quot;Bajo&quot;;IF([.H23]=[.$H$3];&quot;Cumple&quot;;IF([.H23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11" office:value-type="string">
            <text:p>0024_Providencia</text:p>
          </table:table-cell>
          <table:table-cell table:style-name="ce11" office:value-type="string">
            <text:p>rodrigo andres pavez valenzuela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24]&lt;[.$F$3];&quot;Bajo&quot;;IF([.F24]=[.$F$3];&quot;Cumple&quot;;IF([.F24]&gt;[.$F$3];&quot;Muy Bueno&quot;)))" office:value-type="string" office:string-value="Bajo">
            <text:p>Bajo</text:p>
          </table:table-cell>
          <table:table-cell table:style-name="ce36" table:formula="of:=IF([.G24]&lt;[.$G$3];&quot;Bajo&quot;;IF([.G24]=[.$G$3];&quot;Cumple&quot;;IF([.G24]&gt;[.$G$3];&quot;Muy Bueno&quot;)))" office:value-type="string" office:string-value="Bajo">
            <text:p>Bajo</text:p>
          </table:table-cell>
          <table:table-cell table:style-name="ce41" table:formula="of:=IF([.H24]&lt;[.$H$3];&quot;Bajo&quot;;IF([.H24]=[.$H$3];&quot;Cumple&quot;;IF([.H24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11" office:value-type="string">
            <text:p>0024_Providencia</text:p>
          </table:table-cell>
          <table:table-cell table:style-name="ce11" office:value-type="string">
            <text:p>Sebastian Francisco Ramirez Pizarro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25]&lt;[.$F$3];&quot;Bajo&quot;;IF([.F25]=[.$F$3];&quot;Cumple&quot;;IF([.F25]&gt;[.$F$3];&quot;Muy Bueno&quot;)))" office:value-type="string" office:string-value="Bajo">
            <text:p>Bajo</text:p>
          </table:table-cell>
          <table:table-cell table:style-name="ce36" table:formula="of:=IF([.G25]&lt;[.$G$3];&quot;Bajo&quot;;IF([.G25]=[.$G$3];&quot;Cumple&quot;;IF([.G25]&gt;[.$G$3];&quot;Muy Bueno&quot;)))" office:value-type="string" office:string-value="Bajo">
            <text:p>Bajo</text:p>
          </table:table-cell>
          <table:table-cell table:style-name="ce41" table:formula="of:=IF([.H25]&lt;[.$H$3];&quot;Bajo&quot;;IF([.H25]=[.$H$3];&quot;Cumple&quot;;IF([.H25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 table:number-rows-repeated="2">
          <table:table-cell table:style-name="ce5"/>
          <table:table-cell table:style-name="ce11" table:number-columns-repeated="2"/>
          <table:table-cell table:style-name="ce16"/>
          <table:table-cell table:style-name="ce20"/>
          <table:table-cell table:style-name="ce5"/>
          <table:table-cell table:style-name="ce11"/>
          <table:table-cell table:style-name="ce20"/>
          <table:table-cell table:style-name="ce31"/>
          <table:table-cell table:style-name="ce36"/>
          <table:table-cell table:style-name="ce41"/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6"/>
          <table:table-cell table:style-name="ce12" table:number-columns-repeated="2"/>
          <table:table-cell table:style-name="ce17"/>
          <table:table-cell table:style-name="ce21"/>
          <table:table-cell table:style-name="ce6"/>
          <table:table-cell table:style-name="ce12"/>
          <table:table-cell table:style-name="ce21"/>
          <table:table-cell table:style-name="ce32"/>
          <table:table-cell table:style-name="ce37"/>
          <table:table-cell table:style-name="ce42"/>
          <table:table-cell table:style-name="ce21"/>
          <table:table-cell table:style-name="ce47"/>
          <table:table-cell table:number-columns-repeated="1011"/>
        </table:table-row>
        <table:table-row table:style-name="ro1" table:number-rows-repeated="12">
          <table:table-cell table:style-name="ce7" table:number-columns-repeated="2"/>
          <table:table-cell table:style-name="ce14"/>
          <table:table-cell table:style-name="ce7" table:number-columns-repeated="2"/>
          <table:table-cell table:style-name="ce14" table:number-columns-repeated="3"/>
          <table:table-cell table:number-columns-repeated="1016"/>
        </table:table-row>
        <table:table-row table:style-name="ro1" table:number-rows-repeated="25">
          <table:table-cell table:style-name="ce7" table:number-columns-repeated="2"/>
          <table:table-cell table:style-name="ce14"/>
          <table:table-cell table:style-name="ce7" table:number-columns-repeated="5"/>
          <table:table-cell table:number-columns-repeated="1016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25_Providencia Evaluacion 1.1" table:style-name="ta4" table:protected="true" table:print="false">
        <table:table-column table:style-name="co1" table:number-columns-repeated="2" table:default-cell-style-name="ce1"/>
        <table:table-column table:style-name="co2" table:default-cell-style-name="ce13"/>
        <table:table-column table:style-name="co3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3" table:default-cell-style-name="ce1"/>
        <table:table-column table:style-name="co6" table:default-cell-style-name="ce7"/>
        <table:table-column table:style-name="co1" table:default-cell-style-name="ce7"/>
        <table:table-column table:style-name="co1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Total Curso</text:p>
          </table:table-cell>
          <table:table-cell table:style-name="ce8" table:formula="of:=+COUNT([.A5:.A28])" office:value-type="float" office:value="24">
            <text:p>24</text:p>
          </table:table-cell>
          <table:table-cell table:number-columns-repeated="3"/>
          <table:table-cell table:style-name="ce22" office:value-type="string" table:number-columns-spanned="3" table:number-rows-spanned="1">
            <text:p>Espectativa Final x Item Rubrica</text:p>
          </table:table-cell>
          <table:covered-table-cell table:style-name="ce24"/>
          <table:covered-table-cell table:style-name="ce26"/>
          <table:table-cell table:number-columns-repeated="1016"/>
        </table:table-row>
        <table:table-row table:style-name="ro1">
          <table:table-cell table:number-columns-repeated="5"/>
          <table:table-cell table:style-name="ce23" office:value-type="float" office:value="3">
            <text:p>3</text:p>
          </table:table-cell>
          <table:table-cell table:style-name="ce25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style-name="ce28" office:value-type="string" table:number-columns-spanned="3" table:number-rows-spanned="1">
            <text:p>Score</text:p>
          </table:table-cell>
          <table:covered-table-cell table:style-name="ce33"/>
          <table:covered-table-cell table:style-name="ce38"/>
          <table:table-cell table:number-columns-repeated="1013"/>
        </table:table-row>
        <table:table-row table:style-name="ro3">
          <table:table-cell table:style-name="ce3" office:value-type="string">
            <text:p>N°</text:p>
          </table:table-cell>
          <table:table-cell table:style-name="ce9" office:value-type="string">
            <text:p>CodCurso</text:p>
          </table:table-cell>
          <table:table-cell table:style-name="ce9" office:value-type="string">
            <text:p>Nombre</text:p>
          </table:table-cell>
          <table:table-cell table:style-name="ce9" office:value-type="string">
            <text:p>Path GitHUb</text:p>
          </table:table-cell>
          <table:table-cell table:style-name="ce18" office:value-type="string">
            <text:p>Item</text:p>
          </table:table-cell>
          <table:table-cell table:style-name="ce3" office:value-type="string">
            <text:p>Estructura</text:p>
          </table:table-cell>
          <table:table-cell table:style-name="ce9" office:value-type="string">
            <text:p>Solución</text:p>
          </table:table-cell>
          <table:table-cell table:style-name="ce18" office:value-type="string">
            <text:p>Capacidad de expresión lógica, abstracción, síntesis, conocimiento de algoritmos y complejidad asintótica.</text:p>
          </table:table-cell>
          <table:table-cell table:style-name="ce29" office:value-type="string">
            <text:p>Estructura</text:p>
          </table:table-cell>
          <table:table-cell table:style-name="ce34" office:value-type="string">
            <text:p>Solución</text:p>
          </table:table-cell>
          <table:table-cell table:style-name="ce39" office:value-type="string">
            <text:p>Capacidad de expresión lógica, abstracción, síntesis, conocimiento de algoritmos y complejidad asintótica.</text:p>
          </table:table-cell>
          <table:table-cell table:style-name="ce43" office:value-type="string">
            <text:p>Hallazgos</text:p>
          </table:table-cell>
          <table:table-cell table:style-name="ce44" office:value-type="string">
            <text:p>Plan de Accion</text:p>
          </table:table-cell>
          <table:table-cell table:style-name="ce48" table:number-columns-repeated="1011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>
            <text:p>0025_Providencia</text:p>
          </table:table-cell>
          <table:table-cell table:style-name="ce10" office:value-type="string">
            <text:p>Alicia Villablanca</text:p>
          </table:table-cell>
          <table:table-cell table:style-name="ce15"/>
          <table:table-cell table:style-name="ce19" office:value-type="string">
            <text:p>1.1 Algorimos</text:p>
          </table:table-cell>
          <table:table-cell table:style-name="ce4"/>
          <table:table-cell table:style-name="ce10"/>
          <table:table-cell table:style-name="ce19"/>
          <table:table-cell table:style-name="ce30" table:formula="of:=IF([.F5]&lt;[.$F$3];&quot;Bajo&quot;;IF([.F5]=[.$F$3];&quot;Cumple&quot;;IF([.F5]&gt;[.$F$3];&quot;Muy Bueno&quot;)))" office:value-type="string" office:string-value="Bajo">
            <text:p>Bajo</text:p>
          </table:table-cell>
          <table:table-cell table:style-name="ce35" table:formula="of:=IF([.G5]&lt;[.$G$3];&quot;Bajo&quot;;IF([.G5]=[.$G$3];&quot;Cumple&quot;;IF([.G5]&gt;[.$G$3];&quot;Muy Bueno&quot;)))" office:value-type="string" office:string-value="Bajo">
            <text:p>Bajo</text:p>
          </table:table-cell>
          <table:table-cell table:style-name="ce40" table:formula="of:=IF([.H5]&lt;[.$H$3];&quot;Bajo&quot;;IF([.H5]=[.$H$3];&quot;Cumple&quot;;IF([.H5]&gt;[.$H$3];&quot;Muy Bueno&quot;)))" office:value-type="string" office:string-value="Bajo">
            <text:p>Bajo</text:p>
          </table:table-cell>
          <table:table-cell table:style-name="ce19"/>
          <table:table-cell table:style-name="ce45"/>
          <table:table-cell table:style-name="ce13" table:number-columns-repeated="1011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0" office:value-type="string">
            <text:p>0025_Providencia</text:p>
          </table:table-cell>
          <table:table-cell table:style-name="ce11" office:value-type="string">
            <text:p>Ana Luisa Medina Riquelme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6]&lt;[.$F$3];&quot;Bajo&quot;;IF([.F6]=[.$F$3];&quot;Cumple&quot;;IF([.F6]&gt;[.$F$3];&quot;Muy Bueno&quot;)))" office:value-type="string" office:string-value="Bajo">
            <text:p>Bajo</text:p>
          </table:table-cell>
          <table:table-cell table:style-name="ce36" table:formula="of:=IF([.G6]&lt;[.$G$3];&quot;Bajo&quot;;IF([.G6]=[.$G$3];&quot;Cumple&quot;;IF([.G6]&gt;[.$G$3];&quot;Muy Bueno&quot;)))" office:value-type="string" office:string-value="Bajo">
            <text:p>Bajo</text:p>
          </table:table-cell>
          <table:table-cell table:style-name="ce41" table:formula="of:=IF([.H6]&lt;[.$H$3];&quot;Bajo&quot;;IF([.H6]=[.$H$3];&quot;Cumple&quot;;IF([.H6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10" office:value-type="string">
            <text:p>0025_Providencia</text:p>
          </table:table-cell>
          <table:table-cell table:style-name="ce11" office:value-type="string">
            <text:p>camila paz vasquez caballero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7]&lt;[.$F$3];&quot;Bajo&quot;;IF([.F7]=[.$F$3];&quot;Cumple&quot;;IF([.F7]&gt;[.$F$3];&quot;Muy Bueno&quot;)))" office:value-type="string" office:string-value="Bajo">
            <text:p>Bajo</text:p>
          </table:table-cell>
          <table:table-cell table:style-name="ce36" table:formula="of:=IF([.G7]&lt;[.$G$3];&quot;Bajo&quot;;IF([.G7]=[.$G$3];&quot;Cumple&quot;;IF([.G7]&gt;[.$G$3];&quot;Muy Bueno&quot;)))" office:value-type="string" office:string-value="Bajo">
            <text:p>Bajo</text:p>
          </table:table-cell>
          <table:table-cell table:style-name="ce41" table:formula="of:=IF([.H7]&lt;[.$H$3];&quot;Bajo&quot;;IF([.H7]=[.$H$3];&quot;Cumple&quot;;IF([.H7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string">
            <text:p>0025_Providencia</text:p>
          </table:table-cell>
          <table:table-cell table:style-name="ce11" office:value-type="string">
            <text:p>Carlos Eduardo Contreras Salas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8]&lt;[.$F$3];&quot;Bajo&quot;;IF([.F8]=[.$F$3];&quot;Cumple&quot;;IF([.F8]&gt;[.$F$3];&quot;Muy Bueno&quot;)))" office:value-type="string" office:string-value="Bajo">
            <text:p>Bajo</text:p>
          </table:table-cell>
          <table:table-cell table:style-name="ce36" table:formula="of:=IF([.G8]&lt;[.$G$3];&quot;Bajo&quot;;IF([.G8]=[.$G$3];&quot;Cumple&quot;;IF([.G8]&gt;[.$G$3];&quot;Muy Bueno&quot;)))" office:value-type="string" office:string-value="Bajo">
            <text:p>Bajo</text:p>
          </table:table-cell>
          <table:table-cell table:style-name="ce41" table:formula="of:=IF([.H8]&lt;[.$H$3];&quot;Bajo&quot;;IF([.H8]=[.$H$3];&quot;Cumple&quot;;IF([.H8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10" office:value-type="string">
            <text:p>0025_Providencia</text:p>
          </table:table-cell>
          <table:table-cell table:style-name="ce11" office:value-type="string">
            <text:p>daniel humberto diaz leiva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9]&lt;[.$F$3];&quot;Bajo&quot;;IF([.F9]=[.$F$3];&quot;Cumple&quot;;IF([.F9]&gt;[.$F$3];&quot;Muy Bueno&quot;)))" office:value-type="string" office:string-value="Bajo">
            <text:p>Bajo</text:p>
          </table:table-cell>
          <table:table-cell table:style-name="ce36" table:formula="of:=IF([.G9]&lt;[.$G$3];&quot;Bajo&quot;;IF([.G9]=[.$G$3];&quot;Cumple&quot;;IF([.G9]&gt;[.$G$3];&quot;Muy Bueno&quot;)))" office:value-type="string" office:string-value="Bajo">
            <text:p>Bajo</text:p>
          </table:table-cell>
          <table:table-cell table:style-name="ce41" table:formula="of:=IF([.H9]&lt;[.$H$3];&quot;Bajo&quot;;IF([.H9]=[.$H$3];&quot;Cumple&quot;;IF([.H9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10" office:value-type="string">
            <text:p>0025_Providencia</text:p>
          </table:table-cell>
          <table:table-cell table:style-name="ce11" office:value-type="string">
            <text:p>Edison Aclicio Peralta Riveros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0]&lt;[.$F$3];&quot;Bajo&quot;;IF([.F10]=[.$F$3];&quot;Cumple&quot;;IF([.F10]&gt;[.$F$3];&quot;Muy Bueno&quot;)))" office:value-type="string" office:string-value="Bajo">
            <text:p>Bajo</text:p>
          </table:table-cell>
          <table:table-cell table:style-name="ce36" table:formula="of:=IF([.G10]&lt;[.$G$3];&quot;Bajo&quot;;IF([.G10]=[.$G$3];&quot;Cumple&quot;;IF([.G10]&gt;[.$G$3];&quot;Muy Bueno&quot;)))" office:value-type="string" office:string-value="Bajo">
            <text:p>Bajo</text:p>
          </table:table-cell>
          <table:table-cell table:style-name="ce41" table:formula="of:=IF([.H10]&lt;[.$H$3];&quot;Bajo&quot;;IF([.H10]=[.$H$3];&quot;Cumple&quot;;IF([.H10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10" office:value-type="string">
            <text:p>0025_Providencia</text:p>
          </table:table-cell>
          <table:table-cell table:style-name="ce11" office:value-type="string">
            <text:p>Eduardo Jared Galo Erazo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1]&lt;[.$F$3];&quot;Bajo&quot;;IF([.F11]=[.$F$3];&quot;Cumple&quot;;IF([.F11]&gt;[.$F$3];&quot;Muy Bueno&quot;)))" office:value-type="string" office:string-value="Bajo">
            <text:p>Bajo</text:p>
          </table:table-cell>
          <table:table-cell table:style-name="ce36" table:formula="of:=IF([.G11]&lt;[.$G$3];&quot;Bajo&quot;;IF([.G11]=[.$G$3];&quot;Cumple&quot;;IF([.G11]&gt;[.$G$3];&quot;Muy Bueno&quot;)))" office:value-type="string" office:string-value="Bajo">
            <text:p>Bajo</text:p>
          </table:table-cell>
          <table:table-cell table:style-name="ce41" table:formula="of:=IF([.H11]&lt;[.$H$3];&quot;Bajo&quot;;IF([.H11]=[.$H$3];&quot;Cumple&quot;;IF([.H11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10" office:value-type="string">
            <text:p>0025_Providencia</text:p>
          </table:table-cell>
          <table:table-cell table:style-name="ce11" office:value-type="string">
            <text:p>Felipe Ignacio Riquelme Martínez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2]&lt;[.$F$3];&quot;Bajo&quot;;IF([.F12]=[.$F$3];&quot;Cumple&quot;;IF([.F12]&gt;[.$F$3];&quot;Muy Bueno&quot;)))" office:value-type="string" office:string-value="Bajo">
            <text:p>Bajo</text:p>
          </table:table-cell>
          <table:table-cell table:style-name="ce36" table:formula="of:=IF([.G12]&lt;[.$G$3];&quot;Bajo&quot;;IF([.G12]=[.$G$3];&quot;Cumple&quot;;IF([.G12]&gt;[.$G$3];&quot;Muy Bueno&quot;)))" office:value-type="string" office:string-value="Bajo">
            <text:p>Bajo</text:p>
          </table:table-cell>
          <table:table-cell table:style-name="ce41" table:formula="of:=IF([.H12]&lt;[.$H$3];&quot;Bajo&quot;;IF([.H12]=[.$H$3];&quot;Cumple&quot;;IF([.H12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10" office:value-type="string">
            <text:p>0025_Providencia</text:p>
          </table:table-cell>
          <table:table-cell table:style-name="ce11" office:value-type="string">
            <text:p>Franchesca Andrea Arredondo Anríquez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3]&lt;[.$F$3];&quot;Bajo&quot;;IF([.F13]=[.$F$3];&quot;Cumple&quot;;IF([.F13]&gt;[.$F$3];&quot;Muy Bueno&quot;)))" office:value-type="string" office:string-value="Bajo">
            <text:p>Bajo</text:p>
          </table:table-cell>
          <table:table-cell table:style-name="ce36" table:formula="of:=IF([.G13]&lt;[.$G$3];&quot;Bajo&quot;;IF([.G13]=[.$G$3];&quot;Cumple&quot;;IF([.G13]&gt;[.$G$3];&quot;Muy Bueno&quot;)))" office:value-type="string" office:string-value="Bajo">
            <text:p>Bajo</text:p>
          </table:table-cell>
          <table:table-cell table:style-name="ce41" table:formula="of:=IF([.H13]&lt;[.$H$3];&quot;Bajo&quot;;IF([.H13]=[.$H$3];&quot;Cumple&quot;;IF([.H13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10" office:value-type="string">
            <text:p>0025_Providencia</text:p>
          </table:table-cell>
          <table:table-cell table:style-name="ce11" office:value-type="string">
            <text:p>Francisco Aquino Dominguez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4]&lt;[.$F$3];&quot;Bajo&quot;;IF([.F14]=[.$F$3];&quot;Cumple&quot;;IF([.F14]&gt;[.$F$3];&quot;Muy Bueno&quot;)))" office:value-type="string" office:string-value="Bajo">
            <text:p>Bajo</text:p>
          </table:table-cell>
          <table:table-cell table:style-name="ce36" table:formula="of:=IF([.G14]&lt;[.$G$3];&quot;Bajo&quot;;IF([.G14]=[.$G$3];&quot;Cumple&quot;;IF([.G14]&gt;[.$G$3];&quot;Muy Bueno&quot;)))" office:value-type="string" office:string-value="Bajo">
            <text:p>Bajo</text:p>
          </table:table-cell>
          <table:table-cell table:style-name="ce41" table:formula="of:=IF([.H14]&lt;[.$H$3];&quot;Bajo&quot;;IF([.H14]=[.$H$3];&quot;Cumple&quot;;IF([.H14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10" office:value-type="string">
            <text:p>0025_Providencia</text:p>
          </table:table-cell>
          <table:table-cell table:style-name="ce11" office:value-type="string">
            <text:p>Gustavo David Rodríguez Jalaf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5]&lt;[.$F$3];&quot;Bajo&quot;;IF([.F15]=[.$F$3];&quot;Cumple&quot;;IF([.F15]&gt;[.$F$3];&quot;Muy Bueno&quot;)))" office:value-type="string" office:string-value="Bajo">
            <text:p>Bajo</text:p>
          </table:table-cell>
          <table:table-cell table:style-name="ce36" table:formula="of:=IF([.G15]&lt;[.$G$3];&quot;Bajo&quot;;IF([.G15]=[.$G$3];&quot;Cumple&quot;;IF([.G15]&gt;[.$G$3];&quot;Muy Bueno&quot;)))" office:value-type="string" office:string-value="Bajo">
            <text:p>Bajo</text:p>
          </table:table-cell>
          <table:table-cell table:style-name="ce41" table:formula="of:=IF([.H15]&lt;[.$H$3];&quot;Bajo&quot;;IF([.H15]=[.$H$3];&quot;Cumple&quot;;IF([.H15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10" office:value-type="string">
            <text:p>0025_Providencia</text:p>
          </table:table-cell>
          <table:table-cell table:style-name="ce11" office:value-type="string">
            <text:p>Javiera Paz Vásquez Aracena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6]&lt;[.$F$3];&quot;Bajo&quot;;IF([.F16]=[.$F$3];&quot;Cumple&quot;;IF([.F16]&gt;[.$F$3];&quot;Muy Bueno&quot;)))" office:value-type="string" office:string-value="Bajo">
            <text:p>Bajo</text:p>
          </table:table-cell>
          <table:table-cell table:style-name="ce36" table:formula="of:=IF([.G16]&lt;[.$G$3];&quot;Bajo&quot;;IF([.G16]=[.$G$3];&quot;Cumple&quot;;IF([.G16]&gt;[.$G$3];&quot;Muy Bueno&quot;)))" office:value-type="string" office:string-value="Bajo">
            <text:p>Bajo</text:p>
          </table:table-cell>
          <table:table-cell table:style-name="ce41" table:formula="of:=IF([.H16]&lt;[.$H$3];&quot;Bajo&quot;;IF([.H16]=[.$H$3];&quot;Cumple&quot;;IF([.H16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10" office:value-type="string">
            <text:p>0025_Providencia</text:p>
          </table:table-cell>
          <table:table-cell table:style-name="ce11" office:value-type="string">
            <text:p>Jorge Alfredo Pablo Sepúlveda Fuentealba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7]&lt;[.$F$3];&quot;Bajo&quot;;IF([.F17]=[.$F$3];&quot;Cumple&quot;;IF([.F17]&gt;[.$F$3];&quot;Muy Bueno&quot;)))" office:value-type="string" office:string-value="Bajo">
            <text:p>Bajo</text:p>
          </table:table-cell>
          <table:table-cell table:style-name="ce36" table:formula="of:=IF([.G17]&lt;[.$G$3];&quot;Bajo&quot;;IF([.G17]=[.$G$3];&quot;Cumple&quot;;IF([.G17]&gt;[.$G$3];&quot;Muy Bueno&quot;)))" office:value-type="string" office:string-value="Bajo">
            <text:p>Bajo</text:p>
          </table:table-cell>
          <table:table-cell table:style-name="ce41" table:formula="of:=IF([.H17]&lt;[.$H$3];&quot;Bajo&quot;;IF([.H17]=[.$H$3];&quot;Cumple&quot;;IF([.H17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10" office:value-type="string">
            <text:p>0025_Providencia</text:p>
          </table:table-cell>
          <table:table-cell table:style-name="ce11" office:value-type="string">
            <text:p>Jorge Antonio Rios Alvarado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8]&lt;[.$F$3];&quot;Bajo&quot;;IF([.F18]=[.$F$3];&quot;Cumple&quot;;IF([.F18]&gt;[.$F$3];&quot;Muy Bueno&quot;)))" office:value-type="string" office:string-value="Bajo">
            <text:p>Bajo</text:p>
          </table:table-cell>
          <table:table-cell table:style-name="ce36" table:formula="of:=IF([.G18]&lt;[.$G$3];&quot;Bajo&quot;;IF([.G18]=[.$G$3];&quot;Cumple&quot;;IF([.G18]&gt;[.$G$3];&quot;Muy Bueno&quot;)))" office:value-type="string" office:string-value="Bajo">
            <text:p>Bajo</text:p>
          </table:table-cell>
          <table:table-cell table:style-name="ce41" table:formula="of:=IF([.H18]&lt;[.$H$3];&quot;Bajo&quot;;IF([.H18]=[.$H$3];&quot;Cumple&quot;;IF([.H18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10" office:value-type="string">
            <text:p>0025_Providencia</text:p>
          </table:table-cell>
          <table:table-cell table:style-name="ce11" office:value-type="string">
            <text:p>Lexlyn Yuan Olve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9]&lt;[.$F$3];&quot;Bajo&quot;;IF([.F19]=[.$F$3];&quot;Cumple&quot;;IF([.F19]&gt;[.$F$3];&quot;Muy Bueno&quot;)))" office:value-type="string" office:string-value="Bajo">
            <text:p>Bajo</text:p>
          </table:table-cell>
          <table:table-cell table:style-name="ce36" table:formula="of:=IF([.G19]&lt;[.$G$3];&quot;Bajo&quot;;IF([.G19]=[.$G$3];&quot;Cumple&quot;;IF([.G19]&gt;[.$G$3];&quot;Muy Bueno&quot;)))" office:value-type="string" office:string-value="Bajo">
            <text:p>Bajo</text:p>
          </table:table-cell>
          <table:table-cell table:style-name="ce41" table:formula="of:=IF([.H19]&lt;[.$H$3];&quot;Bajo&quot;;IF([.H19]=[.$H$3];&quot;Cumple&quot;;IF([.H19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10" office:value-type="string">
            <text:p>0025_Providencia</text:p>
          </table:table-cell>
          <table:table-cell table:style-name="ce11" office:value-type="string">
            <text:p>madelaine oliva antinao</text:p>
          </table:table-cell>
          <table:table-cell table:style-name="ce11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20]&lt;[.$F$3];&quot;Bajo&quot;;IF([.F20]=[.$F$3];&quot;Cumple&quot;;IF([.F20]&gt;[.$F$3];&quot;Muy Bueno&quot;)))" office:value-type="string" office:string-value="Bajo">
            <text:p>Bajo</text:p>
          </table:table-cell>
          <table:table-cell table:style-name="ce36" table:formula="of:=IF([.G20]&lt;[.$G$3];&quot;Bajo&quot;;IF([.G20]=[.$G$3];&quot;Cumple&quot;;IF([.G20]&gt;[.$G$3];&quot;Muy Bueno&quot;)))" office:value-type="string" office:string-value="Bajo">
            <text:p>Bajo</text:p>
          </table:table-cell>
          <table:table-cell table:style-name="ce41" table:formula="of:=IF([.H20]&lt;[.$H$3];&quot;Bajo&quot;;IF([.H20]=[.$H$3];&quot;Cumple&quot;;IF([.H20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10" office:value-type="string">
            <text:p>0025_Providencia</text:p>
          </table:table-cell>
          <table:table-cell table:style-name="ce11" office:value-type="string">
            <text:p>Mauricio Ariel Pino Reyes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21]&lt;[.$F$3];&quot;Bajo&quot;;IF([.F21]=[.$F$3];&quot;Cumple&quot;;IF([.F21]&gt;[.$F$3];&quot;Muy Bueno&quot;)))" office:value-type="string" office:string-value="Bajo">
            <text:p>Bajo</text:p>
          </table:table-cell>
          <table:table-cell table:style-name="ce36" table:formula="of:=IF([.G21]&lt;[.$G$3];&quot;Bajo&quot;;IF([.G21]=[.$G$3];&quot;Cumple&quot;;IF([.G21]&gt;[.$G$3];&quot;Muy Bueno&quot;)))" office:value-type="string" office:string-value="Bajo">
            <text:p>Bajo</text:p>
          </table:table-cell>
          <table:table-cell table:style-name="ce41" table:formula="of:=IF([.H21]&lt;[.$H$3];&quot;Bajo&quot;;IF([.H21]=[.$H$3];&quot;Cumple&quot;;IF([.H21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10" office:value-type="string">
            <text:p>0025_Providencia</text:p>
          </table:table-cell>
          <table:table-cell table:style-name="ce11" office:value-type="string">
            <text:p>Paz Carolina Ifigenia Parry Andrade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22]&lt;[.$F$3];&quot;Bajo&quot;;IF([.F22]=[.$F$3];&quot;Cumple&quot;;IF([.F22]&gt;[.$F$3];&quot;Muy Bueno&quot;)))" office:value-type="string" office:string-value="Bajo">
            <text:p>Bajo</text:p>
          </table:table-cell>
          <table:table-cell table:style-name="ce36" table:formula="of:=IF([.G22]&lt;[.$G$3];&quot;Bajo&quot;;IF([.G22]=[.$G$3];&quot;Cumple&quot;;IF([.G22]&gt;[.$G$3];&quot;Muy Bueno&quot;)))" office:value-type="string" office:string-value="Bajo">
            <text:p>Bajo</text:p>
          </table:table-cell>
          <table:table-cell table:style-name="ce41" table:formula="of:=IF([.H22]&lt;[.$H$3];&quot;Bajo&quot;;IF([.H22]=[.$H$3];&quot;Cumple&quot;;IF([.H22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10" office:value-type="string">
            <text:p>0025_Providencia</text:p>
          </table:table-cell>
          <table:table-cell table:style-name="ce11" office:value-type="string">
            <text:p>Pedro Roberto Rodríguez Viera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23]&lt;[.$F$3];&quot;Bajo&quot;;IF([.F23]=[.$F$3];&quot;Cumple&quot;;IF([.F23]&gt;[.$F$3];&quot;Muy Bueno&quot;)))" office:value-type="string" office:string-value="Bajo">
            <text:p>Bajo</text:p>
          </table:table-cell>
          <table:table-cell table:style-name="ce36" table:formula="of:=IF([.G23]&lt;[.$G$3];&quot;Bajo&quot;;IF([.G23]=[.$G$3];&quot;Cumple&quot;;IF([.G23]&gt;[.$G$3];&quot;Muy Bueno&quot;)))" office:value-type="string" office:string-value="Bajo">
            <text:p>Bajo</text:p>
          </table:table-cell>
          <table:table-cell table:style-name="ce41" table:formula="of:=IF([.H23]&lt;[.$H$3];&quot;Bajo&quot;;IF([.H23]=[.$H$3];&quot;Cumple&quot;;IF([.H23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10" office:value-type="string">
            <text:p>0025_Providencia</text:p>
          </table:table-cell>
          <table:table-cell table:style-name="ce11" office:value-type="string">
            <text:p>ralf paul emiliano torres cortes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24]&lt;[.$F$3];&quot;Bajo&quot;;IF([.F24]=[.$F$3];&quot;Cumple&quot;;IF([.F24]&gt;[.$F$3];&quot;Muy Bueno&quot;)))" office:value-type="string" office:string-value="Bajo">
            <text:p>Bajo</text:p>
          </table:table-cell>
          <table:table-cell table:style-name="ce36" table:formula="of:=IF([.G24]&lt;[.$G$3];&quot;Bajo&quot;;IF([.G24]=[.$G$3];&quot;Cumple&quot;;IF([.G24]&gt;[.$G$3];&quot;Muy Bueno&quot;)))" office:value-type="string" office:string-value="Bajo">
            <text:p>Bajo</text:p>
          </table:table-cell>
          <table:table-cell table:style-name="ce41" table:formula="of:=IF([.H24]&lt;[.$H$3];&quot;Bajo&quot;;IF([.H24]=[.$H$3];&quot;Cumple&quot;;IF([.H24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10" office:value-type="string">
            <text:p>0025_Providencia</text:p>
          </table:table-cell>
          <table:table-cell table:style-name="ce11" office:value-type="string">
            <text:p>Rocío Cubillos Negrete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25]&lt;[.$F$3];&quot;Bajo&quot;;IF([.F25]=[.$F$3];&quot;Cumple&quot;;IF([.F25]&gt;[.$F$3];&quot;Muy Bueno&quot;)))" office:value-type="string" office:string-value="Bajo">
            <text:p>Bajo</text:p>
          </table:table-cell>
          <table:table-cell table:style-name="ce36" table:formula="of:=IF([.G25]&lt;[.$G$3];&quot;Bajo&quot;;IF([.G25]=[.$G$3];&quot;Cumple&quot;;IF([.G25]&gt;[.$G$3];&quot;Muy Bueno&quot;)))" office:value-type="string" office:string-value="Bajo">
            <text:p>Bajo</text:p>
          </table:table-cell>
          <table:table-cell table:style-name="ce41" table:formula="of:=IF([.H25]&lt;[.$H$3];&quot;Bajo&quot;;IF([.H25]=[.$H$3];&quot;Cumple&quot;;IF([.H25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10" office:value-type="string">
            <text:p>0025_Providencia</text:p>
          </table:table-cell>
          <table:table-cell table:style-name="ce11" office:value-type="string">
            <text:p>Sergio Olivos Rios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26]&lt;[.$F$3];&quot;Bajo&quot;;IF([.F26]=[.$F$3];&quot;Cumple&quot;;IF([.F26]&gt;[.$F$3];&quot;Muy Bueno&quot;)))" office:value-type="string" office:string-value="Bajo">
            <text:p>Bajo</text:p>
          </table:table-cell>
          <table:table-cell table:style-name="ce36" table:formula="of:=IF([.G26]&lt;[.$G$3];&quot;Bajo&quot;;IF([.G26]=[.$G$3];&quot;Cumple&quot;;IF([.G26]&gt;[.$G$3];&quot;Muy Bueno&quot;)))" office:value-type="string" office:string-value="Bajo">
            <text:p>Bajo</text:p>
          </table:table-cell>
          <table:table-cell table:style-name="ce41" table:formula="of:=IF([.H26]&lt;[.$H$3];&quot;Bajo&quot;;IF([.H26]=[.$H$3];&quot;Cumple&quot;;IF([.H26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23">
            <text:p>23</text:p>
          </table:table-cell>
          <table:table-cell table:style-name="ce10" office:value-type="string">
            <text:p>0025_Providencia</text:p>
          </table:table-cell>
          <table:table-cell table:style-name="ce11" office:value-type="string">
            <text:p>Tatiana Iturriaga Duque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27]&lt;[.$F$3];&quot;Bajo&quot;;IF([.F27]=[.$F$3];&quot;Cumple&quot;;IF([.F27]&gt;[.$F$3];&quot;Muy Bueno&quot;)))" office:value-type="string" office:string-value="Bajo">
            <text:p>Bajo</text:p>
          </table:table-cell>
          <table:table-cell table:style-name="ce36" table:formula="of:=IF([.G27]&lt;[.$G$3];&quot;Bajo&quot;;IF([.G27]=[.$G$3];&quot;Cumple&quot;;IF([.G27]&gt;[.$G$3];&quot;Muy Bueno&quot;)))" office:value-type="string" office:string-value="Bajo">
            <text:p>Bajo</text:p>
          </table:table-cell>
          <table:table-cell table:style-name="ce41" table:formula="of:=IF([.H27]&lt;[.$H$3];&quot;Bajo&quot;;IF([.H27]=[.$H$3];&quot;Cumple&quot;;IF([.H27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6" office:value-type="float" office:value="24">
            <text:p>24</text:p>
          </table:table-cell>
          <table:table-cell table:style-name="ce10" office:value-type="string">
            <text:p>0025_Providencia</text:p>
          </table:table-cell>
          <table:table-cell table:style-name="ce12" office:value-type="string">
            <text:p>Victor Alejandro Valladares Espinoza</text:p>
          </table:table-cell>
          <table:table-cell table:style-name="ce17"/>
          <table:table-cell table:style-name="ce21" office:value-type="string">
            <text:p>1.1 Algorimos</text:p>
          </table:table-cell>
          <table:table-cell table:style-name="ce6"/>
          <table:table-cell table:style-name="ce12"/>
          <table:table-cell table:style-name="ce21"/>
          <table:table-cell table:style-name="ce32" table:formula="of:=IF([.F28]&lt;[.$F$3];&quot;Bajo&quot;;IF([.F28]=[.$F$3];&quot;Cumple&quot;;IF([.F28]&gt;[.$F$3];&quot;Muy Bueno&quot;)))" office:value-type="string" office:string-value="Bajo">
            <text:p>Bajo</text:p>
          </table:table-cell>
          <table:table-cell table:style-name="ce37" table:formula="of:=IF([.G28]&lt;[.$G$3];&quot;Bajo&quot;;IF([.G28]=[.$G$3];&quot;Cumple&quot;;IF([.G28]&gt;[.$G$3];&quot;Muy Bueno&quot;)))" office:value-type="string" office:string-value="Bajo">
            <text:p>Bajo</text:p>
          </table:table-cell>
          <table:table-cell table:style-name="ce42" table:formula="of:=IF([.H28]&lt;[.$H$3];&quot;Bajo&quot;;IF([.H28]=[.$H$3];&quot;Cumple&quot;;IF([.H28]&gt;[.$H$3];&quot;Muy Bueno&quot;)))" office:value-type="string" office:string-value="Bajo">
            <text:p>Bajo</text:p>
          </table:table-cell>
          <table:table-cell table:style-name="ce21"/>
          <table:table-cell table:style-name="ce47"/>
          <table:table-cell table:number-columns-repeated="1011"/>
        </table:table-row>
        <table:table-row table:style-name="ro1" table:number-rows-repeated="11">
          <table:table-cell table:style-name="ce7" table:number-columns-repeated="2"/>
          <table:table-cell table:style-name="ce14"/>
          <table:table-cell table:style-name="ce7" table:number-columns-repeated="2"/>
          <table:table-cell table:style-name="ce14" table:number-columns-repeated="3"/>
          <table:table-cell table:number-columns-repeated="1016"/>
        </table:table-row>
        <table:table-row table:style-name="ro1" table:number-rows-repeated="6">
          <table:table-cell table:style-name="ce7" table:number-columns-repeated="2"/>
          <table:table-cell table:style-name="ce14"/>
          <table:table-cell table:style-name="ce7" table:number-columns-repeated="5"/>
          <table:table-cell table:number-columns-repeated="1016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26_Providencia Evaluacion 1.1" table:style-name="ta5" table:protected="true" table:print="false">
        <table:table-column table:style-name="co1" table:number-columns-repeated="2" table:default-cell-style-name="ce1"/>
        <table:table-column table:style-name="co2" table:default-cell-style-name="ce13"/>
        <table:table-column table:style-name="co3" table:default-cell-style-name="ce1"/>
        <table:table-column table:style-name="co1" table:default-cell-style-name="ce1"/>
        <table:table-column table:style-name="co15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3" table:default-cell-style-name="ce1"/>
        <table:table-column table:style-name="co6" table:default-cell-style-name="ce7"/>
        <table:table-column table:style-name="co1" table:default-cell-style-name="ce7"/>
        <table:table-column table:style-name="co1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Total Curso</text:p>
          </table:table-cell>
          <table:table-cell table:style-name="ce8" table:formula="of:=+COUNT([.A5:.A28])" office:value-type="float" office:value="18">
            <text:p>18</text:p>
          </table:table-cell>
          <table:table-cell table:number-columns-repeated="3"/>
          <table:table-cell table:style-name="ce22" office:value-type="string" table:number-columns-spanned="3" table:number-rows-spanned="1">
            <text:p>Espectativa Final x Item Rubrica</text:p>
          </table:table-cell>
          <table:covered-table-cell table:style-name="ce24"/>
          <table:covered-table-cell table:style-name="ce26"/>
          <table:table-cell table:number-columns-repeated="1016"/>
        </table:table-row>
        <table:table-row table:style-name="ro1">
          <table:table-cell table:number-columns-repeated="5"/>
          <table:table-cell table:style-name="ce23" office:value-type="float" office:value="3">
            <text:p>3</text:p>
          </table:table-cell>
          <table:table-cell table:style-name="ce25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style-name="ce28" office:value-type="string" table:number-columns-spanned="3" table:number-rows-spanned="1">
            <text:p>Score</text:p>
          </table:table-cell>
          <table:covered-table-cell table:style-name="ce33"/>
          <table:covered-table-cell table:style-name="ce38"/>
          <table:table-cell table:number-columns-repeated="1013"/>
        </table:table-row>
        <table:table-row table:style-name="ro3">
          <table:table-cell table:style-name="ce3" office:value-type="string">
            <text:p>N°</text:p>
          </table:table-cell>
          <table:table-cell table:style-name="ce9" office:value-type="string">
            <text:p>CodCurso</text:p>
          </table:table-cell>
          <table:table-cell table:style-name="ce9" office:value-type="string">
            <text:p>Nombre</text:p>
          </table:table-cell>
          <table:table-cell table:style-name="ce9" office:value-type="string">
            <text:p>Path GitHUb</text:p>
          </table:table-cell>
          <table:table-cell table:style-name="ce18" office:value-type="string">
            <text:p>Item</text:p>
          </table:table-cell>
          <table:table-cell table:style-name="ce3" office:value-type="string">
            <text:p>Estructura</text:p>
          </table:table-cell>
          <table:table-cell table:style-name="ce9" office:value-type="string">
            <text:p>Solución</text:p>
          </table:table-cell>
          <table:table-cell table:style-name="ce18" office:value-type="string">
            <text:p>Capacidad de expresión lógica, abstracción, síntesis, conocimiento de algoritmos y complejidad asintótica.</text:p>
          </table:table-cell>
          <table:table-cell table:style-name="ce29" office:value-type="string">
            <text:p>Estructura</text:p>
          </table:table-cell>
          <table:table-cell table:style-name="ce34" office:value-type="string">
            <text:p>Solución</text:p>
          </table:table-cell>
          <table:table-cell table:style-name="ce39" office:value-type="string">
            <text:p>Capacidad de expresión lógica, abstracción, síntesis, conocimiento de algoritmos y complejidad asintótica.</text:p>
          </table:table-cell>
          <table:table-cell table:style-name="ce43" office:value-type="string">
            <text:p>Hallazgos</text:p>
          </table:table-cell>
          <table:table-cell table:style-name="ce44" office:value-type="string">
            <text:p>Plan de Accion</text:p>
          </table:table-cell>
          <table:table-cell table:style-name="ce48" table:number-columns-repeated="1011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>
            <text:p>0026_Providencia</text:p>
          </table:table-cell>
          <table:table-cell table:style-name="ce10" office:value-type="string">
            <text:p>Alexis Manuel Ruiz Soto</text:p>
          </table:table-cell>
          <table:table-cell table:style-name="ce15"/>
          <table:table-cell table:style-name="ce19" office:value-type="string">
            <text:p>1.1 Algorimos</text:p>
          </table:table-cell>
          <table:table-cell table:style-name="ce4"/>
          <table:table-cell table:style-name="ce10"/>
          <table:table-cell table:style-name="ce19"/>
          <table:table-cell table:style-name="ce30" table:formula="of:=IF([.F5]&lt;[.$F$3];&quot;Bajo&quot;;IF([.F5]=[.$F$3];&quot;Cumple&quot;;IF([.F5]&gt;[.$F$3];&quot;Muy Bueno&quot;)))" office:value-type="string" office:string-value="Bajo">
            <text:p>Bajo</text:p>
          </table:table-cell>
          <table:table-cell table:style-name="ce35" table:formula="of:=IF([.G5]&lt;[.$G$3];&quot;Bajo&quot;;IF([.G5]=[.$G$3];&quot;Cumple&quot;;IF([.G5]&gt;[.$G$3];&quot;Muy Bueno&quot;)))" office:value-type="string" office:string-value="Bajo">
            <text:p>Bajo</text:p>
          </table:table-cell>
          <table:table-cell table:style-name="ce40" table:formula="of:=IF([.H5]&lt;[.$H$3];&quot;Bajo&quot;;IF([.H5]=[.$H$3];&quot;Cumple&quot;;IF([.H5]&gt;[.$H$3];&quot;Muy Bueno&quot;)))" office:value-type="string" office:string-value="Bajo">
            <text:p>Bajo</text:p>
          </table:table-cell>
          <table:table-cell table:style-name="ce19"/>
          <table:table-cell table:style-name="ce45"/>
          <table:table-cell table:style-name="ce13" table:number-columns-repeated="1011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0026_Providencia</text:p>
          </table:table-cell>
          <table:table-cell table:style-name="ce11" office:value-type="string">
            <text:p>Ángel Andrés Barroso Barrales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6]&lt;[.$F$3];&quot;Bajo&quot;;IF([.F6]=[.$F$3];&quot;Cumple&quot;;IF([.F6]&gt;[.$F$3];&quot;Muy Bueno&quot;)))" office:value-type="string" office:string-value="Bajo">
            <text:p>Bajo</text:p>
          </table:table-cell>
          <table:table-cell table:style-name="ce36" table:formula="of:=IF([.G6]&lt;[.$G$3];&quot;Bajo&quot;;IF([.G6]=[.$G$3];&quot;Cumple&quot;;IF([.G6]&gt;[.$G$3];&quot;Muy Bueno&quot;)))" office:value-type="string" office:string-value="Bajo">
            <text:p>Bajo</text:p>
          </table:table-cell>
          <table:table-cell table:style-name="ce41" table:formula="of:=IF([.H6]&lt;[.$H$3];&quot;Bajo&quot;;IF([.H6]=[.$H$3];&quot;Cumple&quot;;IF([.H6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11" office:value-type="string">
            <text:p>0026_Providencia</text:p>
          </table:table-cell>
          <table:table-cell table:style-name="ce11" office:value-type="string">
            <text:p>Carlos Nícolas Donoso Rivera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7]&lt;[.$F$3];&quot;Bajo&quot;;IF([.F7]=[.$F$3];&quot;Cumple&quot;;IF([.F7]&gt;[.$F$3];&quot;Muy Bueno&quot;)))" office:value-type="string" office:string-value="Bajo">
            <text:p>Bajo</text:p>
          </table:table-cell>
          <table:table-cell table:style-name="ce36" table:formula="of:=IF([.G7]&lt;[.$G$3];&quot;Bajo&quot;;IF([.G7]=[.$G$3];&quot;Cumple&quot;;IF([.G7]&gt;[.$G$3];&quot;Muy Bueno&quot;)))" office:value-type="string" office:string-value="Bajo">
            <text:p>Bajo</text:p>
          </table:table-cell>
          <table:table-cell table:style-name="ce41" table:formula="of:=IF([.H7]&lt;[.$H$3];&quot;Bajo&quot;;IF([.H7]=[.$H$3];&quot;Cumple&quot;;IF([.H7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1" office:value-type="string">
            <text:p>0026_Providencia</text:p>
          </table:table-cell>
          <table:table-cell table:style-name="ce11" office:value-type="string">
            <text:p>Claudia Francisca Lloncón Pineda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8]&lt;[.$F$3];&quot;Bajo&quot;;IF([.F8]=[.$F$3];&quot;Cumple&quot;;IF([.F8]&gt;[.$F$3];&quot;Muy Bueno&quot;)))" office:value-type="string" office:string-value="Bajo">
            <text:p>Bajo</text:p>
          </table:table-cell>
          <table:table-cell table:style-name="ce36" table:formula="of:=IF([.G8]&lt;[.$G$3];&quot;Bajo&quot;;IF([.G8]=[.$G$3];&quot;Cumple&quot;;IF([.G8]&gt;[.$G$3];&quot;Muy Bueno&quot;)))" office:value-type="string" office:string-value="Bajo">
            <text:p>Bajo</text:p>
          </table:table-cell>
          <table:table-cell table:style-name="ce41" table:formula="of:=IF([.H8]&lt;[.$H$3];&quot;Bajo&quot;;IF([.H8]=[.$H$3];&quot;Cumple&quot;;IF([.H8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11" office:value-type="string">
            <text:p>0026_Providencia</text:p>
          </table:table-cell>
          <table:table-cell table:style-name="ce11" office:value-type="string">
            <text:p>Cristóbal Matías Latorre Padilla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9]&lt;[.$F$3];&quot;Bajo&quot;;IF([.F9]=[.$F$3];&quot;Cumple&quot;;IF([.F9]&gt;[.$F$3];&quot;Muy Bueno&quot;)))" office:value-type="string" office:string-value="Bajo">
            <text:p>Bajo</text:p>
          </table:table-cell>
          <table:table-cell table:style-name="ce36" table:formula="of:=IF([.G9]&lt;[.$G$3];&quot;Bajo&quot;;IF([.G9]=[.$G$3];&quot;Cumple&quot;;IF([.G9]&gt;[.$G$3];&quot;Muy Bueno&quot;)))" office:value-type="string" office:string-value="Bajo">
            <text:p>Bajo</text:p>
          </table:table-cell>
          <table:table-cell table:style-name="ce41" table:formula="of:=IF([.H9]&lt;[.$H$3];&quot;Bajo&quot;;IF([.H9]=[.$H$3];&quot;Cumple&quot;;IF([.H9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11" office:value-type="string">
            <text:p>0026_Providencia</text:p>
          </table:table-cell>
          <table:table-cell table:style-name="ce11" office:value-type="string">
            <text:p>Diego Mauricio Quiero Gómez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0]&lt;[.$F$3];&quot;Bajo&quot;;IF([.F10]=[.$F$3];&quot;Cumple&quot;;IF([.F10]&gt;[.$F$3];&quot;Muy Bueno&quot;)))" office:value-type="string" office:string-value="Bajo">
            <text:p>Bajo</text:p>
          </table:table-cell>
          <table:table-cell table:style-name="ce36" table:formula="of:=IF([.G10]&lt;[.$G$3];&quot;Bajo&quot;;IF([.G10]=[.$G$3];&quot;Cumple&quot;;IF([.G10]&gt;[.$G$3];&quot;Muy Bueno&quot;)))" office:value-type="string" office:string-value="Bajo">
            <text:p>Bajo</text:p>
          </table:table-cell>
          <table:table-cell table:style-name="ce41" table:formula="of:=IF([.H10]&lt;[.$H$3];&quot;Bajo&quot;;IF([.H10]=[.$H$3];&quot;Cumple&quot;;IF([.H10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11" office:value-type="string">
            <text:p>0026_Providencia</text:p>
          </table:table-cell>
          <table:table-cell table:style-name="ce11" office:value-type="string">
            <text:p>Diego Patricio Pizarro Rojas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1]&lt;[.$F$3];&quot;Bajo&quot;;IF([.F11]=[.$F$3];&quot;Cumple&quot;;IF([.F11]&gt;[.$F$3];&quot;Muy Bueno&quot;)))" office:value-type="string" office:string-value="Bajo">
            <text:p>Bajo</text:p>
          </table:table-cell>
          <table:table-cell table:style-name="ce36" table:formula="of:=IF([.G11]&lt;[.$G$3];&quot;Bajo&quot;;IF([.G11]=[.$G$3];&quot;Cumple&quot;;IF([.G11]&gt;[.$G$3];&quot;Muy Bueno&quot;)))" office:value-type="string" office:string-value="Bajo">
            <text:p>Bajo</text:p>
          </table:table-cell>
          <table:table-cell table:style-name="ce41" table:formula="of:=IF([.H11]&lt;[.$H$3];&quot;Bajo&quot;;IF([.H11]=[.$H$3];&quot;Cumple&quot;;IF([.H11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11" office:value-type="string">
            <text:p>0026_Providencia</text:p>
          </table:table-cell>
          <table:table-cell table:style-name="ce11" office:value-type="string">
            <text:p>Javier Agustín Leiva Serey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2]&lt;[.$F$3];&quot;Bajo&quot;;IF([.F12]=[.$F$3];&quot;Cumple&quot;;IF([.F12]&gt;[.$F$3];&quot;Muy Bueno&quot;)))" office:value-type="string" office:string-value="Bajo">
            <text:p>Bajo</text:p>
          </table:table-cell>
          <table:table-cell table:style-name="ce36" table:formula="of:=IF([.G12]&lt;[.$G$3];&quot;Bajo&quot;;IF([.G12]=[.$G$3];&quot;Cumple&quot;;IF([.G12]&gt;[.$G$3];&quot;Muy Bueno&quot;)))" office:value-type="string" office:string-value="Bajo">
            <text:p>Bajo</text:p>
          </table:table-cell>
          <table:table-cell table:style-name="ce41" table:formula="of:=IF([.H12]&lt;[.$H$3];&quot;Bajo&quot;;IF([.H12]=[.$H$3];&quot;Cumple&quot;;IF([.H12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11" office:value-type="string">
            <text:p>0026_Providencia</text:p>
          </table:table-cell>
          <table:table-cell table:style-name="ce11" office:value-type="string">
            <text:p>Josue Quiriban Pérez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3]&lt;[.$F$3];&quot;Bajo&quot;;IF([.F13]=[.$F$3];&quot;Cumple&quot;;IF([.F13]&gt;[.$F$3];&quot;Muy Bueno&quot;)))" office:value-type="string" office:string-value="Bajo">
            <text:p>Bajo</text:p>
          </table:table-cell>
          <table:table-cell table:style-name="ce36" table:formula="of:=IF([.G13]&lt;[.$G$3];&quot;Bajo&quot;;IF([.G13]=[.$G$3];&quot;Cumple&quot;;IF([.G13]&gt;[.$G$3];&quot;Muy Bueno&quot;)))" office:value-type="string" office:string-value="Bajo">
            <text:p>Bajo</text:p>
          </table:table-cell>
          <table:table-cell table:style-name="ce41" table:formula="of:=IF([.H13]&lt;[.$H$3];&quot;Bajo&quot;;IF([.H13]=[.$H$3];&quot;Cumple&quot;;IF([.H13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11" office:value-type="string">
            <text:p>0026_Providencia</text:p>
          </table:table-cell>
          <table:table-cell table:style-name="ce11" office:value-type="string">
            <text:p>Juan Carlos Tolorza Barra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4]&lt;[.$F$3];&quot;Bajo&quot;;IF([.F14]=[.$F$3];&quot;Cumple&quot;;IF([.F14]&gt;[.$F$3];&quot;Muy Bueno&quot;)))" office:value-type="string" office:string-value="Bajo">
            <text:p>Bajo</text:p>
          </table:table-cell>
          <table:table-cell table:style-name="ce36" table:formula="of:=IF([.G14]&lt;[.$G$3];&quot;Bajo&quot;;IF([.G14]=[.$G$3];&quot;Cumple&quot;;IF([.G14]&gt;[.$G$3];&quot;Muy Bueno&quot;)))" office:value-type="string" office:string-value="Bajo">
            <text:p>Bajo</text:p>
          </table:table-cell>
          <table:table-cell table:style-name="ce41" table:formula="of:=IF([.H14]&lt;[.$H$3];&quot;Bajo&quot;;IF([.H14]=[.$H$3];&quot;Cumple&quot;;IF([.H14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11" office:value-type="string">
            <text:p>0026_Providencia</text:p>
          </table:table-cell>
          <table:table-cell table:style-name="ce11" office:value-type="string">
            <text:p>Karla Gómez Burgos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5]&lt;[.$F$3];&quot;Bajo&quot;;IF([.F15]=[.$F$3];&quot;Cumple&quot;;IF([.F15]&gt;[.$F$3];&quot;Muy Bueno&quot;)))" office:value-type="string" office:string-value="Bajo">
            <text:p>Bajo</text:p>
          </table:table-cell>
          <table:table-cell table:style-name="ce36" table:formula="of:=IF([.G15]&lt;[.$G$3];&quot;Bajo&quot;;IF([.G15]=[.$G$3];&quot;Cumple&quot;;IF([.G15]&gt;[.$G$3];&quot;Muy Bueno&quot;)))" office:value-type="string" office:string-value="Bajo">
            <text:p>Bajo</text:p>
          </table:table-cell>
          <table:table-cell table:style-name="ce41" table:formula="of:=IF([.H15]&lt;[.$H$3];&quot;Bajo&quot;;IF([.H15]=[.$H$3];&quot;Cumple&quot;;IF([.H15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11" office:value-type="string">
            <text:p>0026_Providencia</text:p>
          </table:table-cell>
          <table:table-cell table:style-name="ce11" office:value-type="string">
            <text:p>Manuel Alejandro Lillo Blanco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6]&lt;[.$F$3];&quot;Bajo&quot;;IF([.F16]=[.$F$3];&quot;Cumple&quot;;IF([.F16]&gt;[.$F$3];&quot;Muy Bueno&quot;)))" office:value-type="string" office:string-value="Bajo">
            <text:p>Bajo</text:p>
          </table:table-cell>
          <table:table-cell table:style-name="ce36" table:formula="of:=IF([.G16]&lt;[.$G$3];&quot;Bajo&quot;;IF([.G16]=[.$G$3];&quot;Cumple&quot;;IF([.G16]&gt;[.$G$3];&quot;Muy Bueno&quot;)))" office:value-type="string" office:string-value="Bajo">
            <text:p>Bajo</text:p>
          </table:table-cell>
          <table:table-cell table:style-name="ce41" table:formula="of:=IF([.H16]&lt;[.$H$3];&quot;Bajo&quot;;IF([.H16]=[.$H$3];&quot;Cumple&quot;;IF([.H16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11" office:value-type="string">
            <text:p>0026_Providencia</text:p>
          </table:table-cell>
          <table:table-cell table:style-name="ce11" office:value-type="string">
            <text:p>manuel alejandro Soto Oyarzo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7]&lt;[.$F$3];&quot;Bajo&quot;;IF([.F17]=[.$F$3];&quot;Cumple&quot;;IF([.F17]&gt;[.$F$3];&quot;Muy Bueno&quot;)))" office:value-type="string" office:string-value="Bajo">
            <text:p>Bajo</text:p>
          </table:table-cell>
          <table:table-cell table:style-name="ce36" table:formula="of:=IF([.G17]&lt;[.$G$3];&quot;Bajo&quot;;IF([.G17]=[.$G$3];&quot;Cumple&quot;;IF([.G17]&gt;[.$G$3];&quot;Muy Bueno&quot;)))" office:value-type="string" office:string-value="Bajo">
            <text:p>Bajo</text:p>
          </table:table-cell>
          <table:table-cell table:style-name="ce41" table:formula="of:=IF([.H17]&lt;[.$H$3];&quot;Bajo&quot;;IF([.H17]=[.$H$3];&quot;Cumple&quot;;IF([.H17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11" office:value-type="string">
            <text:p>0026_Providencia</text:p>
          </table:table-cell>
          <table:table-cell table:style-name="ce11" office:value-type="string">
            <text:p>María Trinidad Gaete Mella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8]&lt;[.$F$3];&quot;Bajo&quot;;IF([.F18]=[.$F$3];&quot;Cumple&quot;;IF([.F18]&gt;[.$F$3];&quot;Muy Bueno&quot;)))" office:value-type="string" office:string-value="Bajo">
            <text:p>Bajo</text:p>
          </table:table-cell>
          <table:table-cell table:style-name="ce36" table:formula="of:=IF([.G18]&lt;[.$G$3];&quot;Bajo&quot;;IF([.G18]=[.$G$3];&quot;Cumple&quot;;IF([.G18]&gt;[.$G$3];&quot;Muy Bueno&quot;)))" office:value-type="string" office:string-value="Bajo">
            <text:p>Bajo</text:p>
          </table:table-cell>
          <table:table-cell table:style-name="ce41" table:formula="of:=IF([.H18]&lt;[.$H$3];&quot;Bajo&quot;;IF([.H18]=[.$H$3];&quot;Cumple&quot;;IF([.H18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11" office:value-type="string">
            <text:p>0026_Providencia</text:p>
          </table:table-cell>
          <table:table-cell table:style-name="ce11" office:value-type="string">
            <text:p>Matias Eduardo Flores Farias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9]&lt;[.$F$3];&quot;Bajo&quot;;IF([.F19]=[.$F$3];&quot;Cumple&quot;;IF([.F19]&gt;[.$F$3];&quot;Muy Bueno&quot;)))" office:value-type="string" office:string-value="Bajo">
            <text:p>Bajo</text:p>
          </table:table-cell>
          <table:table-cell table:style-name="ce36" table:formula="of:=IF([.G19]&lt;[.$G$3];&quot;Bajo&quot;;IF([.G19]=[.$G$3];&quot;Cumple&quot;;IF([.G19]&gt;[.$G$3];&quot;Muy Bueno&quot;)))" office:value-type="string" office:string-value="Bajo">
            <text:p>Bajo</text:p>
          </table:table-cell>
          <table:table-cell table:style-name="ce41" table:formula="of:=IF([.H19]&lt;[.$H$3];&quot;Bajo&quot;;IF([.H19]=[.$H$3];&quot;Cumple&quot;;IF([.H19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11" office:value-type="string">
            <text:p>0026_Providencia</text:p>
          </table:table-cell>
          <table:table-cell table:style-name="ce11" office:value-type="string">
            <text:p>Ricardo Alejandro Hermosilla Carrillo</text:p>
          </table:table-cell>
          <table:table-cell table:style-name="ce11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20]&lt;[.$F$3];&quot;Bajo&quot;;IF([.F20]=[.$F$3];&quot;Cumple&quot;;IF([.F20]&gt;[.$F$3];&quot;Muy Bueno&quot;)))" office:value-type="string" office:string-value="Bajo">
            <text:p>Bajo</text:p>
          </table:table-cell>
          <table:table-cell table:style-name="ce36" table:formula="of:=IF([.G20]&lt;[.$G$3];&quot;Bajo&quot;;IF([.G20]=[.$G$3];&quot;Cumple&quot;;IF([.G20]&gt;[.$G$3];&quot;Muy Bueno&quot;)))" office:value-type="string" office:string-value="Bajo">
            <text:p>Bajo</text:p>
          </table:table-cell>
          <table:table-cell table:style-name="ce41" table:formula="of:=IF([.H20]&lt;[.$H$3];&quot;Bajo&quot;;IF([.H20]=[.$H$3];&quot;Cumple&quot;;IF([.H20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11" office:value-type="string">
            <text:p>0026_Providencia</text:p>
          </table:table-cell>
          <table:table-cell table:style-name="ce11" office:value-type="string">
            <text:p>Segundo esteban medina gonzalez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21]&lt;[.$F$3];&quot;Bajo&quot;;IF([.F21]=[.$F$3];&quot;Cumple&quot;;IF([.F21]&gt;[.$F$3];&quot;Muy Bueno&quot;)))" office:value-type="string" office:string-value="Bajo">
            <text:p>Bajo</text:p>
          </table:table-cell>
          <table:table-cell table:style-name="ce36" table:formula="of:=IF([.G21]&lt;[.$G$3];&quot;Bajo&quot;;IF([.G21]=[.$G$3];&quot;Cumple&quot;;IF([.G21]&gt;[.$G$3];&quot;Muy Bueno&quot;)))" office:value-type="string" office:string-value="Bajo">
            <text:p>Bajo</text:p>
          </table:table-cell>
          <table:table-cell table:style-name="ce41" table:formula="of:=IF([.H21]&lt;[.$H$3];&quot;Bajo&quot;;IF([.H21]=[.$H$3];&quot;Cumple&quot;;IF([.H21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11" office:value-type="string">
            <text:p>0026_Providencia</text:p>
          </table:table-cell>
          <table:table-cell table:style-name="ce11" office:value-type="string">
            <text:p>Takeshi Kita Terrile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22]&lt;[.$F$3];&quot;Bajo&quot;;IF([.F22]=[.$F$3];&quot;Cumple&quot;;IF([.F22]&gt;[.$F$3];&quot;Muy Bueno&quot;)))" office:value-type="string" office:string-value="Bajo">
            <text:p>Bajo</text:p>
          </table:table-cell>
          <table:table-cell table:style-name="ce36" table:formula="of:=IF([.G22]&lt;[.$G$3];&quot;Bajo&quot;;IF([.G22]=[.$G$3];&quot;Cumple&quot;;IF([.G22]&gt;[.$G$3];&quot;Muy Bueno&quot;)))" office:value-type="string" office:string-value="Bajo">
            <text:p>Bajo</text:p>
          </table:table-cell>
          <table:table-cell table:style-name="ce41" table:formula="of:=IF([.H22]&lt;[.$H$3];&quot;Bajo&quot;;IF([.H22]=[.$H$3];&quot;Cumple&quot;;IF([.H22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 table:number-rows-repeated="5">
          <table:table-cell table:style-name="ce5"/>
          <table:table-cell table:style-name="ce11" table:number-columns-repeated="2"/>
          <table:table-cell table:style-name="ce16"/>
          <table:table-cell table:style-name="ce20"/>
          <table:table-cell table:style-name="ce5"/>
          <table:table-cell table:style-name="ce11"/>
          <table:table-cell table:style-name="ce20"/>
          <table:table-cell table:style-name="ce31"/>
          <table:table-cell table:style-name="ce36"/>
          <table:table-cell table:style-name="ce41"/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6"/>
          <table:table-cell table:style-name="ce12" table:number-columns-repeated="2"/>
          <table:table-cell table:style-name="ce17"/>
          <table:table-cell table:style-name="ce21"/>
          <table:table-cell table:style-name="ce6"/>
          <table:table-cell table:style-name="ce12"/>
          <table:table-cell table:style-name="ce21"/>
          <table:table-cell table:style-name="ce32"/>
          <table:table-cell table:style-name="ce37"/>
          <table:table-cell table:style-name="ce42"/>
          <table:table-cell table:style-name="ce21"/>
          <table:table-cell table:style-name="ce47"/>
          <table:table-cell table:number-columns-repeated="1011"/>
        </table:table-row>
        <table:table-row table:style-name="ro1" table:number-rows-repeated="19">
          <table:table-cell table:style-name="ce7" table:number-columns-repeated="2"/>
          <table:table-cell table:style-name="ce14"/>
          <table:table-cell table:style-name="ce7" table:number-columns-repeated="2"/>
          <table:table-cell table:style-name="ce14" table:number-columns-repeated="3"/>
          <table:table-cell table:number-columns-repeated="1016"/>
        </table:table-row>
        <table:table-row table:style-name="ro1" table:number-rows-repeated="23">
          <table:table-cell table:style-name="ce7" table:number-columns-repeated="2"/>
          <table:table-cell table:style-name="ce14"/>
          <table:table-cell table:style-name="ce7" table:number-columns-repeated="5"/>
          <table:table-cell table:number-columns-repeated="1016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27_Rancagua_Evaluacíon 1.1" table:style-name="ta6" table:protected="true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3"/>
        <table:table-column table:style-name="co3" table:default-cell-style-name="ce1"/>
        <table:table-column table:style-name="co1" table:default-cell-style-name="ce1"/>
        <table:table-column table:style-name="co16" table:default-cell-style-name="ce1"/>
        <table:table-column table:style-name="co12" table:default-cell-style-name="ce1"/>
        <table:table-column table:style-name="co17" table:default-cell-style-name="ce1"/>
        <table:table-column table:style-name="co1" table:number-columns-repeated="3" table:default-cell-style-name="ce1"/>
        <table:table-column table:style-name="co18" table:default-cell-style-name="ce7"/>
        <table:table-column table:style-name="co19" table:default-cell-style-name="ce7"/>
        <table:table-column table:style-name="co1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Total Curso</text:p>
          </table:table-cell>
          <table:table-cell table:style-name="ce8" table:formula="of:=+COUNT([.A5:.A27])" office:value-type="float" office:value="23">
            <text:p>23</text:p>
          </table:table-cell>
          <table:table-cell table:number-columns-repeated="3"/>
          <table:table-cell table:style-name="ce22" office:value-type="string" table:number-columns-spanned="3" table:number-rows-spanned="1">
            <text:p>Espectativa Final x Item Rubrica</text:p>
          </table:table-cell>
          <table:covered-table-cell table:style-name="ce24"/>
          <table:covered-table-cell table:style-name="ce26"/>
          <table:table-cell table:number-columns-repeated="1016"/>
        </table:table-row>
        <table:table-row table:style-name="ro1">
          <table:table-cell table:number-columns-repeated="5"/>
          <table:table-cell table:style-name="ce23" office:value-type="float" office:value="3">
            <text:p>3</text:p>
          </table:table-cell>
          <table:table-cell table:style-name="ce25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style-name="ce28" office:value-type="string" table:number-columns-spanned="3" table:number-rows-spanned="1">
            <text:p>Score</text:p>
          </table:table-cell>
          <table:covered-table-cell table:style-name="ce33"/>
          <table:covered-table-cell table:style-name="ce38"/>
          <table:table-cell table:number-columns-repeated="1013"/>
        </table:table-row>
        <table:table-row table:style-name="ro2">
          <table:table-cell table:style-name="ce3" office:value-type="string">
            <text:p>N°</text:p>
          </table:table-cell>
          <table:table-cell table:style-name="ce9" office:value-type="string">
            <text:p>CodCurso</text:p>
          </table:table-cell>
          <table:table-cell table:style-name="ce9" office:value-type="string">
            <text:p>Nombre</text:p>
          </table:table-cell>
          <table:table-cell table:style-name="ce9" office:value-type="string">
            <text:p>Path GitHUb</text:p>
          </table:table-cell>
          <table:table-cell table:style-name="ce18" office:value-type="string">
            <text:p>Item</text:p>
          </table:table-cell>
          <table:table-cell table:style-name="ce3" office:value-type="string">
            <text:p>Estructura</text:p>
          </table:table-cell>
          <table:table-cell table:style-name="ce9" office:value-type="string">
            <text:p>Solución</text:p>
          </table:table-cell>
          <table:table-cell table:style-name="ce18" office:value-type="string">
            <text:p>Capacidad de expresión lógica, abstracción, síntesis, conocimiento de algoritmos y complejidad asintótica.</text:p>
          </table:table-cell>
          <table:table-cell table:style-name="ce29" office:value-type="string">
            <text:p>Estructura</text:p>
          </table:table-cell>
          <table:table-cell table:style-name="ce34" office:value-type="string">
            <text:p>Solución</text:p>
          </table:table-cell>
          <table:table-cell table:style-name="ce39" office:value-type="string">
            <text:p>Capacidad de expresión lógica, abstracción, síntesis, conocimiento de algoritmos y complejidad asintótica.</text:p>
          </table:table-cell>
          <table:table-cell table:style-name="ce43" office:value-type="string">
            <text:p>Hallazgos</text:p>
          </table:table-cell>
          <table:table-cell table:style-name="ce44" office:value-type="string">
            <text:p>Plan de Accion</text:p>
          </table:table-cell>
          <table:table-cell table:style-name="ce48" table:number-columns-repeated="1011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>
            <text:p>0027_Rancagua</text:p>
          </table:table-cell>
          <table:table-cell table:style-name="ce10" office:value-type="string">
            <text:p>Alvaro ivan Baez Gomez</text:p>
          </table:table-cell>
          <table:table-cell table:style-name="ce15"/>
          <table:table-cell table:style-name="ce19" office:value-type="string">
            <text:p>1.1 Algorimos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4">
            <text:p>4</text:p>
          </table:table-cell>
          <table:table-cell table:style-name="ce30" table:formula="of:=IF([.F5]&lt;[.$F$3];&quot;Bajo&quot;;IF([.F5]=[.$F$3];&quot;Cumple&quot;;IF([.F5]&gt;[.$F$3];&quot;Muy Bueno&quot;)))" office:value-type="string" office:string-value="Cumple">
            <text:p>Cumple</text:p>
          </table:table-cell>
          <table:table-cell table:style-name="ce35" table:formula="of:=IF([.G5]&lt;[.$G$3];&quot;Bajo&quot;;IF([.G5]=[.$G$3];&quot;Cumple&quot;;IF([.G5]&gt;[.$G$3];&quot;Muy Bueno&quot;)))" office:value-type="string" office:string-value="Bajo">
            <text:p>Bajo</text:p>
          </table:table-cell>
          <table:table-cell table:style-name="ce40" table:formula="of:=IF([.H5]&lt;[.$H$3];&quot;Bajo&quot;;IF([.H5]=[.$H$3];&quot;Cumple&quot;;IF([.H5]&gt;[.$H$3];&quot;Muy Bueno&quot;)))" office:value-type="string" office:string-value="Cumple">
            <text:p>Cumple</text:p>
          </table:table-cell>
          <table:table-cell table:style-name="ce19" office:value-type="string">
            <text:p>Realizo solo una funcion, falta de comprensión</text:p>
          </table:table-cell>
          <table:table-cell table:style-name="ce45" office:value-type="string">
            <text:p>Consultar razones para determinar evaluacion definitiva</text:p>
          </table:table-cell>
          <table:table-cell table:style-name="ce13" table:number-columns-repeated="1011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0027_Rancagua</text:p>
          </table:table-cell>
          <table:table-cell table:style-name="ce11" office:value-type="string">
            <text:p>Camila Andrea Contreras Tobar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3">
            <text:p>3</text:p>
          </table:table-cell>
          <table:table-cell table:style-name="ce31" table:formula="of:=IF([.F6]&lt;[.$F$3];&quot;Bajo&quot;;IF([.F6]=[.$F$3];&quot;Cumple&quot;;IF([.F6]&gt;[.$F$3];&quot;Muy Bueno&quot;)))" office:value-type="string" office:string-value="Cumple">
            <text:p>Cumple</text:p>
          </table:table-cell>
          <table:table-cell table:style-name="ce36" table:formula="of:=IF([.G6]&lt;[.$G$3];&quot;Bajo&quot;;IF([.G6]=[.$G$3];&quot;Cumple&quot;;IF([.G6]&gt;[.$G$3];&quot;Muy Bueno&quot;)))" office:value-type="string" office:string-value="Bajo">
            <text:p>Bajo</text:p>
          </table:table-cell>
          <table:table-cell table:style-name="ce41" table:formula="of:=IF([.H6]&lt;[.$H$3];&quot;Bajo&quot;;IF([.H6]=[.$H$3];&quot;Cumple&quot;;IF([.H6]&gt;[.$H$3];&quot;Muy Bueno&quot;)))" office:value-type="string" office:string-value="Bajo">
            <text:p>Bajo</text:p>
          </table:table-cell>
          <table:table-cell table:style-name="ce20" office:value-type="string">
            <text:p>Si bien entiende contenido le falta capacidad de aplicarlo</text:p>
          </table:table-cell>
          <table:table-cell table:style-name="ce46" office:value-type="string">
            <text:p>Mas practica</text:p>
          </table:table-cell>
          <table:table-cell table:number-columns-repeated="1011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11" office:value-type="string">
            <text:p>0027_Rancagua</text:p>
          </table:table-cell>
          <table:table-cell table:style-name="ce11" office:value-type="string">
            <text:p>Cecilia Crisostomo Santander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number-columns-repeated="3" table:style-name="ce49" office:value-type="float" office:value="3">
            <text:p>3</text:p>
          </table:table-cell>
          <table:table-cell table:style-name="ce31" table:formula="of:=IF([.F7]&lt;[.$F$3];&quot;Bajo&quot;;IF([.F7]=[.$F$3];&quot;Cumple&quot;;IF([.F7]&gt;[.$F$3];&quot;Muy Bueno&quot;)))" office:value-type="string" office:string-value="Cumple">
            <text:p>Cumple</text:p>
          </table:table-cell>
          <table:table-cell table:style-name="ce36" table:formula="of:=IF([.G7]&lt;[.$G$3];&quot;Bajo&quot;;IF([.G7]=[.$G$3];&quot;Cumple&quot;;IF([.G7]&gt;[.$G$3];&quot;Muy Bueno&quot;)))" office:value-type="string" office:string-value="Cumple">
            <text:p>Cumple</text:p>
          </table:table-cell>
          <table:table-cell table:style-name="ce41" table:formula="of:=IF([.H7]&lt;[.$H$3];&quot;Bajo&quot;;IF([.H7]=[.$H$3];&quot;Cumple&quot;;IF([.H7]&gt;[.$H$3];&quot;Muy Bueno&quot;)))" office:value-type="string" office:string-value="Bajo">
            <text:p>Bajo</text:p>
          </table:table-cell>
          <table:table-cell table:style-name="ce20" office:value-type="string">
            <text:p>Se aprecia dominio pero con errores por falta de abstraccion y practica</text:p>
          </table:table-cell>
          <table:table-cell table:style-name="ce46" office:value-type="string">
            <text:p>Mas practica</text:p>
          </table:table-cell>
          <table:table-cell table:number-columns-repeated="1011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1" office:value-type="string">
            <text:p>0027_Rancagua</text:p>
          </table:table-cell>
          <table:table-cell table:style-name="ce11" office:value-type="string">
            <text:p>Cristobal andres Cifuentes Lopez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number-columns-repeated="2" table:style-name="ce49" office:value-type="float" office:value="3">
            <text:p>3</text:p>
          </table:table-cell>
          <table:table-cell table:style-name="ce49" office:value-type="float" office:value="4">
            <text:p>4</text:p>
          </table:table-cell>
          <table:table-cell table:style-name="ce31" table:formula="of:=IF([.F8]&lt;[.$F$3];&quot;Bajo&quot;;IF([.F8]=[.$F$3];&quot;Cumple&quot;;IF([.F8]&gt;[.$F$3];&quot;Muy Bueno&quot;)))" office:value-type="string" office:string-value="Cumple">
            <text:p>Cumple</text:p>
          </table:table-cell>
          <table:table-cell table:style-name="ce36" table:formula="of:=IF([.G8]&lt;[.$G$3];&quot;Bajo&quot;;IF([.G8]=[.$G$3];&quot;Cumple&quot;;IF([.G8]&gt;[.$G$3];&quot;Muy Bueno&quot;)))" office:value-type="string" office:string-value="Cumple">
            <text:p>Cumple</text:p>
          </table:table-cell>
          <table:table-cell table:style-name="ce41" table:formula="of:=IF([.H8]&lt;[.$H$3];&quot;Bajo&quot;;IF([.H8]=[.$H$3];&quot;Cumple&quot;;IF([.H8]&gt;[.$H$3];&quot;Muy Bueno&quot;)))" office:value-type="string" office:string-value="Cumple">
            <text:p>Cumple</text:p>
          </table:table-cell>
          <table:table-cell table:style-name="ce20" office:value-type="string">
            <text:p>Comprende y aplica contenido, pero falta dominio</text:p>
          </table:table-cell>
          <table:table-cell table:style-name="ce46" office:value-type="string">
            <text:p>Mas practica</text:p>
          </table:table-cell>
          <table:table-cell table:number-columns-repeated="1011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11" office:value-type="string">
            <text:p>0027_Rancagua</text:p>
          </table:table-cell>
          <table:table-cell table:style-name="ce11" office:value-type="string">
            <text:p>Dámaris Aranxia Letelier Gómez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49" office:value-type="float" office:value="4">
            <text:p>4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4">
            <text:p>4</text:p>
          </table:table-cell>
          <table:table-cell table:style-name="ce31" table:formula="of:=IF([.F9]&lt;[.$F$3];&quot;Bajo&quot;;IF([.F9]=[.$F$3];&quot;Cumple&quot;;IF([.F9]&gt;[.$F$3];&quot;Muy Bueno&quot;)))" office:value-type="string" office:string-value="Muy Bueno">
            <text:p>Muy Bueno</text:p>
          </table:table-cell>
          <table:table-cell table:style-name="ce36" table:formula="of:=IF([.G9]&lt;[.$G$3];&quot;Bajo&quot;;IF([.G9]=[.$G$3];&quot;Cumple&quot;;IF([.G9]&gt;[.$G$3];&quot;Muy Bueno&quot;)))" office:value-type="string" office:string-value="Cumple">
            <text:p>Cumple</text:p>
          </table:table-cell>
          <table:table-cell table:style-name="ce41" table:formula="of:=IF([.H9]&lt;[.$H$3];&quot;Bajo&quot;;IF([.H9]=[.$H$3];&quot;Cumple&quot;;IF([.H9]&gt;[.$H$3];&quot;Muy Bueno&quot;)))" office:value-type="string" office:string-value="Cumple">
            <text:p>Cumple</text:p>
          </table:table-cell>
          <table:table-cell table:style-name="ce20" office:value-type="string">
            <text:p>Tiene habilidades, falta dominio, buena proyección</text:p>
          </table:table-cell>
          <table:table-cell table:style-name="ce46" office:value-type="string">
            <text:p>Mas practica</text:p>
          </table:table-cell>
          <table:table-cell table:number-columns-repeated="1011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11" office:value-type="string">
            <text:p>0027_Rancagua</text:p>
          </table:table-cell>
          <table:table-cell table:style-name="ce11" office:value-type="string">
            <text:p>Edgardo Julio Mora Dinamarca</text:p>
          </table:table-cell>
          <table:table-cell table:style-name="ce16"/>
          <table:table-cell table:style-name="ce20" office:value-type="string">
            <text:p>2.1 Algorimos</text:p>
          </table:table-cell>
          <table:table-cell table:number-columns-repeated="2" table:style-name="ce49" office:value-type="float" office:value="3">
            <text:p>3</text:p>
          </table:table-cell>
          <table:table-cell table:style-name="ce49" office:value-type="float" office:value="4">
            <text:p>4</text:p>
          </table:table-cell>
          <table:table-cell table:style-name="ce31" table:formula="of:=IF([.F10]&lt;[.$F$3];&quot;Bajo&quot;;IF([.F10]=[.$F$3];&quot;Cumple&quot;;IF([.F10]&gt;[.$F$3];&quot;Muy Bueno&quot;)))" office:value-type="string" office:string-value="Cumple">
            <text:p>Cumple</text:p>
          </table:table-cell>
          <table:table-cell table:style-name="ce36" table:formula="of:=IF([.G10]&lt;[.$G$3];&quot;Bajo&quot;;IF([.G10]=[.$G$3];&quot;Cumple&quot;;IF([.G10]&gt;[.$G$3];&quot;Muy Bueno&quot;)))" office:value-type="string" office:string-value="Cumple">
            <text:p>Cumple</text:p>
          </table:table-cell>
          <table:table-cell table:style-name="ce41" table:formula="of:=IF([.H10]&lt;[.$H$3];&quot;Bajo&quot;;IF([.H10]=[.$H$3];&quot;Cumple&quot;;IF([.H10]&gt;[.$H$3];&quot;Muy Bueno&quot;)))" office:value-type="string" office:string-value="Cumple">
            <text:p>Cumple</text:p>
          </table:table-cell>
          <table:table-cell table:style-name="ce20" office:value-type="string">
            <text:p>hay habilidades y dominio, pero falta tecnica programación</text:p>
          </table:table-cell>
          <table:table-cell table:style-name="ce46" office:value-type="string">
            <text:p>Mas practica</text:p>
          </table:table-cell>
          <table:table-cell table:number-columns-repeated="1011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11" office:value-type="string">
            <text:p>0027_Rancagua</text:p>
          </table:table-cell>
          <table:table-cell table:style-name="ce11" office:value-type="string">
            <text:p>Enrique Riquelme Machuca</text:p>
          </table:table-cell>
          <table:table-cell table:style-name="ce16"/>
          <table:table-cell table:style-name="ce20" office:value-type="string">
            <text:p>2.1 Algorimos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3">
            <text:p>3</text:p>
          </table:table-cell>
          <table:table-cell table:style-name="ce31" table:formula="of:=IF([.F7]&lt;[.$F$3];&quot;Bajo&quot;;IF([.F7]=[.$F$3];&quot;Cumple&quot;;IF([.F7]&gt;[.$F$3];&quot;Muy Bueno&quot;)))" office:value-type="string" office:string-value="Cumple">
            <text:p>Cumple</text:p>
          </table:table-cell>
          <table:table-cell table:style-name="ce36" table:formula="of:=IF([.G7]&lt;[.$G$3];&quot;Bajo&quot;;IF([.G7]=[.$G$3];&quot;Cumple&quot;;IF([.G7]&gt;[.$G$3];&quot;Muy Bueno&quot;)))" office:value-type="string" office:string-value="Cumple">
            <text:p>Cumple</text:p>
          </table:table-cell>
          <table:table-cell table:style-name="ce41" table:formula="of:=IF([.H7]&lt;[.$H$3];&quot;Bajo&quot;;IF([.H7]=[.$H$3];&quot;Cumple&quot;;IF([.H7]&gt;[.$H$3];&quot;Muy Bueno&quot;)))" office:value-type="string" office:string-value="Bajo">
            <text:p>Bajo</text:p>
          </table:table-cell>
          <table:table-cell table:style-name="ce20" office:value-type="string">
            <text:p>Solo realizo 3 ejercicios a parte del menu, necesita reforzar</text:p>
          </table:table-cell>
          <table:table-cell table:style-name="ce46" office:value-type="string">
            <text:p>Mayor practica</text:p>
          </table:table-cell>
          <table:table-cell table:number-columns-repeated="1011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11" office:value-type="string">
            <text:p>0027_Rancagua</text:p>
          </table:table-cell>
          <table:table-cell table:style-name="ce11" office:value-type="string">
            <text:p>Gerald Reyes Reyes Castillo</text:p>
          </table:table-cell>
          <table:table-cell table:style-name="ce16"/>
          <table:table-cell table:style-name="ce20" office:value-type="string">
            <text:p>2.1 Algorimos</text:p>
          </table:table-cell>
          <table:table-cell table:style-name="ce49" office:value-type="float" office:value="4">
            <text:p>4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4">
            <text:p>4</text:p>
          </table:table-cell>
          <table:table-cell table:style-name="ce31" table:formula="of:=IF([.F12]&lt;[.$F$3];&quot;Bajo&quot;;IF([.F12]=[.$F$3];&quot;Cumple&quot;;IF([.F12]&gt;[.$F$3];&quot;Muy Bueno&quot;)))" office:value-type="string" office:string-value="Muy Bueno">
            <text:p>Muy Bueno</text:p>
          </table:table-cell>
          <table:table-cell table:style-name="ce36" table:formula="of:=IF([.G12]&lt;[.$G$3];&quot;Bajo&quot;;IF([.G12]=[.$G$3];&quot;Cumple&quot;;IF([.G12]&gt;[.$G$3];&quot;Muy Bueno&quot;)))" office:value-type="string" office:string-value="Cumple">
            <text:p>Cumple</text:p>
          </table:table-cell>
          <table:table-cell table:style-name="ce41" table:formula="of:=IF([.H12]&lt;[.$H$3];&quot;Bajo&quot;;IF([.H12]=[.$H$3];&quot;Cumple&quot;;IF([.H12]&gt;[.$H$3];&quot;Muy Bueno&quot;)))" office:value-type="string" office:string-value="Cumple">
            <text:p>Cumple</text:p>
          </table:table-cell>
          <table:table-cell table:style-name="ce20" office:value-type="string">
            <text:p>Tiene muchas cualidades y orden, buena proyección</text:p>
          </table:table-cell>
          <table:table-cell table:style-name="ce46" office:value-type="string">
            <text:p>Ejercicios de mayor nivel</text:p>
          </table:table-cell>
          <table:table-cell table:number-columns-repeated="1011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11" office:value-type="string">
            <text:p>0027_Rancagua</text:p>
          </table:table-cell>
          <table:table-cell table:style-name="ce11" office:value-type="string">
            <text:p>Ignacio Elizardo Millanao Moya</text:p>
          </table:table-cell>
          <table:table-cell table:style-name="ce16"/>
          <table:table-cell table:style-name="ce20" office:value-type="string">
            <text:p>2.1 Algorimos</text:p>
          </table:table-cell>
          <table:table-cell table:number-columns-repeated="2" table:style-name="ce49" office:value-type="float" office:value="4">
            <text:p>4</text:p>
          </table:table-cell>
          <table:table-cell table:style-name="ce49" office:value-type="float" office:value="5">
            <text:p>5</text:p>
          </table:table-cell>
          <table:table-cell table:style-name="ce31" table:formula="of:=IF([.F13]&lt;[.$F$3];&quot;Bajo&quot;;IF([.F13]=[.$F$3];&quot;Cumple&quot;;IF([.F13]&gt;[.$F$3];&quot;Muy Bueno&quot;)))" office:value-type="string" office:string-value="Muy Bueno">
            <text:p>Muy Bueno</text:p>
          </table:table-cell>
          <table:table-cell table:style-name="ce36" table:formula="of:=IF([.G13]&lt;[.$G$3];&quot;Bajo&quot;;IF([.G13]=[.$G$3];&quot;Cumple&quot;;IF([.G13]&gt;[.$G$3];&quot;Muy Bueno&quot;)))" office:value-type="string" office:string-value="Muy Bueno">
            <text:p>Muy Bueno</text:p>
          </table:table-cell>
          <table:table-cell table:style-name="ce41" table:formula="of:=IF([.H13]&lt;[.$H$3];&quot;Bajo&quot;;IF([.H13]=[.$H$3];&quot;Cumple&quot;;IF([.H13]&gt;[.$H$3];&quot;Muy Bueno&quot;)))" office:value-type="string" office:string-value="Muy Bueno">
            <text:p>Muy Bueno</text:p>
          </table:table-cell>
          <table:table-cell table:style-name="ce20" office:value-type="string">
            <text:p>muy buena tecnica y orden, buena proyección</text:p>
          </table:table-cell>
          <table:table-cell table:style-name="ce46" office:value-type="string">
            <text:p>Ejercicios de mayor nivel</text:p>
          </table:table-cell>
          <table:table-cell table:number-columns-repeated="1011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11" office:value-type="string">
            <text:p>0027_Rancagua</text:p>
          </table:table-cell>
          <table:table-cell table:style-name="ce11" office:value-type="string">
            <text:p>Ivan Villarroel Ramirez</text:p>
          </table:table-cell>
          <table:table-cell table:style-name="ce16"/>
          <table:table-cell table:style-name="ce20" office:value-type="string">
            <text:p>2.1 Algorimos</text:p>
          </table:table-cell>
          <table:table-cell table:number-columns-repeated="2" table:style-name="ce49" office:value-type="float" office:value="4">
            <text:p>4</text:p>
          </table:table-cell>
          <table:table-cell table:style-name="ce49" office:value-type="float" office:value="5">
            <text:p>5</text:p>
          </table:table-cell>
          <table:table-cell table:style-name="ce31" table:formula="of:=IF([.F14]&lt;[.$F$3];&quot;Bajo&quot;;IF([.F14]=[.$F$3];&quot;Cumple&quot;;IF([.F14]&gt;[.$F$3];&quot;Muy Bueno&quot;)))" office:value-type="string" office:string-value="Muy Bueno">
            <text:p>Muy Bueno</text:p>
          </table:table-cell>
          <table:table-cell table:style-name="ce36" table:formula="of:=IF([.G14]&lt;[.$G$3];&quot;Bajo&quot;;IF([.G14]=[.$G$3];&quot;Cumple&quot;;IF([.G14]&gt;[.$G$3];&quot;Muy Bueno&quot;)))" office:value-type="string" office:string-value="Muy Bueno">
            <text:p>Muy Bueno</text:p>
          </table:table-cell>
          <table:table-cell table:style-name="ce41" table:formula="of:=IF([.H14]&lt;[.$H$3];&quot;Bajo&quot;;IF([.H14]=[.$H$3];&quot;Cumple&quot;;IF([.H14]&gt;[.$H$3];&quot;Muy Bueno&quot;)))" office:value-type="string" office:string-value="Muy Bueno">
            <text:p>Muy Bueno</text:p>
          </table:table-cell>
          <table:table-cell table:style-name="ce20" office:value-type="string">
            <text:p>Desarrollo en python ¿No entendio enunciado o mucho ego? Necesita orden</text:p>
          </table:table-cell>
          <table:table-cell table:style-name="ce46" office:value-type="string">
            <text:p>Ejercicios de mayor nivel</text:p>
          </table:table-cell>
          <table:table-cell table:number-columns-repeated="1011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11" office:value-type="string">
            <text:p>0027_Rancagua</text:p>
          </table:table-cell>
          <table:table-cell table:style-name="ce11" office:value-type="string">
            <text:p>Javiera Andrea Espinoza Ricouz</text:p>
          </table:table-cell>
          <table:table-cell table:style-name="ce16"/>
          <table:table-cell table:style-name="ce20" office:value-type="string">
            <text:p>2.1 Algorimos</text:p>
          </table:table-cell>
          <table:table-cell table:number-columns-repeated="3" table:style-name="ce49" office:value-type="float" office:value="0">
            <text:p>0</text:p>
          </table:table-cell>
          <table:table-cell table:style-name="ce31" table:formula="of:=IF([.F15]&lt;[.$F$3];&quot;Bajo&quot;;IF([.F15]=[.$F$3];&quot;Cumple&quot;;IF([.F15]&gt;[.$F$3];&quot;Muy Bueno&quot;)))" office:value-type="string" office:string-value="Bajo">
            <text:p>Bajo</text:p>
          </table:table-cell>
          <table:table-cell table:style-name="ce36" table:formula="of:=IF([.G15]&lt;[.$G$3];&quot;Bajo&quot;;IF([.G15]=[.$G$3];&quot;Cumple&quot;;IF([.G15]&gt;[.$G$3];&quot;Muy Bueno&quot;)))" office:value-type="string" office:string-value="Bajo">
            <text:p>Bajo</text:p>
          </table:table-cell>
          <table:table-cell table:style-name="ce41" table:formula="of:=IF([.H15]&lt;[.$H$3];&quot;Bajo&quot;;IF([.H15]=[.$H$3];&quot;Cumple&quot;;IF([.H15]&gt;[.$H$3];&quot;Muy Bueno&quot;)))" office:value-type="string" office:string-value="Bajo">
            <text:p>Bajo</text:p>
          </table:table-cell>
          <table:table-cell table:number-columns-repeated="2" table:style-name="ce20" office:value-type="string">
            <text:p>Ausente</text:p>
          </table:table-cell>
          <table:table-cell table:number-columns-repeated="1011"/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11" office:value-type="string">
            <text:p>0027_Rancagua</text:p>
          </table:table-cell>
          <table:table-cell table:style-name="ce11" office:value-type="string">
            <text:p>Jose Guillermo Aravena Canio</text:p>
          </table:table-cell>
          <table:table-cell table:style-name="ce16"/>
          <table:table-cell table:style-name="ce20" office:value-type="string">
            <text:p>2.1 Algorimos</text:p>
          </table:table-cell>
          <table:table-cell table:number-columns-repeated="3" table:style-name="ce49" office:value-type="float" office:value="0">
            <text:p>0</text:p>
          </table:table-cell>
          <table:table-cell table:style-name="ce31" table:formula="of:=IF([.F16]&lt;[.$F$3];&quot;Bajo&quot;;IF([.F16]=[.$F$3];&quot;Cumple&quot;;IF([.F16]&gt;[.$F$3];&quot;Muy Bueno&quot;)))" office:value-type="string" office:string-value="Bajo">
            <text:p>Bajo</text:p>
          </table:table-cell>
          <table:table-cell table:style-name="ce36" table:formula="of:=IF([.G16]&lt;[.$G$3];&quot;Bajo&quot;;IF([.G16]=[.$G$3];&quot;Cumple&quot;;IF([.G16]&gt;[.$G$3];&quot;Muy Bueno&quot;)))" office:value-type="string" office:string-value="Bajo">
            <text:p>Bajo</text:p>
          </table:table-cell>
          <table:table-cell table:style-name="ce41" table:formula="of:=IF([.H16]&lt;[.$H$3];&quot;Bajo&quot;;IF([.H16]=[.$H$3];&quot;Cumple&quot;;IF([.H16]&gt;[.$H$3];&quot;Muy Bueno&quot;)))" office:value-type="string" office:string-value="Bajo">
            <text:p>Bajo</text:p>
          </table:table-cell>
          <table:table-cell table:number-columns-repeated="2" table:style-name="ce20" office:value-type="string">
            <text:p>Ausente</text:p>
          </table:table-cell>
          <table:table-cell table:number-columns-repeated="1011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11" office:value-type="string">
            <text:p>0027_Rancagua</text:p>
          </table:table-cell>
          <table:table-cell table:style-name="ce11" office:value-type="string">
            <text:p>Juan Ignacio González Fernández</text:p>
          </table:table-cell>
          <table:table-cell table:style-name="ce16"/>
          <table:table-cell table:style-name="ce20" office:value-type="string">
            <text:p>2.1 Algorimos</text:p>
          </table:table-cell>
          <table:table-cell table:number-columns-repeated="2" table:style-name="ce49" office:value-type="float" office:value="2">
            <text:p>2</text:p>
          </table:table-cell>
          <table:table-cell table:style-name="ce49" office:value-type="float" office:value="3">
            <text:p>3</text:p>
          </table:table-cell>
          <table:table-cell table:style-name="ce31" table:formula="of:=IF([.F17]&lt;[.$F$3];&quot;Bajo&quot;;IF([.F17]=[.$F$3];&quot;Cumple&quot;;IF([.F17]&gt;[.$F$3];&quot;Muy Bueno&quot;)))" office:value-type="string" office:string-value="Bajo">
            <text:p>Bajo</text:p>
          </table:table-cell>
          <table:table-cell table:style-name="ce36" table:formula="of:=IF([.G17]&lt;[.$G$3];&quot;Bajo&quot;;IF([.G17]=[.$G$3];&quot;Cumple&quot;;IF([.G17]&gt;[.$G$3];&quot;Muy Bueno&quot;)))" office:value-type="string" office:string-value="Bajo">
            <text:p>Bajo</text:p>
          </table:table-cell>
          <table:table-cell table:style-name="ce41" table:formula="of:=IF([.H17]&lt;[.$H$3];&quot;Bajo&quot;;IF([.H17]=[.$H$3];&quot;Cumple&quot;;IF([.H17]&gt;[.$H$3];&quot;Muy Bueno&quot;)))" office:value-type="string" office:string-value="Bajo">
            <text:p>Bajo</text:p>
          </table:table-cell>
          <table:table-cell table:style-name="ce20" office:value-type="string">
            <text:p>entiende contenido pero aplica con errores</text:p>
          </table:table-cell>
          <table:table-cell table:style-name="ce46" office:value-type="string">
            <text:p>Mas practica</text:p>
          </table:table-cell>
          <table:table-cell table:number-columns-repeated="1011"/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11" office:value-type="string">
            <text:p>0027_Rancagua</text:p>
          </table:table-cell>
          <table:table-cell table:style-name="ce11" office:value-type="string">
            <text:p>Katherine Francisca Ramos Larenas</text:p>
          </table:table-cell>
          <table:table-cell table:style-name="ce16"/>
          <table:table-cell table:style-name="ce20" office:value-type="string">
            <text:p>2.1 Algorimos</text:p>
          </table:table-cell>
          <table:table-cell table:number-columns-repeated="3" table:style-name="ce49" office:value-type="float" office:value="3">
            <text:p>3</text:p>
          </table:table-cell>
          <table:table-cell table:style-name="ce31" table:formula="of:=IF([.F18]&lt;[.$F$3];&quot;Bajo&quot;;IF([.F18]=[.$F$3];&quot;Cumple&quot;;IF([.F18]&gt;[.$F$3];&quot;Muy Bueno&quot;)))" office:value-type="string" office:string-value="Cumple">
            <text:p>Cumple</text:p>
          </table:table-cell>
          <table:table-cell table:style-name="ce36" table:formula="of:=IF([.G18]&lt;[.$G$3];&quot;Bajo&quot;;IF([.G18]=[.$G$3];&quot;Cumple&quot;;IF([.G18]&gt;[.$G$3];&quot;Muy Bueno&quot;)))" office:value-type="string" office:string-value="Cumple">
            <text:p>Cumple</text:p>
          </table:table-cell>
          <table:table-cell table:style-name="ce41" table:formula="of:=IF([.H18]&lt;[.$H$3];&quot;Bajo&quot;;IF([.H18]=[.$H$3];&quot;Cumple&quot;;IF([.H18]&gt;[.$H$3];&quot;Muy Bueno&quot;)))" office:value-type="string" office:string-value="Bajo">
            <text:p>Bajo</text:p>
          </table:table-cell>
          <table:table-cell table:style-name="ce20" office:value-type="string">
            <text:p>Entiende contenido y aplica bien, pero falta dominio</text:p>
          </table:table-cell>
          <table:table-cell table:style-name="ce46" office:value-type="string">
            <text:p>Mas practica</text:p>
          </table:table-cell>
          <table:table-cell table:number-columns-repeated="1011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11" office:value-type="string">
            <text:p>0027_Rancagua</text:p>
          </table:table-cell>
          <table:table-cell table:style-name="ce11" office:value-type="string">
            <text:p>Kimberly Angela Faúndes Astudillo</text:p>
          </table:table-cell>
          <table:table-cell table:style-name="ce16"/>
          <table:table-cell table:style-name="ce20" office:value-type="string">
            <text:p>2.1 Algorimos</text:p>
          </table:table-cell>
          <table:table-cell table:number-columns-repeated="3" table:style-name="ce49" office:value-type="float" office:value="3">
            <text:p>3</text:p>
          </table:table-cell>
          <table:table-cell table:style-name="ce31" table:formula="of:=IF([.F19]&lt;[.$F$3];&quot;Bajo&quot;;IF([.F19]=[.$F$3];&quot;Cumple&quot;;IF([.F19]&gt;[.$F$3];&quot;Muy Bueno&quot;)))" office:value-type="string" office:string-value="Cumple">
            <text:p>Cumple</text:p>
          </table:table-cell>
          <table:table-cell table:style-name="ce36" table:formula="of:=IF([.G19]&lt;[.$G$3];&quot;Bajo&quot;;IF([.G19]=[.$G$3];&quot;Cumple&quot;;IF([.G19]&gt;[.$G$3];&quot;Muy Bueno&quot;)))" office:value-type="string" office:string-value="Cumple">
            <text:p>Cumple</text:p>
          </table:table-cell>
          <table:table-cell table:style-name="ce41" table:formula="of:=IF([.H19]&lt;[.$H$3];&quot;Bajo&quot;;IF([.H19]=[.$H$3];&quot;Cumple&quot;;IF([.H19]&gt;[.$H$3];&quot;Muy Bueno&quot;)))" office:value-type="string" office:string-value="Bajo">
            <text:p>Bajo</text:p>
          </table:table-cell>
          <table:table-cell table:style-name="ce20" office:value-type="string">
            <text:p>Tiene habilidades, falta dominio para evitar errores de abstraccion</text:p>
          </table:table-cell>
          <table:table-cell table:style-name="ce46" office:value-type="string">
            <text:p>Mas practica</text:p>
          </table:table-cell>
          <table:table-cell table:number-columns-repeated="1011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11" office:value-type="string">
            <text:p>0027_Rancagua</text:p>
          </table:table-cell>
          <table:table-cell table:style-name="ce11" office:value-type="string">
            <text:p>Marcelo Rodrigo Jimenez Paredes</text:p>
          </table:table-cell>
          <table:table-cell table:style-name="ce11"/>
          <table:table-cell table:style-name="ce20" office:value-type="string">
            <text:p>2.1 Algorimos</text:p>
          </table:table-cell>
          <table:table-cell table:style-name="ce49" office:value-type="float" office:value="4">
            <text:p>4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3">
            <text:p>3</text:p>
          </table:table-cell>
          <table:table-cell table:style-name="ce31" table:formula="of:=IF([.F20]&lt;[.$F$3];&quot;Bajo&quot;;IF([.F20]=[.$F$3];&quot;Cumple&quot;;IF([.F20]&gt;[.$F$3];&quot;Muy Bueno&quot;)))" office:value-type="string" office:string-value="Muy Bueno">
            <text:p>Muy Bueno</text:p>
          </table:table-cell>
          <table:table-cell table:style-name="ce36" table:formula="of:=IF([.G20]&lt;[.$G$3];&quot;Bajo&quot;;IF([.G20]=[.$G$3];&quot;Cumple&quot;;IF([.G20]&gt;[.$G$3];&quot;Muy Bueno&quot;)))" office:value-type="string" office:string-value="Bajo">
            <text:p>Bajo</text:p>
          </table:table-cell>
          <table:table-cell table:style-name="ce41" table:formula="of:=IF([.H20]&lt;[.$H$3];&quot;Bajo&quot;;IF([.H20]=[.$H$3];&quot;Cumple&quot;;IF([.H20]&gt;[.$H$3];&quot;Muy Bueno&quot;)))" office:value-type="string" office:string-value="Bajo">
            <text:p>Bajo</text:p>
          </table:table-cell>
          <table:table-cell table:style-name="ce20" office:value-type="string">
            <text:p>entiende contenido pero aplica con errores</text:p>
          </table:table-cell>
          <table:table-cell table:style-name="ce46" office:value-type="string">
            <text:p>Mas practica</text:p>
          </table:table-cell>
          <table:table-cell table:number-columns-repeated="1011"/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11" office:value-type="string">
            <text:p>0027_Rancagua</text:p>
          </table:table-cell>
          <table:table-cell table:style-name="ce11" office:value-type="string">
            <text:p>Maria Raquel Parra Roldán</text:p>
          </table:table-cell>
          <table:table-cell table:style-name="ce16"/>
          <table:table-cell table:style-name="ce20" office:value-type="string">
            <text:p>2.1 Algorimos</text:p>
          </table:table-cell>
          <table:table-cell table:number-columns-repeated="3" table:style-name="ce49" office:value-type="float" office:value="3">
            <text:p>3</text:p>
          </table:table-cell>
          <table:table-cell table:style-name="ce31" table:formula="of:=IF([.F21]&lt;[.$F$3];&quot;Bajo&quot;;IF([.F21]=[.$F$3];&quot;Cumple&quot;;IF([.F21]&gt;[.$F$3];&quot;Muy Bueno&quot;)))" office:value-type="string" office:string-value="Cumple">
            <text:p>Cumple</text:p>
          </table:table-cell>
          <table:table-cell table:style-name="ce36" table:formula="of:=IF([.G21]&lt;[.$G$3];&quot;Bajo&quot;;IF([.G21]=[.$G$3];&quot;Cumple&quot;;IF([.G21]&gt;[.$G$3];&quot;Muy Bueno&quot;)))" office:value-type="string" office:string-value="Cumple">
            <text:p>Cumple</text:p>
          </table:table-cell>
          <table:table-cell table:style-name="ce41" table:formula="of:=IF([.H21]&lt;[.$H$3];&quot;Bajo&quot;;IF([.H21]=[.$H$3];&quot;Cumple&quot;;IF([.H21]&gt;[.$H$3];&quot;Muy Bueno&quot;)))" office:value-type="string" office:string-value="Bajo">
            <text:p>Bajo</text:p>
          </table:table-cell>
          <table:table-cell table:style-name="ce20" office:value-type="string">
            <text:p>Entiende contenido, aplica con errores por problemas de abstracción</text:p>
          </table:table-cell>
          <table:table-cell table:style-name="ce46" office:value-type="string">
            <text:p>Mas practica</text:p>
          </table:table-cell>
          <table:table-cell table:number-columns-repeated="1011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11" office:value-type="string">
            <text:p>0027_Rancagua</text:p>
          </table:table-cell>
          <table:table-cell table:style-name="ce11" office:value-type="string">
            <text:p>Miguel Jara Lagos</text:p>
          </table:table-cell>
          <table:table-cell table:style-name="ce16"/>
          <table:table-cell table:style-name="ce20" office:value-type="string">
            <text:p>2.1 Algorimos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3">
            <text:p>3</text:p>
          </table:table-cell>
          <table:table-cell table:style-name="ce31" table:formula="of:=IF([.F22]&lt;[.$F$3];&quot;Bajo&quot;;IF([.F22]=[.$F$3];&quot;Cumple&quot;;IF([.F22]&gt;[.$F$3];&quot;Muy Bueno&quot;)))" office:value-type="string" office:string-value="Bajo">
            <text:p>Bajo</text:p>
          </table:table-cell>
          <table:table-cell table:style-name="ce36" table:formula="of:=IF([.G22]&lt;[.$G$3];&quot;Bajo&quot;;IF([.G22]=[.$G$3];&quot;Cumple&quot;;IF([.G22]&gt;[.$G$3];&quot;Muy Bueno&quot;)))" office:value-type="string" office:string-value="Cumple">
            <text:p>Cumple</text:p>
          </table:table-cell>
          <table:table-cell table:style-name="ce41" table:formula="of:=IF([.H22]&lt;[.$H$3];&quot;Bajo&quot;;IF([.H22]=[.$H$3];&quot;Cumple&quot;;IF([.H22]&gt;[.$H$3];&quot;Muy Bueno&quot;)))" office:value-type="string" office:string-value="Bajo">
            <text:p>Bajo</text:p>
          </table:table-cell>
          <table:table-cell table:style-name="ce20" office:value-type="string">
            <text:p>entiende contenido pero aplica con errores</text:p>
          </table:table-cell>
          <table:table-cell table:style-name="ce46" office:value-type="string">
            <text:p>Mas practica</text:p>
          </table:table-cell>
          <table:table-cell table:number-columns-repeated="1011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11" office:value-type="string">
            <text:p>0027_Rancagua</text:p>
          </table:table-cell>
          <table:table-cell table:style-name="ce11" office:value-type="string">
            <text:p>Octavio enrique Cifuentes Balladares</text:p>
          </table:table-cell>
          <table:table-cell table:style-name="ce16"/>
          <table:table-cell table:style-name="ce20" office:value-type="string">
            <text:p>2.1 Algorimos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3">
            <text:p>3</text:p>
          </table:table-cell>
          <table:table-cell table:style-name="ce31" table:formula="of:=IF([.F23]&lt;[.$F$3];&quot;Bajo&quot;;IF([.F23]=[.$F$3];&quot;Cumple&quot;;IF([.F23]&gt;[.$F$3];&quot;Muy Bueno&quot;)))" office:value-type="string" office:string-value="Cumple">
            <text:p>Cumple</text:p>
          </table:table-cell>
          <table:table-cell table:style-name="ce36" table:formula="of:=IF([.G23]&lt;[.$G$3];&quot;Bajo&quot;;IF([.G23]=[.$G$3];&quot;Cumple&quot;;IF([.G23]&gt;[.$G$3];&quot;Muy Bueno&quot;)))" office:value-type="string" office:string-value="Bajo">
            <text:p>Bajo</text:p>
          </table:table-cell>
          <table:table-cell table:style-name="ce41" table:formula="of:=IF([.H23]&lt;[.$H$3];&quot;Bajo&quot;;IF([.H23]=[.$H$3];&quot;Cumple&quot;;IF([.H23]&gt;[.$H$3];&quot;Muy Bueno&quot;)))" office:value-type="string" office:string-value="Bajo">
            <text:p>Bajo</text:p>
          </table:table-cell>
          <table:table-cell table:style-name="ce20" office:value-type="string">
            <text:p>le cuesta entender y aplicsr contenido por bajo nivel de abstracción</text:p>
          </table:table-cell>
          <table:table-cell table:style-name="ce46" office:value-type="string">
            <text:p>Mas practica</text:p>
          </table:table-cell>
          <table:table-cell table:number-columns-repeated="1011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11" office:value-type="string">
            <text:p>0027_Rancagua</text:p>
          </table:table-cell>
          <table:table-cell table:style-name="ce11" office:value-type="string">
            <text:p>Patricio Antonio Acuña Villalobos</text:p>
          </table:table-cell>
          <table:table-cell table:style-name="ce16"/>
          <table:table-cell table:style-name="ce20" office:value-type="string">
            <text:p>2.1 Algorimos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4">
            <text:p>4</text:p>
          </table:table-cell>
          <table:table-cell table:style-name="ce31" table:formula="of:=IF([.F24]&lt;[.$F$3];&quot;Bajo&quot;;IF([.F24]=[.$F$3];&quot;Cumple&quot;;IF([.F24]&gt;[.$F$3];&quot;Muy Bueno&quot;)))" office:value-type="string" office:string-value="Cumple">
            <text:p>Cumple</text:p>
          </table:table-cell>
          <table:table-cell table:style-name="ce36" table:formula="of:=IF([.G24]&lt;[.$G$3];&quot;Bajo&quot;;IF([.G24]=[.$G$3];&quot;Cumple&quot;;IF([.G24]&gt;[.$G$3];&quot;Muy Bueno&quot;)))" office:value-type="string" office:string-value="Bajo">
            <text:p>Bajo</text:p>
          </table:table-cell>
          <table:table-cell table:style-name="ce41" table:formula="of:=IF([.H24]&lt;[.$H$3];&quot;Bajo&quot;;IF([.H24]=[.$H$3];&quot;Cumple&quot;;IF([.H24]&gt;[.$H$3];&quot;Muy Bueno&quot;)))" office:value-type="string" office:string-value="Cumple">
            <text:p>Cumple</text:p>
          </table:table-cell>
          <table:table-cell table:style-name="ce20" office:value-type="string">
            <text:p>Entiende contenido y aplica bien, pero con errores</text:p>
          </table:table-cell>
          <table:table-cell table:style-name="ce46" office:value-type="string">
            <text:p>Mas practica</text:p>
          </table:table-cell>
          <table:table-cell table:number-columns-repeated="1011"/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11" office:value-type="string">
            <text:p>0027_Rancagua</text:p>
          </table:table-cell>
          <table:table-cell table:style-name="ce11" office:value-type="string">
            <text:p>Rodrigo Alejandro Medina Herrera</text:p>
          </table:table-cell>
          <table:table-cell table:style-name="ce16"/>
          <table:table-cell table:style-name="ce20" office:value-type="string">
            <text:p>2.1 Algorimos</text:p>
          </table:table-cell>
          <table:table-cell table:number-columns-repeated="3" table:style-name="ce49" office:value-type="float" office:value="0">
            <text:p>0</text:p>
          </table:table-cell>
          <table:table-cell table:style-name="ce31" table:formula="of:=IF([.F25]&lt;[.$F$3];&quot;Bajo&quot;;IF([.F25]=[.$F$3];&quot;Cumple&quot;;IF([.F25]&gt;[.$F$3];&quot;Muy Bueno&quot;)))" office:value-type="string" office:string-value="Bajo">
            <text:p>Bajo</text:p>
          </table:table-cell>
          <table:table-cell table:style-name="ce36" table:formula="of:=IF([.G25]&lt;[.$G$3];&quot;Bajo&quot;;IF([.G25]=[.$G$3];&quot;Cumple&quot;;IF([.G25]&gt;[.$G$3];&quot;Muy Bueno&quot;)))" office:value-type="string" office:string-value="Bajo">
            <text:p>Bajo</text:p>
          </table:table-cell>
          <table:table-cell table:style-name="ce41" table:formula="of:=IF([.H25]&lt;[.$H$3];&quot;Bajo&quot;;IF([.H25]=[.$H$3];&quot;Cumple&quot;;IF([.H25]&gt;[.$H$3];&quot;Muy Bueno&quot;)))" office:value-type="string" office:string-value="Bajo">
            <text:p>Bajo</text:p>
          </table:table-cell>
          <table:table-cell table:number-columns-repeated="2" table:style-name="ce20" office:value-type="string">
            <text:p>Ausente</text:p>
          </table:table-cell>
          <table:table-cell table:number-columns-repeated="1011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11" office:value-type="string">
            <text:p>0027_Rancagua</text:p>
          </table:table-cell>
          <table:table-cell table:style-name="ce11" office:value-type="string">
            <text:p>Victor Soto Alarcon</text:p>
          </table:table-cell>
          <table:table-cell table:style-name="ce16"/>
          <table:table-cell table:style-name="ce20" office:value-type="string">
            <text:p>2.1 Algorimos</text:p>
          </table:table-cell>
          <table:table-cell table:number-columns-repeated="3" table:style-name="ce49" office:value-type="float" office:value="3">
            <text:p>3</text:p>
          </table:table-cell>
          <table:table-cell table:style-name="ce31" table:formula="of:=IF([.F26]&lt;[.$F$3];&quot;Bajo&quot;;IF([.F26]=[.$F$3];&quot;Cumple&quot;;IF([.F26]&gt;[.$F$3];&quot;Muy Bueno&quot;)))" office:value-type="string" office:string-value="Cumple">
            <text:p>Cumple</text:p>
          </table:table-cell>
          <table:table-cell table:style-name="ce36" table:formula="of:=IF([.G26]&lt;[.$G$3];&quot;Bajo&quot;;IF([.G26]=[.$G$3];&quot;Cumple&quot;;IF([.G26]&gt;[.$G$3];&quot;Muy Bueno&quot;)))" office:value-type="string" office:string-value="Cumple">
            <text:p>Cumple</text:p>
          </table:table-cell>
          <table:table-cell table:style-name="ce41" table:formula="of:=IF([.H26]&lt;[.$H$3];&quot;Bajo&quot;;IF([.H26]=[.$H$3];&quot;Cumple&quot;;IF([.H26]&gt;[.$H$3];&quot;Muy Bueno&quot;)))" office:value-type="string" office:string-value="Bajo">
            <text:p>Bajo</text:p>
          </table:table-cell>
          <table:table-cell table:style-name="ce20" office:value-type="string">
            <text:p>entiende contenido pero aplica con errores</text:p>
          </table:table-cell>
          <table:table-cell table:style-name="ce46" office:value-type="string">
            <text:p>Mas practica</text:p>
          </table:table-cell>
          <table:table-cell table:number-columns-repeated="1011"/>
        </table:table-row>
        <table:table-row table:style-name="ro1">
          <table:table-cell table:style-name="ce5" office:value-type="float" office:value="23">
            <text:p>23</text:p>
          </table:table-cell>
          <table:table-cell table:style-name="ce11" office:value-type="string">
            <text:p>0027_Rancagua</text:p>
          </table:table-cell>
          <table:table-cell table:style-name="ce11" office:value-type="string">
            <text:p>Wladimir Eduardo Ureta Escobar</text:p>
          </table:table-cell>
          <table:table-cell table:style-name="ce16"/>
          <table:table-cell table:style-name="ce20" office:value-type="string">
            <text:p>2.1 Algorimos</text:p>
          </table:table-cell>
          <table:table-cell table:style-name="ce49" office:value-type="float" office:value="4">
            <text:p>4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5">
            <text:p>5</text:p>
          </table:table-cell>
          <table:table-cell table:style-name="ce31" table:formula="of:=IF([.F27]&lt;[.$F$3];&quot;Bajo&quot;;IF([.F27]=[.$F$3];&quot;Cumple&quot;;IF([.F27]&gt;[.$F$3];&quot;Muy Bueno&quot;)))" office:value-type="string" office:string-value="Muy Bueno">
            <text:p>Muy Bueno</text:p>
          </table:table-cell>
          <table:table-cell table:style-name="ce36" table:formula="of:=IF([.G27]&lt;[.$G$3];&quot;Bajo&quot;;IF([.G27]=[.$G$3];&quot;Cumple&quot;;IF([.G27]&gt;[.$G$3];&quot;Muy Bueno&quot;)))" office:value-type="string" office:string-value="Cumple">
            <text:p>Cumple</text:p>
          </table:table-cell>
          <table:table-cell table:style-name="ce41" table:formula="of:=IF([.H27]&lt;[.$H$3];&quot;Bajo&quot;;IF([.H27]=[.$H$3];&quot;Cumple&quot;;IF([.H27]&gt;[.$H$3];&quot;Muy Bueno&quot;)))" office:value-type="string" office:string-value="Muy Bueno">
            <text:p>Muy Bueno</text:p>
          </table:table-cell>
          <table:table-cell table:style-name="ce20" office:value-type="string">
            <text:p>Tiene habilidades y dominio, problemas leves de comprension.</text:p>
          </table:table-cell>
          <table:table-cell table:style-name="ce46" office:value-type="string">
            <text:p>Ejercicios de mayor nivel</text:p>
          </table:table-cell>
          <table:table-cell table:number-columns-repeated="1011"/>
        </table:table-row>
        <table:table-row table:style-name="ro1">
          <table:table-cell table:style-name="ce6"/>
          <table:table-cell table:style-name="ce12" table:number-columns-repeated="2"/>
          <table:table-cell table:style-name="ce17"/>
          <table:table-cell table:style-name="ce21"/>
          <table:table-cell table:style-name="ce12" table:number-columns-repeated="3"/>
          <table:table-cell table:style-name="ce32"/>
          <table:table-cell table:style-name="ce37"/>
          <table:table-cell table:style-name="ce42"/>
          <table:table-cell table:style-name="ce21"/>
          <table:table-cell table:style-name="ce47"/>
          <table:table-cell table:number-columns-repeated="1011"/>
        </table:table-row>
        <table:table-row table:style-name="ro1" table:number-rows-repeated="6">
          <table:table-cell table:style-name="ce7" table:number-columns-repeated="2"/>
          <table:table-cell table:style-name="ce14"/>
          <table:table-cell table:style-name="ce7" table:number-columns-repeated="5"/>
          <table:table-cell table:number-columns-repeated="1016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28_Concepcion_Evaluacíon 1.1 " table:style-name="ta7" table:protected="true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3"/>
        <table:table-column table:style-name="co3" table:default-cell-style-name="ce1"/>
        <table:table-column table:style-name="co1" table:default-cell-style-name="ce1"/>
        <table:table-column table:style-name="co15" table:default-cell-style-name="ce1"/>
        <table:table-column table:style-name="co7" table:default-cell-style-name="ce1"/>
        <table:table-column table:style-name="co20" table:default-cell-style-name="ce1"/>
        <table:table-column table:style-name="co1" table:number-columns-repeated="3" table:default-cell-style-name="ce1"/>
        <table:table-column table:style-name="co6" table:default-cell-style-name="ce7"/>
        <table:table-column table:style-name="co1" table:default-cell-style-name="ce7"/>
        <table:table-column table:style-name="co1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Total Curso</text:p>
          </table:table-cell>
          <table:table-cell table:style-name="ce8" table:formula="of:=+COUNT([.A5:.A27])" office:value-type="float" office:value="23">
            <text:p>23</text:p>
          </table:table-cell>
          <table:table-cell table:number-columns-repeated="3"/>
          <table:table-cell table:style-name="ce22" office:value-type="string" table:number-columns-spanned="3" table:number-rows-spanned="1">
            <text:p>Espectativa Final x Item Rubrica</text:p>
          </table:table-cell>
          <table:covered-table-cell table:style-name="ce24"/>
          <table:covered-table-cell table:style-name="ce26"/>
          <table:table-cell table:number-columns-repeated="1016"/>
        </table:table-row>
        <table:table-row table:style-name="ro1">
          <table:table-cell table:number-columns-repeated="5"/>
          <table:table-cell table:style-name="ce23" office:value-type="float" office:value="3">
            <text:p>3</text:p>
          </table:table-cell>
          <table:table-cell table:style-name="ce25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style-name="ce28" office:value-type="string" table:number-columns-spanned="3" table:number-rows-spanned="1">
            <text:p>Score</text:p>
          </table:table-cell>
          <table:covered-table-cell table:style-name="ce33"/>
          <table:covered-table-cell table:style-name="ce38"/>
          <table:table-cell table:number-columns-repeated="1013"/>
        </table:table-row>
        <table:table-row table:style-name="ro3">
          <table:table-cell table:style-name="ce3" office:value-type="string">
            <text:p>N°</text:p>
          </table:table-cell>
          <table:table-cell table:style-name="ce9" office:value-type="string">
            <text:p>CodCurso</text:p>
          </table:table-cell>
          <table:table-cell table:style-name="ce9" office:value-type="string">
            <text:p>Nombre</text:p>
          </table:table-cell>
          <table:table-cell table:style-name="ce9" office:value-type="string">
            <text:p>Path GitHUb</text:p>
          </table:table-cell>
          <table:table-cell table:style-name="ce18" office:value-type="string">
            <text:p>Item</text:p>
          </table:table-cell>
          <table:table-cell table:style-name="ce3" office:value-type="string">
            <text:p>Estructura</text:p>
          </table:table-cell>
          <table:table-cell table:style-name="ce9" office:value-type="string">
            <text:p>Solución</text:p>
          </table:table-cell>
          <table:table-cell table:style-name="ce18" office:value-type="string">
            <text:p>Capacidad de expresión lógica, abstracción, síntesis, conocimiento de algoritmos y complejidad asintótica.</text:p>
          </table:table-cell>
          <table:table-cell table:style-name="ce29" office:value-type="string">
            <text:p>Estructura</text:p>
          </table:table-cell>
          <table:table-cell table:style-name="ce34" office:value-type="string">
            <text:p>Solución</text:p>
          </table:table-cell>
          <table:table-cell table:style-name="ce39" office:value-type="string">
            <text:p>Capacidad de expresión lógica, abstracción, síntesis, conocimiento de algoritmos y complejidad asintótica.</text:p>
          </table:table-cell>
          <table:table-cell table:style-name="ce43" office:value-type="string">
            <text:p>Hallazgos</text:p>
          </table:table-cell>
          <table:table-cell table:style-name="ce44" office:value-type="string">
            <text:p>Plan de Accion</text:p>
          </table:table-cell>
          <table:table-cell table:style-name="ce48" table:number-columns-repeated="1011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10" office:value-type="string">
            <text:p>0028_Concepcion</text:p>
          </table:table-cell>
          <table:table-cell table:style-name="ce15" office:value-type="string">
            <text:p>Adrián Alejandro Tapia Avendaño</text:p>
          </table:table-cell>
          <table:table-cell table:style-name="ce15"/>
          <table:table-cell table:style-name="ce19" office:value-type="string">
            <text:p>1.1 Algorimos</text:p>
          </table:table-cell>
          <table:table-cell table:style-name="ce4"/>
          <table:table-cell table:style-name="ce10"/>
          <table:table-cell table:style-name="ce19"/>
          <table:table-cell table:style-name="ce30" table:formula="of:=IF([.F5]&lt;[.$F$3];&quot;Bajo&quot;;IF([.F5]=[.$F$3];&quot;Cumple&quot;;IF([.F5]&gt;[.$F$3];&quot;Muy Bueno&quot;)))" office:value-type="string" office:string-value="Bajo">
            <text:p>Bajo</text:p>
          </table:table-cell>
          <table:table-cell table:style-name="ce35" table:formula="of:=IF([.G5]&lt;[.$G$3];&quot;Bajo&quot;;IF([.G5]=[.$G$3];&quot;Cumple&quot;;IF([.G5]&gt;[.$G$3];&quot;Muy Bueno&quot;)))" office:value-type="string" office:string-value="Bajo">
            <text:p>Bajo</text:p>
          </table:table-cell>
          <table:table-cell table:style-name="ce40" table:formula="of:=IF([.H5]&lt;[.$H$3];&quot;Bajo&quot;;IF([.H5]=[.$H$3];&quot;Cumple&quot;;IF([.H5]&gt;[.$H$3];&quot;Muy Bueno&quot;)))" office:value-type="string" office:string-value="Bajo">
            <text:p>Bajo</text:p>
          </table:table-cell>
          <table:table-cell table:style-name="ce19"/>
          <table:table-cell table:style-name="ce45"/>
          <table:table-cell table:style-name="ce13" table:number-columns-repeated="1011"/>
        </table:table-row>
        <table:table-row table:style-name="ro1">
          <table:table-cell table:style-name="ce5" office:value-type="float" office:value="23">
            <text:p>23</text:p>
          </table:table-cell>
          <table:table-cell table:style-name="ce10" office:value-type="string">
            <text:p>0028_Concepcion</text:p>
          </table:table-cell>
          <table:table-cell table:style-name="ce16" office:value-type="string">
            <text:p>Alejandra del Carmen Hidalgo Medina</text:p>
          </table:table-cell>
          <table:table-cell table:style-name="ce16"/>
          <table:table-cell table:style-name="ce19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0" table:formula="of:=IF([.F6]&lt;[.$F$3];&quot;Bajo&quot;;IF([.F6]=[.$F$3];&quot;Cumple&quot;;IF([.F6]&gt;[.$F$3];&quot;Muy Bueno&quot;)))" office:value-type="string" office:string-value="Bajo">
            <text:p>Bajo</text:p>
          </table:table-cell>
          <table:table-cell table:style-name="ce35" table:formula="of:=IF([.G6]&lt;[.$G$3];&quot;Bajo&quot;;IF([.G6]=[.$G$3];&quot;Cumple&quot;;IF([.G6]&gt;[.$G$3];&quot;Muy Bueno&quot;)))" office:value-type="string" office:string-value="Bajo">
            <text:p>Bajo</text:p>
          </table:table-cell>
          <table:table-cell table:style-name="ce40" table:formula="of:=IF([.H6]&lt;[.$H$3];&quot;Bajo&quot;;IF([.H6]=[.$H$3];&quot;Cumple&quot;;IF([.H6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10" office:value-type="string">
            <text:p>0028_Concepcion</text:p>
          </table:table-cell>
          <table:table-cell table:style-name="ce16" office:value-type="string">
            <text:p>Andres Felipe Aguirre Falcon</text:p>
          </table:table-cell>
          <table:table-cell table:style-name="ce16"/>
          <table:table-cell table:style-name="ce19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0" table:formula="of:=IF([.F7]&lt;[.$F$3];&quot;Bajo&quot;;IF([.F7]=[.$F$3];&quot;Cumple&quot;;IF([.F7]&gt;[.$F$3];&quot;Muy Bueno&quot;)))" office:value-type="string" office:string-value="Bajo">
            <text:p>Bajo</text:p>
          </table:table-cell>
          <table:table-cell table:style-name="ce35" table:formula="of:=IF([.G7]&lt;[.$G$3];&quot;Bajo&quot;;IF([.G7]=[.$G$3];&quot;Cumple&quot;;IF([.G7]&gt;[.$G$3];&quot;Muy Bueno&quot;)))" office:value-type="string" office:string-value="Bajo">
            <text:p>Bajo</text:p>
          </table:table-cell>
          <table:table-cell table:style-name="ce40" table:formula="of:=IF([.H7]&lt;[.$H$3];&quot;Bajo&quot;;IF([.H7]=[.$H$3];&quot;Cumple&quot;;IF([.H7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10" office:value-type="string">
            <text:p>0028_Concepcion</text:p>
          </table:table-cell>
          <table:table-cell table:style-name="ce16" office:value-type="string">
            <text:p>Bastián Jacobo Monje González</text:p>
          </table:table-cell>
          <table:table-cell table:style-name="ce16"/>
          <table:table-cell table:style-name="ce19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0" table:formula="of:=IF([.F8]&lt;[.$F$3];&quot;Bajo&quot;;IF([.F8]=[.$F$3];&quot;Cumple&quot;;IF([.F8]&gt;[.$F$3];&quot;Muy Bueno&quot;)))" office:value-type="string" office:string-value="Bajo">
            <text:p>Bajo</text:p>
          </table:table-cell>
          <table:table-cell table:style-name="ce35" table:formula="of:=IF([.G8]&lt;[.$G$3];&quot;Bajo&quot;;IF([.G8]=[.$G$3];&quot;Cumple&quot;;IF([.G8]&gt;[.$G$3];&quot;Muy Bueno&quot;)))" office:value-type="string" office:string-value="Bajo">
            <text:p>Bajo</text:p>
          </table:table-cell>
          <table:table-cell table:style-name="ce40" table:formula="of:=IF([.H8]&lt;[.$H$3];&quot;Bajo&quot;;IF([.H8]=[.$H$3];&quot;Cumple&quot;;IF([.H8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10" office:value-type="string">
            <text:p>0028_Concepcion</text:p>
          </table:table-cell>
          <table:table-cell table:style-name="ce16" office:value-type="string">
            <text:p>Carlina Torres Acuña</text:p>
          </table:table-cell>
          <table:table-cell table:style-name="ce16"/>
          <table:table-cell table:style-name="ce19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0" table:formula="of:=IF([.F9]&lt;[.$F$3];&quot;Bajo&quot;;IF([.F9]=[.$F$3];&quot;Cumple&quot;;IF([.F9]&gt;[.$F$3];&quot;Muy Bueno&quot;)))" office:value-type="string" office:string-value="Bajo">
            <text:p>Bajo</text:p>
          </table:table-cell>
          <table:table-cell table:style-name="ce35" table:formula="of:=IF([.G9]&lt;[.$G$3];&quot;Bajo&quot;;IF([.G9]=[.$G$3];&quot;Cumple&quot;;IF([.G9]&gt;[.$G$3];&quot;Muy Bueno&quot;)))" office:value-type="string" office:string-value="Bajo">
            <text:p>Bajo</text:p>
          </table:table-cell>
          <table:table-cell table:style-name="ce40" table:formula="of:=IF([.H9]&lt;[.$H$3];&quot;Bajo&quot;;IF([.H9]=[.$H$3];&quot;Cumple&quot;;IF([.H9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10" office:value-type="string">
            <text:p>0028_Concepcion</text:p>
          </table:table-cell>
          <table:table-cell table:style-name="ce16" office:value-type="string">
            <text:p>Catalina Gonzalez Sanchez</text:p>
          </table:table-cell>
          <table:table-cell table:style-name="ce16"/>
          <table:table-cell table:style-name="ce19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0" table:formula="of:=IF([.F10]&lt;[.$F$3];&quot;Bajo&quot;;IF([.F10]=[.$F$3];&quot;Cumple&quot;;IF([.F10]&gt;[.$F$3];&quot;Muy Bueno&quot;)))" office:value-type="string" office:string-value="Bajo">
            <text:p>Bajo</text:p>
          </table:table-cell>
          <table:table-cell table:style-name="ce35" table:formula="of:=IF([.G10]&lt;[.$G$3];&quot;Bajo&quot;;IF([.G10]=[.$G$3];&quot;Cumple&quot;;IF([.G10]&gt;[.$G$3];&quot;Muy Bueno&quot;)))" office:value-type="string" office:string-value="Bajo">
            <text:p>Bajo</text:p>
          </table:table-cell>
          <table:table-cell table:style-name="ce40" table:formula="of:=IF([.H10]&lt;[.$H$3];&quot;Bajo&quot;;IF([.H10]=[.$H$3];&quot;Cumple&quot;;IF([.H10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10" office:value-type="string">
            <text:p>0028_Concepcion</text:p>
          </table:table-cell>
          <table:table-cell table:style-name="ce16" office:value-type="string">
            <text:p>Claudio Andres Torres Burgos</text:p>
          </table:table-cell>
          <table:table-cell table:style-name="ce16"/>
          <table:table-cell table:style-name="ce19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0" table:formula="of:=IF([.F11]&lt;[.$F$3];&quot;Bajo&quot;;IF([.F11]=[.$F$3];&quot;Cumple&quot;;IF([.F11]&gt;[.$F$3];&quot;Muy Bueno&quot;)))" office:value-type="string" office:string-value="Bajo">
            <text:p>Bajo</text:p>
          </table:table-cell>
          <table:table-cell table:style-name="ce35" table:formula="of:=IF([.G11]&lt;[.$G$3];&quot;Bajo&quot;;IF([.G11]=[.$G$3];&quot;Cumple&quot;;IF([.G11]&gt;[.$G$3];&quot;Muy Bueno&quot;)))" office:value-type="string" office:string-value="Bajo">
            <text:p>Bajo</text:p>
          </table:table-cell>
          <table:table-cell table:style-name="ce40" table:formula="of:=IF([.H11]&lt;[.$H$3];&quot;Bajo&quot;;IF([.H11]=[.$H$3];&quot;Cumple&quot;;IF([.H11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0" office:value-type="string">
            <text:p>0028_Concepcion</text:p>
          </table:table-cell>
          <table:table-cell table:style-name="ce16" office:value-type="string">
            <text:p>Cynthia Roxana Mora Machuca</text:p>
          </table:table-cell>
          <table:table-cell table:style-name="ce16"/>
          <table:table-cell table:style-name="ce19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0" table:formula="of:=IF([.F12]&lt;[.$F$3];&quot;Bajo&quot;;IF([.F12]=[.$F$3];&quot;Cumple&quot;;IF([.F12]&gt;[.$F$3];&quot;Muy Bueno&quot;)))" office:value-type="string" office:string-value="Bajo">
            <text:p>Bajo</text:p>
          </table:table-cell>
          <table:table-cell table:style-name="ce35" table:formula="of:=IF([.G12]&lt;[.$G$3];&quot;Bajo&quot;;IF([.G12]=[.$G$3];&quot;Cumple&quot;;IF([.G12]&gt;[.$G$3];&quot;Muy Bueno&quot;)))" office:value-type="string" office:string-value="Bajo">
            <text:p>Bajo</text:p>
          </table:table-cell>
          <table:table-cell table:style-name="ce40" table:formula="of:=IF([.H12]&lt;[.$H$3];&quot;Bajo&quot;;IF([.H12]=[.$H$3];&quot;Cumple&quot;;IF([.H12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10" office:value-type="string">
            <text:p>0028_Concepcion</text:p>
          </table:table-cell>
          <table:table-cell table:style-name="ce16" office:value-type="string">
            <text:p>Daniela Beatriz Acuña Gutiérrez</text:p>
          </table:table-cell>
          <table:table-cell table:style-name="ce16"/>
          <table:table-cell table:style-name="ce19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0" table:formula="of:=IF([.F13]&lt;[.$F$3];&quot;Bajo&quot;;IF([.F13]=[.$F$3];&quot;Cumple&quot;;IF([.F13]&gt;[.$F$3];&quot;Muy Bueno&quot;)))" office:value-type="string" office:string-value="Bajo">
            <text:p>Bajo</text:p>
          </table:table-cell>
          <table:table-cell table:style-name="ce35" table:formula="of:=IF([.G13]&lt;[.$G$3];&quot;Bajo&quot;;IF([.G13]=[.$G$3];&quot;Cumple&quot;;IF([.G13]&gt;[.$G$3];&quot;Muy Bueno&quot;)))" office:value-type="string" office:string-value="Bajo">
            <text:p>Bajo</text:p>
          </table:table-cell>
          <table:table-cell table:style-name="ce40" table:formula="of:=IF([.H13]&lt;[.$H$3];&quot;Bajo&quot;;IF([.H13]=[.$H$3];&quot;Cumple&quot;;IF([.H13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10" office:value-type="string">
            <text:p>0028_Concepcion</text:p>
          </table:table-cell>
          <table:table-cell table:style-name="ce16" office:value-type="string">
            <text:p>Ernesto Heraldo Cañete Romero</text:p>
          </table:table-cell>
          <table:table-cell table:style-name="ce16"/>
          <table:table-cell table:style-name="ce19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0" table:formula="of:=IF([.F14]&lt;[.$F$3];&quot;Bajo&quot;;IF([.F14]=[.$F$3];&quot;Cumple&quot;;IF([.F14]&gt;[.$F$3];&quot;Muy Bueno&quot;)))" office:value-type="string" office:string-value="Bajo">
            <text:p>Bajo</text:p>
          </table:table-cell>
          <table:table-cell table:style-name="ce35" table:formula="of:=IF([.G14]&lt;[.$G$3];&quot;Bajo&quot;;IF([.G14]=[.$G$3];&quot;Cumple&quot;;IF([.G14]&gt;[.$G$3];&quot;Muy Bueno&quot;)))" office:value-type="string" office:string-value="Bajo">
            <text:p>Bajo</text:p>
          </table:table-cell>
          <table:table-cell table:style-name="ce40" table:formula="of:=IF([.H14]&lt;[.$H$3];&quot;Bajo&quot;;IF([.H14]=[.$H$3];&quot;Cumple&quot;;IF([.H14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10" office:value-type="string">
            <text:p>0028_Concepcion</text:p>
          </table:table-cell>
          <table:table-cell table:style-name="ce16" office:value-type="string">
            <text:p>Esteban Fabián Salas Valderrama</text:p>
          </table:table-cell>
          <table:table-cell table:style-name="ce16"/>
          <table:table-cell table:style-name="ce19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0" table:formula="of:=IF([.F15]&lt;[.$F$3];&quot;Bajo&quot;;IF([.F15]=[.$F$3];&quot;Cumple&quot;;IF([.F15]&gt;[.$F$3];&quot;Muy Bueno&quot;)))" office:value-type="string" office:string-value="Bajo">
            <text:p>Bajo</text:p>
          </table:table-cell>
          <table:table-cell table:style-name="ce35" table:formula="of:=IF([.G15]&lt;[.$G$3];&quot;Bajo&quot;;IF([.G15]=[.$G$3];&quot;Cumple&quot;;IF([.G15]&gt;[.$G$3];&quot;Muy Bueno&quot;)))" office:value-type="string" office:string-value="Bajo">
            <text:p>Bajo</text:p>
          </table:table-cell>
          <table:table-cell table:style-name="ce40" table:formula="of:=IF([.H15]&lt;[.$H$3];&quot;Bajo&quot;;IF([.H15]=[.$H$3];&quot;Cumple&quot;;IF([.H15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10" office:value-type="string">
            <text:p>0028_Concepcion</text:p>
          </table:table-cell>
          <table:table-cell table:style-name="ce16" office:value-type="string">
            <text:p>Felipe Esteban Alejandro Kessi Bustos</text:p>
          </table:table-cell>
          <table:table-cell table:style-name="ce16"/>
          <table:table-cell table:style-name="ce19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0" table:formula="of:=IF([.F16]&lt;[.$F$3];&quot;Bajo&quot;;IF([.F16]=[.$F$3];&quot;Cumple&quot;;IF([.F16]&gt;[.$F$3];&quot;Muy Bueno&quot;)))" office:value-type="string" office:string-value="Bajo">
            <text:p>Bajo</text:p>
          </table:table-cell>
          <table:table-cell table:style-name="ce35" table:formula="of:=IF([.G16]&lt;[.$G$3];&quot;Bajo&quot;;IF([.G16]=[.$G$3];&quot;Cumple&quot;;IF([.G16]&gt;[.$G$3];&quot;Muy Bueno&quot;)))" office:value-type="string" office:string-value="Bajo">
            <text:p>Bajo</text:p>
          </table:table-cell>
          <table:table-cell table:style-name="ce40" table:formula="of:=IF([.H16]&lt;[.$H$3];&quot;Bajo&quot;;IF([.H16]=[.$H$3];&quot;Cumple&quot;;IF([.H16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string">
            <text:p>0028_Concepcion</text:p>
          </table:table-cell>
          <table:table-cell table:style-name="ce16" office:value-type="string">
            <text:p>Francisca Irene Huenuil Campos</text:p>
          </table:table-cell>
          <table:table-cell table:style-name="ce16"/>
          <table:table-cell table:style-name="ce19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0" table:formula="of:=IF([.F17]&lt;[.$F$3];&quot;Bajo&quot;;IF([.F17]=[.$F$3];&quot;Cumple&quot;;IF([.F17]&gt;[.$F$3];&quot;Muy Bueno&quot;)))" office:value-type="string" office:string-value="Bajo">
            <text:p>Bajo</text:p>
          </table:table-cell>
          <table:table-cell table:style-name="ce35" table:formula="of:=IF([.G17]&lt;[.$G$3];&quot;Bajo&quot;;IF([.G17]=[.$G$3];&quot;Cumple&quot;;IF([.G17]&gt;[.$G$3];&quot;Muy Bueno&quot;)))" office:value-type="string" office:string-value="Bajo">
            <text:p>Bajo</text:p>
          </table:table-cell>
          <table:table-cell table:style-name="ce40" table:formula="of:=IF([.H17]&lt;[.$H$3];&quot;Bajo&quot;;IF([.H17]=[.$H$3];&quot;Cumple&quot;;IF([.H17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10" office:value-type="string">
            <text:p>0028_Concepcion</text:p>
          </table:table-cell>
          <table:table-cell table:style-name="ce16" office:value-type="string">
            <text:p>Francisco Javier Uribe Inostroza</text:p>
          </table:table-cell>
          <table:table-cell table:style-name="ce16"/>
          <table:table-cell table:style-name="ce19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0" table:formula="of:=IF([.F18]&lt;[.$F$3];&quot;Bajo&quot;;IF([.F18]=[.$F$3];&quot;Cumple&quot;;IF([.F18]&gt;[.$F$3];&quot;Muy Bueno&quot;)))" office:value-type="string" office:string-value="Bajo">
            <text:p>Bajo</text:p>
          </table:table-cell>
          <table:table-cell table:style-name="ce35" table:formula="of:=IF([.G18]&lt;[.$G$3];&quot;Bajo&quot;;IF([.G18]=[.$G$3];&quot;Cumple&quot;;IF([.G18]&gt;[.$G$3];&quot;Muy Bueno&quot;)))" office:value-type="string" office:string-value="Bajo">
            <text:p>Bajo</text:p>
          </table:table-cell>
          <table:table-cell table:style-name="ce40" table:formula="of:=IF([.H18]&lt;[.$H$3];&quot;Bajo&quot;;IF([.H18]=[.$H$3];&quot;Cumple&quot;;IF([.H18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23">
            <text:p>23</text:p>
          </table:table-cell>
          <table:table-cell table:style-name="ce10" office:value-type="string">
            <text:p>0028_Concepcion</text:p>
          </table:table-cell>
          <table:table-cell table:style-name="ce16" office:value-type="string">
            <text:p>Franco Mauricio Muñoz Toledo</text:p>
          </table:table-cell>
          <table:table-cell table:style-name="ce16"/>
          <table:table-cell table:style-name="ce19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0" table:formula="of:=IF([.F19]&lt;[.$F$3];&quot;Bajo&quot;;IF([.F19]=[.$F$3];&quot;Cumple&quot;;IF([.F19]&gt;[.$F$3];&quot;Muy Bueno&quot;)))" office:value-type="string" office:string-value="Bajo">
            <text:p>Bajo</text:p>
          </table:table-cell>
          <table:table-cell table:style-name="ce35" table:formula="of:=IF([.G19]&lt;[.$G$3];&quot;Bajo&quot;;IF([.G19]=[.$G$3];&quot;Cumple&quot;;IF([.G19]&gt;[.$G$3];&quot;Muy Bueno&quot;)))" office:value-type="string" office:string-value="Bajo">
            <text:p>Bajo</text:p>
          </table:table-cell>
          <table:table-cell table:style-name="ce40" table:formula="of:=IF([.H19]&lt;[.$H$3];&quot;Bajo&quot;;IF([.H19]=[.$H$3];&quot;Cumple&quot;;IF([.H19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10" office:value-type="string">
            <text:p>0028_Concepcion</text:p>
          </table:table-cell>
          <table:table-cell table:style-name="ce50" office:value-type="string">
            <text:p>Jaime Reyes Cardenas</text:p>
          </table:table-cell>
          <table:table-cell table:style-name="ce11"/>
          <table:table-cell table:style-name="ce19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0" table:formula="of:=IF([.F20]&lt;[.$F$3];&quot;Bajo&quot;;IF([.F20]=[.$F$3];&quot;Cumple&quot;;IF([.F20]&gt;[.$F$3];&quot;Muy Bueno&quot;)))" office:value-type="string" office:string-value="Bajo">
            <text:p>Bajo</text:p>
          </table:table-cell>
          <table:table-cell table:style-name="ce35" table:formula="of:=IF([.G20]&lt;[.$G$3];&quot;Bajo&quot;;IF([.G20]=[.$G$3];&quot;Cumple&quot;;IF([.G20]&gt;[.$G$3];&quot;Muy Bueno&quot;)))" office:value-type="string" office:string-value="Bajo">
            <text:p>Bajo</text:p>
          </table:table-cell>
          <table:table-cell table:style-name="ce40" table:formula="of:=IF([.H20]&lt;[.$H$3];&quot;Bajo&quot;;IF([.H20]=[.$H$3];&quot;Cumple&quot;;IF([.H20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23">
            <text:p>23</text:p>
          </table:table-cell>
          <table:table-cell table:style-name="ce10" office:value-type="string">
            <text:p>0028_Concepcion</text:p>
          </table:table-cell>
          <table:table-cell table:style-name="ce16" office:value-type="string">
            <text:p>Jorge Ignacio Riffo Uribe</text:p>
          </table:table-cell>
          <table:table-cell table:style-name="ce16"/>
          <table:table-cell table:style-name="ce19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0" table:formula="of:=IF([.F21]&lt;[.$F$3];&quot;Bajo&quot;;IF([.F21]=[.$F$3];&quot;Cumple&quot;;IF([.F21]&gt;[.$F$3];&quot;Muy Bueno&quot;)))" office:value-type="string" office:string-value="Bajo">
            <text:p>Bajo</text:p>
          </table:table-cell>
          <table:table-cell table:style-name="ce35" table:formula="of:=IF([.G21]&lt;[.$G$3];&quot;Bajo&quot;;IF([.G21]=[.$G$3];&quot;Cumple&quot;;IF([.G21]&gt;[.$G$3];&quot;Muy Bueno&quot;)))" office:value-type="string" office:string-value="Bajo">
            <text:p>Bajo</text:p>
          </table:table-cell>
          <table:table-cell table:style-name="ce40" table:formula="of:=IF([.H21]&lt;[.$H$3];&quot;Bajo&quot;;IF([.H21]=[.$H$3];&quot;Cumple&quot;;IF([.H21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10" office:value-type="string">
            <text:p>0028_Concepcion</text:p>
          </table:table-cell>
          <table:table-cell table:style-name="ce16" office:value-type="string">
            <text:p>Jose Miguel Riquelme</text:p>
          </table:table-cell>
          <table:table-cell table:style-name="ce16"/>
          <table:table-cell table:style-name="ce19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0" table:formula="of:=IF([.F22]&lt;[.$F$3];&quot;Bajo&quot;;IF([.F22]=[.$F$3];&quot;Cumple&quot;;IF([.F22]&gt;[.$F$3];&quot;Muy Bueno&quot;)))" office:value-type="string" office:string-value="Bajo">
            <text:p>Bajo</text:p>
          </table:table-cell>
          <table:table-cell table:style-name="ce35" table:formula="of:=IF([.G22]&lt;[.$G$3];&quot;Bajo&quot;;IF([.G22]=[.$G$3];&quot;Cumple&quot;;IF([.G22]&gt;[.$G$3];&quot;Muy Bueno&quot;)))" office:value-type="string" office:string-value="Bajo">
            <text:p>Bajo</text:p>
          </table:table-cell>
          <table:table-cell table:style-name="ce40" table:formula="of:=IF([.H22]&lt;[.$H$3];&quot;Bajo&quot;;IF([.H22]=[.$H$3];&quot;Cumple&quot;;IF([.H22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10" office:value-type="string">
            <text:p>0028_Concepcion</text:p>
          </table:table-cell>
          <table:table-cell table:style-name="ce16" office:value-type="string">
            <text:p>Maria Alejandra Canache Velazquez</text:p>
          </table:table-cell>
          <table:table-cell table:style-name="ce16"/>
          <table:table-cell table:style-name="ce19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0" table:formula="of:=IF([.F23]&lt;[.$F$3];&quot;Bajo&quot;;IF([.F23]=[.$F$3];&quot;Cumple&quot;;IF([.F23]&gt;[.$F$3];&quot;Muy Bueno&quot;)))" office:value-type="string" office:string-value="Bajo">
            <text:p>Bajo</text:p>
          </table:table-cell>
          <table:table-cell table:style-name="ce35" table:formula="of:=IF([.G23]&lt;[.$G$3];&quot;Bajo&quot;;IF([.G23]=[.$G$3];&quot;Cumple&quot;;IF([.G23]&gt;[.$G$3];&quot;Muy Bueno&quot;)))" office:value-type="string" office:string-value="Bajo">
            <text:p>Bajo</text:p>
          </table:table-cell>
          <table:table-cell table:style-name="ce40" table:formula="of:=IF([.H23]&lt;[.$H$3];&quot;Bajo&quot;;IF([.H23]=[.$H$3];&quot;Cumple&quot;;IF([.H23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10" office:value-type="string">
            <text:p>0028_Concepcion</text:p>
          </table:table-cell>
          <table:table-cell table:style-name="ce16" office:value-type="string">
            <text:p>Natalia Elizabeth Riquelme Sanhueza</text:p>
          </table:table-cell>
          <table:table-cell table:style-name="ce16"/>
          <table:table-cell table:style-name="ce19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0" table:formula="of:=IF([.F24]&lt;[.$F$3];&quot;Bajo&quot;;IF([.F24]=[.$F$3];&quot;Cumple&quot;;IF([.F24]&gt;[.$F$3];&quot;Muy Bueno&quot;)))" office:value-type="string" office:string-value="Bajo">
            <text:p>Bajo</text:p>
          </table:table-cell>
          <table:table-cell table:style-name="ce35" table:formula="of:=IF([.G24]&lt;[.$G$3];&quot;Bajo&quot;;IF([.G24]=[.$G$3];&quot;Cumple&quot;;IF([.G24]&gt;[.$G$3];&quot;Muy Bueno&quot;)))" office:value-type="string" office:string-value="Bajo">
            <text:p>Bajo</text:p>
          </table:table-cell>
          <table:table-cell table:style-name="ce40" table:formula="of:=IF([.H24]&lt;[.$H$3];&quot;Bajo&quot;;IF([.H24]=[.$H$3];&quot;Cumple&quot;;IF([.H24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10" office:value-type="string">
            <text:p>0028_Concepcion</text:p>
          </table:table-cell>
          <table:table-cell table:style-name="ce16" office:value-type="string">
            <text:p>Pablo Hanmen Lay</text:p>
          </table:table-cell>
          <table:table-cell table:style-name="ce16"/>
          <table:table-cell table:style-name="ce19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0" table:formula="of:=IF([.F25]&lt;[.$F$3];&quot;Bajo&quot;;IF([.F25]=[.$F$3];&quot;Cumple&quot;;IF([.F25]&gt;[.$F$3];&quot;Muy Bueno&quot;)))" office:value-type="string" office:string-value="Bajo">
            <text:p>Bajo</text:p>
          </table:table-cell>
          <table:table-cell table:style-name="ce35" table:formula="of:=IF([.G25]&lt;[.$G$3];&quot;Bajo&quot;;IF([.G25]=[.$G$3];&quot;Cumple&quot;;IF([.G25]&gt;[.$G$3];&quot;Muy Bueno&quot;)))" office:value-type="string" office:string-value="Bajo">
            <text:p>Bajo</text:p>
          </table:table-cell>
          <table:table-cell table:style-name="ce40" table:formula="of:=IF([.H25]&lt;[.$H$3];&quot;Bajo&quot;;IF([.H25]=[.$H$3];&quot;Cumple&quot;;IF([.H25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10" office:value-type="string">
            <text:p>0028_Concepcion</text:p>
          </table:table-cell>
          <table:table-cell table:style-name="ce16" office:value-type="string">
            <text:p>Pamela Kiomi Machino Roa</text:p>
          </table:table-cell>
          <table:table-cell table:style-name="ce16"/>
          <table:table-cell table:style-name="ce19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0" table:formula="of:=IF([.F26]&lt;[.$F$3];&quot;Bajo&quot;;IF([.F26]=[.$F$3];&quot;Cumple&quot;;IF([.F26]&gt;[.$F$3];&quot;Muy Bueno&quot;)))" office:value-type="string" office:string-value="Bajo">
            <text:p>Bajo</text:p>
          </table:table-cell>
          <table:table-cell table:style-name="ce35" table:formula="of:=IF([.G26]&lt;[.$G$3];&quot;Bajo&quot;;IF([.G26]=[.$G$3];&quot;Cumple&quot;;IF([.G26]&gt;[.$G$3];&quot;Muy Bueno&quot;)))" office:value-type="string" office:string-value="Bajo">
            <text:p>Bajo</text:p>
          </table:table-cell>
          <table:table-cell table:style-name="ce40" table:formula="of:=IF([.H26]&lt;[.$H$3];&quot;Bajo&quot;;IF([.H26]=[.$H$3];&quot;Cumple&quot;;IF([.H26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0" office:value-type="string">
            <text:p>0028_Concepcion</text:p>
          </table:table-cell>
          <table:table-cell table:style-name="ce16" office:value-type="string">
            <text:p>Paola Andrea Valdebenito Rivas</text:p>
          </table:table-cell>
          <table:table-cell table:style-name="ce16"/>
          <table:table-cell table:style-name="ce19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0" table:formula="of:=IF([.F27]&lt;[.$F$3];&quot;Bajo&quot;;IF([.F27]=[.$F$3];&quot;Cumple&quot;;IF([.F27]&gt;[.$F$3];&quot;Muy Bueno&quot;)))" office:value-type="string" office:string-value="Bajo">
            <text:p>Bajo</text:p>
          </table:table-cell>
          <table:table-cell table:style-name="ce35" table:formula="of:=IF([.G27]&lt;[.$G$3];&quot;Bajo&quot;;IF([.G27]=[.$G$3];&quot;Cumple&quot;;IF([.G27]&gt;[.$G$3];&quot;Muy Bueno&quot;)))" office:value-type="string" office:string-value="Bajo">
            <text:p>Bajo</text:p>
          </table:table-cell>
          <table:table-cell table:style-name="ce40" table:formula="of:=IF([.H27]&lt;[.$H$3];&quot;Bajo&quot;;IF([.H27]=[.$H$3];&quot;Cumple&quot;;IF([.H27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10" office:value-type="string">
            <text:p>0028_Concepcion</text:p>
          </table:table-cell>
          <table:table-cell table:style-name="ce51" office:value-type="string">
            <text:p>Romina Gutierrez Peña</text:p>
          </table:table-cell>
          <table:table-cell table:style-name="ce51"/>
          <table:table-cell table:style-name="ce19" office:value-type="string">
            <text:p>1.1 Algorimos</text:p>
          </table:table-cell>
          <table:table-cell table:style-name="ce52"/>
          <table:table-cell table:style-name="ce53"/>
          <table:table-cell table:style-name="ce54"/>
          <table:table-cell table:style-name="ce30" table:formula="of:=IF([.F28]&lt;[.$F$3];&quot;Bajo&quot;;IF([.F28]=[.$F$3];&quot;Cumple&quot;;IF([.F28]&gt;[.$F$3];&quot;Muy Bueno&quot;)))" office:value-type="string" office:string-value="Bajo">
            <text:p>Bajo</text:p>
          </table:table-cell>
          <table:table-cell table:style-name="ce35" table:formula="of:=IF([.G28]&lt;[.$G$3];&quot;Bajo&quot;;IF([.G28]=[.$G$3];&quot;Cumple&quot;;IF([.G28]&gt;[.$G$3];&quot;Muy Bueno&quot;)))" office:value-type="string" office:string-value="Bajo">
            <text:p>Bajo</text:p>
          </table:table-cell>
          <table:table-cell table:style-name="ce40" table:formula="of:=IF([.H28]&lt;[.$H$3];&quot;Bajo&quot;;IF([.H28]=[.$H$3];&quot;Cumple&quot;;IF([.H28]&gt;[.$H$3];&quot;Muy Bueno&quot;)))" office:value-type="string" office:string-value="Bajo">
            <text:p>Bajo</text:p>
          </table:table-cell>
          <table:table-cell table:style-name="ce21"/>
          <table:table-cell table:style-name="ce47"/>
          <table:table-cell table:number-columns-repeated="1011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10" office:value-type="string">
            <text:p>0028_Concepcion</text:p>
          </table:table-cell>
          <table:table-cell table:style-name="ce17" office:value-type="string">
            <text:p>Santiago Salvador Gelladuga Lopez</text:p>
          </table:table-cell>
          <table:table-cell table:style-name="ce17"/>
          <table:table-cell table:style-name="ce21" office:value-type="string">
            <text:p>1.1 Algorimos</text:p>
          </table:table-cell>
          <table:table-cell table:style-name="ce6"/>
          <table:table-cell table:style-name="ce12"/>
          <table:table-cell table:style-name="ce21"/>
          <table:table-cell table:style-name="ce32" table:formula="of:=IF([.F29]&lt;[.$F$3];&quot;Bajo&quot;;IF([.F29]=[.$F$3];&quot;Cumple&quot;;IF([.F29]&gt;[.$F$3];&quot;Muy Bueno&quot;)))" office:value-type="string" office:string-value="Bajo">
            <text:p>Bajo</text:p>
          </table:table-cell>
          <table:table-cell table:style-name="ce37" table:formula="of:=IF([.G29]&lt;[.$G$3];&quot;Bajo&quot;;IF([.G29]=[.$G$3];&quot;Cumple&quot;;IF([.G29]&gt;[.$G$3];&quot;Muy Bueno&quot;)))" office:value-type="string" office:string-value="Bajo">
            <text:p>Bajo</text:p>
          </table:table-cell>
          <table:table-cell table:style-name="ce42" table:formula="of:=IF([.H29]&lt;[.$H$3];&quot;Bajo&quot;;IF([.H29]=[.$H$3];&quot;Cumple&quot;;IF([.H29]&gt;[.$H$3];&quot;Muy Bueno&quot;)))" office:value-type="string" office:string-value="Bajo">
            <text:p>Bajo</text:p>
          </table:table-cell>
          <table:table-cell table:number-columns-repeated="1013"/>
        </table:table-row>
        <table:table-row table:style-name="ro1">
          <table:table-cell table:style-name="ce7" table:number-columns-repeated="2"/>
          <table:table-cell table:style-name="ce1"/>
          <table:table-cell table:style-name="ce7" table:number-columns-repeated="2"/>
          <table:table-cell table:style-name="ce14" table:number-columns-repeated="3"/>
          <table:table-cell table:number-columns-repeated="1016"/>
        </table:table-row>
        <table:table-row table:style-name="ro1" table:number-rows-repeated="4">
          <table:table-cell table:style-name="ce7" table:number-columns-repeated="2"/>
          <table:table-cell table:style-name="ce14"/>
          <table:table-cell table:style-name="ce7" table:number-columns-repeated="2"/>
          <table:table-cell table:style-name="ce14" table:number-columns-repeated="3"/>
          <table:table-cell table:number-columns-repeated="1016"/>
        </table:table-row>
        <table:table-row table:style-name="ro1" table:number-rows-repeated="10">
          <table:table-cell table:style-name="ce7" table:number-columns-repeated="2"/>
          <table:table-cell table:style-name="ce14"/>
          <table:table-cell table:style-name="ce7" table:number-columns-repeated="5"/>
          <table:table-cell table:number-columns-repeated="1016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31_Temuco_Evaluacíon 1.1" table:style-name="ta8" table:protected="true" table:print="false">
        <table:table-column table:style-name="co1" table:number-columns-repeated="2" table:default-cell-style-name="ce1"/>
        <table:table-column table:style-name="co2" table:default-cell-style-name="ce13"/>
        <table:table-column table:style-name="co3" table:default-cell-style-name="ce1"/>
        <table:table-column table:style-name="co1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" table:number-columns-repeated="3" table:default-cell-style-name="ce1"/>
        <table:table-column table:style-name="co6" table:default-cell-style-name="ce7"/>
        <table:table-column table:style-name="co1" table:default-cell-style-name="ce7"/>
        <table:table-column table:style-name="co1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Total Curso</text:p>
          </table:table-cell>
          <table:table-cell table:style-name="ce8" table:formula="of:=+COUNT([.A5:.A27])" office:value-type="float" office:value="20">
            <text:p>20</text:p>
          </table:table-cell>
          <table:table-cell table:number-columns-repeated="3"/>
          <table:table-cell table:style-name="ce22" office:value-type="string" table:number-columns-spanned="3" table:number-rows-spanned="1">
            <text:p>Espectativa Final x Item Rubrica</text:p>
          </table:table-cell>
          <table:covered-table-cell table:style-name="ce24"/>
          <table:covered-table-cell table:style-name="ce26"/>
          <table:table-cell table:number-columns-repeated="1016"/>
        </table:table-row>
        <table:table-row table:style-name="ro1">
          <table:table-cell table:number-columns-repeated="5"/>
          <table:table-cell table:style-name="ce23" office:value-type="float" office:value="3">
            <text:p>3</text:p>
          </table:table-cell>
          <table:table-cell table:style-name="ce25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style-name="ce28" office:value-type="string" table:number-columns-spanned="3" table:number-rows-spanned="1">
            <text:p>Score</text:p>
          </table:table-cell>
          <table:covered-table-cell table:style-name="ce33"/>
          <table:covered-table-cell table:style-name="ce38"/>
          <table:table-cell table:number-columns-repeated="1013"/>
        </table:table-row>
        <table:table-row table:style-name="ro3">
          <table:table-cell table:style-name="ce3" office:value-type="string">
            <text:p>N°</text:p>
          </table:table-cell>
          <table:table-cell table:style-name="ce9" office:value-type="string">
            <text:p>CodCurso</text:p>
          </table:table-cell>
          <table:table-cell table:style-name="ce9" office:value-type="string">
            <text:p>Nombre</text:p>
          </table:table-cell>
          <table:table-cell table:style-name="ce9" office:value-type="string">
            <text:p>Path GitHUb</text:p>
          </table:table-cell>
          <table:table-cell table:style-name="ce18" office:value-type="string">
            <text:p>Item</text:p>
          </table:table-cell>
          <table:table-cell table:style-name="ce3" office:value-type="string">
            <text:p>Estructura</text:p>
          </table:table-cell>
          <table:table-cell table:style-name="ce9" office:value-type="string">
            <text:p>Solución</text:p>
          </table:table-cell>
          <table:table-cell table:style-name="ce18" office:value-type="string">
            <text:p>Capacidad de expresión lógica, abstracción, síntesis, conocimiento de algoritmos y complejidad asintótica.</text:p>
          </table:table-cell>
          <table:table-cell table:style-name="ce29" office:value-type="string">
            <text:p>Estructura</text:p>
          </table:table-cell>
          <table:table-cell table:style-name="ce34" office:value-type="string">
            <text:p>Solución</text:p>
          </table:table-cell>
          <table:table-cell table:style-name="ce39" office:value-type="string">
            <text:p>Capacidad de expresión lógica, abstracción, síntesis, conocimiento de algoritmos y complejidad asintótica.</text:p>
          </table:table-cell>
          <table:table-cell table:style-name="ce43" office:value-type="string">
            <text:p>Hallazgos</text:p>
          </table:table-cell>
          <table:table-cell table:style-name="ce44" office:value-type="string">
            <text:p>Plan de Accion</text:p>
          </table:table-cell>
          <table:table-cell table:style-name="ce48" table:number-columns-repeated="1011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>
            <text:p>0031_Temuco</text:p>
          </table:table-cell>
          <table:table-cell table:style-name="ce15" office:value-type="string">
            <text:p>Carlos Fernando Millaquipai Torres</text:p>
          </table:table-cell>
          <table:table-cell table:style-name="ce15"/>
          <table:table-cell table:style-name="ce19" office:value-type="string">
            <text:p>1.1 Algorimos</text:p>
          </table:table-cell>
          <table:table-cell table:style-name="ce4"/>
          <table:table-cell table:style-name="ce10"/>
          <table:table-cell table:style-name="ce19"/>
          <table:table-cell table:style-name="ce30" table:formula="of:=IF([.F5]&lt;[.$F$3];&quot;Bajo&quot;;IF([.F5]=[.$F$3];&quot;Cumple&quot;;IF([.F5]&gt;[.$F$3];&quot;Muy Bueno&quot;)))" office:value-type="string" office:string-value="Bajo">
            <text:p>Bajo</text:p>
          </table:table-cell>
          <table:table-cell table:style-name="ce35" table:formula="of:=IF([.G5]&lt;[.$G$3];&quot;Bajo&quot;;IF([.G5]=[.$G$3];&quot;Cumple&quot;;IF([.G5]&gt;[.$G$3];&quot;Muy Bueno&quot;)))" office:value-type="string" office:string-value="Bajo">
            <text:p>Bajo</text:p>
          </table:table-cell>
          <table:table-cell table:style-name="ce40" table:formula="of:=IF([.H5]&lt;[.$H$3];&quot;Bajo&quot;;IF([.H5]=[.$H$3];&quot;Cumple&quot;;IF([.H5]&gt;[.$H$3];&quot;Muy Bueno&quot;)))" office:value-type="string" office:string-value="Bajo">
            <text:p>Bajo</text:p>
          </table:table-cell>
          <table:table-cell table:style-name="ce19"/>
          <table:table-cell table:style-name="ce45"/>
          <table:table-cell table:style-name="ce13" table:number-columns-repeated="1011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0" office:value-type="string">
            <text:p>0031_Temuco</text:p>
          </table:table-cell>
          <table:table-cell table:style-name="ce15" office:value-type="string">
            <text:p>César Elías Esparza Bertuline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6]&lt;[.$F$3];&quot;Bajo&quot;;IF([.F6]=[.$F$3];&quot;Cumple&quot;;IF([.F6]&gt;[.$F$3];&quot;Muy Bueno&quot;)))" office:value-type="string" office:string-value="Bajo">
            <text:p>Bajo</text:p>
          </table:table-cell>
          <table:table-cell table:style-name="ce36" table:formula="of:=IF([.G6]&lt;[.$G$3];&quot;Bajo&quot;;IF([.G6]=[.$G$3];&quot;Cumple&quot;;IF([.G6]&gt;[.$G$3];&quot;Muy Bueno&quot;)))" office:value-type="string" office:string-value="Bajo">
            <text:p>Bajo</text:p>
          </table:table-cell>
          <table:table-cell table:style-name="ce41" table:formula="of:=IF([.H6]&lt;[.$H$3];&quot;Bajo&quot;;IF([.H6]=[.$H$3];&quot;Cumple&quot;;IF([.H6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0" office:value-type="string">
            <text:p>0031_Temuco</text:p>
          </table:table-cell>
          <table:table-cell table:style-name="ce15" office:value-type="string">
            <text:p>Cristóbal Alexander Gajardo Vera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7]&lt;[.$F$3];&quot;Bajo&quot;;IF([.F7]=[.$F$3];&quot;Cumple&quot;;IF([.F7]&gt;[.$F$3];&quot;Muy Bueno&quot;)))" office:value-type="string" office:string-value="Bajo">
            <text:p>Bajo</text:p>
          </table:table-cell>
          <table:table-cell table:style-name="ce36" table:formula="of:=IF([.G7]&lt;[.$G$3];&quot;Bajo&quot;;IF([.G7]=[.$G$3];&quot;Cumple&quot;;IF([.G7]&gt;[.$G$3];&quot;Muy Bueno&quot;)))" office:value-type="string" office:string-value="Bajo">
            <text:p>Bajo</text:p>
          </table:table-cell>
          <table:table-cell table:style-name="ce41" table:formula="of:=IF([.H7]&lt;[.$H$3];&quot;Bajo&quot;;IF([.H7]=[.$H$3];&quot;Cumple&quot;;IF([.H7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0" office:value-type="string">
            <text:p>0031_Temuco</text:p>
          </table:table-cell>
          <table:table-cell table:style-name="ce15" office:value-type="string">
            <text:p>Diego Ignacio Quintana Barra</text:p>
          </table:table-cell>
          <table:table-cell table:style-name="ce11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8]&lt;[.$F$3];&quot;Bajo&quot;;IF([.F8]=[.$F$3];&quot;Cumple&quot;;IF([.F8]&gt;[.$F$3];&quot;Muy Bueno&quot;)))" office:value-type="string" office:string-value="Bajo">
            <text:p>Bajo</text:p>
          </table:table-cell>
          <table:table-cell table:style-name="ce36" table:formula="of:=IF([.G8]&lt;[.$G$3];&quot;Bajo&quot;;IF([.G8]=[.$G$3];&quot;Cumple&quot;;IF([.G8]&gt;[.$G$3];&quot;Muy Bueno&quot;)))" office:value-type="string" office:string-value="Bajo">
            <text:p>Bajo</text:p>
          </table:table-cell>
          <table:table-cell table:style-name="ce41" table:formula="of:=IF([.H8]&lt;[.$H$3];&quot;Bajo&quot;;IF([.H8]=[.$H$3];&quot;Cumple&quot;;IF([.H8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0" office:value-type="string">
            <text:p>0031_Temuco</text:p>
          </table:table-cell>
          <table:table-cell table:style-name="ce15" office:value-type="string">
            <text:p>Eduardo Alberto Grilli Urrea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9]&lt;[.$F$3];&quot;Bajo&quot;;IF([.F9]=[.$F$3];&quot;Cumple&quot;;IF([.F9]&gt;[.$F$3];&quot;Muy Bueno&quot;)))" office:value-type="string" office:string-value="Bajo">
            <text:p>Bajo</text:p>
          </table:table-cell>
          <table:table-cell table:style-name="ce36" table:formula="of:=IF([.G9]&lt;[.$G$3];&quot;Bajo&quot;;IF([.G9]=[.$G$3];&quot;Cumple&quot;;IF([.G9]&gt;[.$G$3];&quot;Muy Bueno&quot;)))" office:value-type="string" office:string-value="Bajo">
            <text:p>Bajo</text:p>
          </table:table-cell>
          <table:table-cell table:style-name="ce41" table:formula="of:=IF([.H9]&lt;[.$H$3];&quot;Bajo&quot;;IF([.H9]=[.$H$3];&quot;Cumple&quot;;IF([.H9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10" office:value-type="string">
            <text:p>0031_Temuco</text:p>
          </table:table-cell>
          <table:table-cell table:style-name="ce15" office:value-type="string">
            <text:p>Fabian Perez De la fuente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0]&lt;[.$F$3];&quot;Bajo&quot;;IF([.F10]=[.$F$3];&quot;Cumple&quot;;IF([.F10]&gt;[.$F$3];&quot;Muy Bueno&quot;)))" office:value-type="string" office:string-value="Bajo">
            <text:p>Bajo</text:p>
          </table:table-cell>
          <table:table-cell table:style-name="ce36" table:formula="of:=IF([.G10]&lt;[.$G$3];&quot;Bajo&quot;;IF([.G10]=[.$G$3];&quot;Cumple&quot;;IF([.G10]&gt;[.$G$3];&quot;Muy Bueno&quot;)))" office:value-type="string" office:string-value="Bajo">
            <text:p>Bajo</text:p>
          </table:table-cell>
          <table:table-cell table:style-name="ce41" table:formula="of:=IF([.H10]&lt;[.$H$3];&quot;Bajo&quot;;IF([.H10]=[.$H$3];&quot;Cumple&quot;;IF([.H10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0" office:value-type="string">
            <text:p>0031_Temuco</text:p>
          </table:table-cell>
          <table:table-cell table:style-name="ce15" office:value-type="string">
            <text:p>Felipe Nicolás Altamirano Soto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1]&lt;[.$F$3];&quot;Bajo&quot;;IF([.F11]=[.$F$3];&quot;Cumple&quot;;IF([.F11]&gt;[.$F$3];&quot;Muy Bueno&quot;)))" office:value-type="string" office:string-value="Bajo">
            <text:p>Bajo</text:p>
          </table:table-cell>
          <table:table-cell table:style-name="ce36" table:formula="of:=IF([.G11]&lt;[.$G$3];&quot;Bajo&quot;;IF([.G11]=[.$G$3];&quot;Cumple&quot;;IF([.G11]&gt;[.$G$3];&quot;Muy Bueno&quot;)))" office:value-type="string" office:string-value="Bajo">
            <text:p>Bajo</text:p>
          </table:table-cell>
          <table:table-cell table:style-name="ce41" table:formula="of:=IF([.H11]&lt;[.$H$3];&quot;Bajo&quot;;IF([.H11]=[.$H$3];&quot;Cumple&quot;;IF([.H11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10" office:value-type="string">
            <text:p>0031_Temuco</text:p>
          </table:table-cell>
          <table:table-cell table:style-name="ce15" office:value-type="string">
            <text:p>Hans Sebastian Schiess Contreras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2]&lt;[.$F$3];&quot;Bajo&quot;;IF([.F12]=[.$F$3];&quot;Cumple&quot;;IF([.F12]&gt;[.$F$3];&quot;Muy Bueno&quot;)))" office:value-type="string" office:string-value="Bajo">
            <text:p>Bajo</text:p>
          </table:table-cell>
          <table:table-cell table:style-name="ce36" table:formula="of:=IF([.G12]&lt;[.$G$3];&quot;Bajo&quot;;IF([.G12]=[.$G$3];&quot;Cumple&quot;;IF([.G12]&gt;[.$G$3];&quot;Muy Bueno&quot;)))" office:value-type="string" office:string-value="Bajo">
            <text:p>Bajo</text:p>
          </table:table-cell>
          <table:table-cell table:style-name="ce41" table:formula="of:=IF([.H12]&lt;[.$H$3];&quot;Bajo&quot;;IF([.H12]=[.$H$3];&quot;Cumple&quot;;IF([.H12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10" office:value-type="string">
            <text:p>0031_Temuco</text:p>
          </table:table-cell>
          <table:table-cell table:style-name="ce15" office:value-type="string">
            <text:p>Israel Alexis Palma Quezada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3]&lt;[.$F$3];&quot;Bajo&quot;;IF([.F13]=[.$F$3];&quot;Cumple&quot;;IF([.F13]&gt;[.$F$3];&quot;Muy Bueno&quot;)))" office:value-type="string" office:string-value="Bajo">
            <text:p>Bajo</text:p>
          </table:table-cell>
          <table:table-cell table:style-name="ce36" table:formula="of:=IF([.G13]&lt;[.$G$3];&quot;Bajo&quot;;IF([.G13]=[.$G$3];&quot;Cumple&quot;;IF([.G13]&gt;[.$G$3];&quot;Muy Bueno&quot;)))" office:value-type="string" office:string-value="Bajo">
            <text:p>Bajo</text:p>
          </table:table-cell>
          <table:table-cell table:style-name="ce41" table:formula="of:=IF([.H13]&lt;[.$H$3];&quot;Bajo&quot;;IF([.H13]=[.$H$3];&quot;Cumple&quot;;IF([.H13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10" office:value-type="string">
            <text:p>0031_Temuco</text:p>
          </table:table-cell>
          <table:table-cell table:style-name="ce15" office:value-type="string">
            <text:p>Javier alejandro Lagos Sandoval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4]&lt;[.$F$3];&quot;Bajo&quot;;IF([.F14]=[.$F$3];&quot;Cumple&quot;;IF([.F14]&gt;[.$F$3];&quot;Muy Bueno&quot;)))" office:value-type="string" office:string-value="Bajo">
            <text:p>Bajo</text:p>
          </table:table-cell>
          <table:table-cell table:style-name="ce36" table:formula="of:=IF([.G14]&lt;[.$G$3];&quot;Bajo&quot;;IF([.G14]=[.$G$3];&quot;Cumple&quot;;IF([.G14]&gt;[.$G$3];&quot;Muy Bueno&quot;)))" office:value-type="string" office:string-value="Bajo">
            <text:p>Bajo</text:p>
          </table:table-cell>
          <table:table-cell table:style-name="ce41" table:formula="of:=IF([.H14]&lt;[.$H$3];&quot;Bajo&quot;;IF([.H14]=[.$H$3];&quot;Cumple&quot;;IF([.H14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10" office:value-type="string">
            <text:p>0031_Temuco</text:p>
          </table:table-cell>
          <table:table-cell table:style-name="ce15" office:value-type="string">
            <text:p>Jose luis Contreras Pinilla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5]&lt;[.$F$3];&quot;Bajo&quot;;IF([.F15]=[.$F$3];&quot;Cumple&quot;;IF([.F15]&gt;[.$F$3];&quot;Muy Bueno&quot;)))" office:value-type="string" office:string-value="Bajo">
            <text:p>Bajo</text:p>
          </table:table-cell>
          <table:table-cell table:style-name="ce36" table:formula="of:=IF([.G15]&lt;[.$G$3];&quot;Bajo&quot;;IF([.G15]=[.$G$3];&quot;Cumple&quot;;IF([.G15]&gt;[.$G$3];&quot;Muy Bueno&quot;)))" office:value-type="string" office:string-value="Bajo">
            <text:p>Bajo</text:p>
          </table:table-cell>
          <table:table-cell table:style-name="ce41" table:formula="of:=IF([.H15]&lt;[.$H$3];&quot;Bajo&quot;;IF([.H15]=[.$H$3];&quot;Cumple&quot;;IF([.H15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10" office:value-type="string">
            <text:p>0031_Temuco</text:p>
          </table:table-cell>
          <table:table-cell table:style-name="ce15" office:value-type="string">
            <text:p>Maria Cristina Cofré Monsalve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6]&lt;[.$F$3];&quot;Bajo&quot;;IF([.F16]=[.$F$3];&quot;Cumple&quot;;IF([.F16]&gt;[.$F$3];&quot;Muy Bueno&quot;)))" office:value-type="string" office:string-value="Bajo">
            <text:p>Bajo</text:p>
          </table:table-cell>
          <table:table-cell table:style-name="ce36" table:formula="of:=IF([.G16]&lt;[.$G$3];&quot;Bajo&quot;;IF([.G16]=[.$G$3];&quot;Cumple&quot;;IF([.G16]&gt;[.$G$3];&quot;Muy Bueno&quot;)))" office:value-type="string" office:string-value="Bajo">
            <text:p>Bajo</text:p>
          </table:table-cell>
          <table:table-cell table:style-name="ce41" table:formula="of:=IF([.H16]&lt;[.$H$3];&quot;Bajo&quot;;IF([.H16]=[.$H$3];&quot;Cumple&quot;;IF([.H16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10" office:value-type="string">
            <text:p>0031_Temuco</text:p>
          </table:table-cell>
          <table:table-cell table:style-name="ce15" office:value-type="string">
            <text:p>Maria soledad Castro ejivaja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7]&lt;[.$F$3];&quot;Bajo&quot;;IF([.F17]=[.$F$3];&quot;Cumple&quot;;IF([.F17]&gt;[.$F$3];&quot;Muy Bueno&quot;)))" office:value-type="string" office:string-value="Bajo">
            <text:p>Bajo</text:p>
          </table:table-cell>
          <table:table-cell table:style-name="ce36" table:formula="of:=IF([.G17]&lt;[.$G$3];&quot;Bajo&quot;;IF([.G17]=[.$G$3];&quot;Cumple&quot;;IF([.G17]&gt;[.$G$3];&quot;Muy Bueno&quot;)))" office:value-type="string" office:string-value="Bajo">
            <text:p>Bajo</text:p>
          </table:table-cell>
          <table:table-cell table:style-name="ce41" table:formula="of:=IF([.H17]&lt;[.$H$3];&quot;Bajo&quot;;IF([.H17]=[.$H$3];&quot;Cumple&quot;;IF([.H17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10" office:value-type="string">
            <text:p>0031_Temuco</text:p>
          </table:table-cell>
          <table:table-cell table:style-name="ce15" office:value-type="string">
            <text:p>Maritza Matus Ramirez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8]&lt;[.$F$3];&quot;Bajo&quot;;IF([.F18]=[.$F$3];&quot;Cumple&quot;;IF([.F18]&gt;[.$F$3];&quot;Muy Bueno&quot;)))" office:value-type="string" office:string-value="Bajo">
            <text:p>Bajo</text:p>
          </table:table-cell>
          <table:table-cell table:style-name="ce36" table:formula="of:=IF([.G18]&lt;[.$G$3];&quot;Bajo&quot;;IF([.G18]=[.$G$3];&quot;Cumple&quot;;IF([.G18]&gt;[.$G$3];&quot;Muy Bueno&quot;)))" office:value-type="string" office:string-value="Bajo">
            <text:p>Bajo</text:p>
          </table:table-cell>
          <table:table-cell table:style-name="ce41" table:formula="of:=IF([.H18]&lt;[.$H$3];&quot;Bajo&quot;;IF([.H18]=[.$H$3];&quot;Cumple&quot;;IF([.H18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10" office:value-type="string">
            <text:p>0031_Temuco</text:p>
          </table:table-cell>
          <table:table-cell table:style-name="ce15" office:value-type="string">
            <text:p>nicole reyes Alveal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9]&lt;[.$F$3];&quot;Bajo&quot;;IF([.F19]=[.$F$3];&quot;Cumple&quot;;IF([.F19]&gt;[.$F$3];&quot;Muy Bueno&quot;)))" office:value-type="string" office:string-value="Bajo">
            <text:p>Bajo</text:p>
          </table:table-cell>
          <table:table-cell table:style-name="ce36" table:formula="of:=IF([.G19]&lt;[.$G$3];&quot;Bajo&quot;;IF([.G19]=[.$G$3];&quot;Cumple&quot;;IF([.G19]&gt;[.$G$3];&quot;Muy Bueno&quot;)))" office:value-type="string" office:string-value="Bajo">
            <text:p>Bajo</text:p>
          </table:table-cell>
          <table:table-cell table:style-name="ce41" table:formula="of:=IF([.H19]&lt;[.$H$3];&quot;Bajo&quot;;IF([.H19]=[.$H$3];&quot;Cumple&quot;;IF([.H19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10" office:value-type="string">
            <text:p>0031_Temuco</text:p>
          </table:table-cell>
          <table:table-cell table:style-name="ce15" office:value-type="string">
            <text:p>René Osvaldo Calfin Olate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20]&lt;[.$F$3];&quot;Bajo&quot;;IF([.F20]=[.$F$3];&quot;Cumple&quot;;IF([.F20]&gt;[.$F$3];&quot;Muy Bueno&quot;)))" office:value-type="string" office:string-value="Bajo">
            <text:p>Bajo</text:p>
          </table:table-cell>
          <table:table-cell table:style-name="ce36" table:formula="of:=IF([.G20]&lt;[.$G$3];&quot;Bajo&quot;;IF([.G20]=[.$G$3];&quot;Cumple&quot;;IF([.G20]&gt;[.$G$3];&quot;Muy Bueno&quot;)))" office:value-type="string" office:string-value="Bajo">
            <text:p>Bajo</text:p>
          </table:table-cell>
          <table:table-cell table:style-name="ce41" table:formula="of:=IF([.H20]&lt;[.$H$3];&quot;Bajo&quot;;IF([.H20]=[.$H$3];&quot;Cumple&quot;;IF([.H20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10" office:value-type="string">
            <text:p>0031_Temuco</text:p>
          </table:table-cell>
          <table:table-cell table:style-name="ce15" office:value-type="string">
            <text:p>saraly alejandra Escobar Labrin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21]&lt;[.$F$3];&quot;Bajo&quot;;IF([.F21]=[.$F$3];&quot;Cumple&quot;;IF([.F21]&gt;[.$F$3];&quot;Muy Bueno&quot;)))" office:value-type="string" office:string-value="Bajo">
            <text:p>Bajo</text:p>
          </table:table-cell>
          <table:table-cell table:style-name="ce36" table:formula="of:=IF([.G21]&lt;[.$G$3];&quot;Bajo&quot;;IF([.G21]=[.$G$3];&quot;Cumple&quot;;IF([.G21]&gt;[.$G$3];&quot;Muy Bueno&quot;)))" office:value-type="string" office:string-value="Bajo">
            <text:p>Bajo</text:p>
          </table:table-cell>
          <table:table-cell table:style-name="ce41" table:formula="of:=IF([.H21]&lt;[.$H$3];&quot;Bajo&quot;;IF([.H21]=[.$H$3];&quot;Cumple&quot;;IF([.H21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10" office:value-type="string">
            <text:p>0031_Temuco</text:p>
          </table:table-cell>
          <table:table-cell table:style-name="ce15" office:value-type="string">
            <text:p>Skandar Andrés Soler Miranda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22]&lt;[.$F$3];&quot;Bajo&quot;;IF([.F22]=[.$F$3];&quot;Cumple&quot;;IF([.F22]&gt;[.$F$3];&quot;Muy Bueno&quot;)))" office:value-type="string" office:string-value="Bajo">
            <text:p>Bajo</text:p>
          </table:table-cell>
          <table:table-cell table:style-name="ce36" table:formula="of:=IF([.G22]&lt;[.$G$3];&quot;Bajo&quot;;IF([.G22]=[.$G$3];&quot;Cumple&quot;;IF([.G22]&gt;[.$G$3];&quot;Muy Bueno&quot;)))" office:value-type="string" office:string-value="Bajo">
            <text:p>Bajo</text:p>
          </table:table-cell>
          <table:table-cell table:style-name="ce41" table:formula="of:=IF([.H22]&lt;[.$H$3];&quot;Bajo&quot;;IF([.H22]=[.$H$3];&quot;Cumple&quot;;IF([.H22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10" office:value-type="string">
            <text:p>0031_Temuco</text:p>
          </table:table-cell>
          <table:table-cell table:style-name="ce15" office:value-type="string">
            <text:p>valeria dhamary manriquez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23]&lt;[.$F$3];&quot;Bajo&quot;;IF([.F23]=[.$F$3];&quot;Cumple&quot;;IF([.F23]&gt;[.$F$3];&quot;Muy Bueno&quot;)))" office:value-type="string" office:string-value="Bajo">
            <text:p>Bajo</text:p>
          </table:table-cell>
          <table:table-cell table:style-name="ce36" table:formula="of:=IF([.G23]&lt;[.$G$3];&quot;Bajo&quot;;IF([.G23]=[.$G$3];&quot;Cumple&quot;;IF([.G23]&gt;[.$G$3];&quot;Muy Bueno&quot;)))" office:value-type="string" office:string-value="Bajo">
            <text:p>Bajo</text:p>
          </table:table-cell>
          <table:table-cell table:style-name="ce41" table:formula="of:=IF([.H23]&lt;[.$H$3];&quot;Bajo&quot;;IF([.H23]=[.$H$3];&quot;Cumple&quot;;IF([.H23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ce10" office:value-type="string">
            <text:p>0031_Temuco</text:p>
          </table:table-cell>
          <table:table-cell table:style-name="ce15" office:value-type="string">
            <text:p>Victor gordillo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24]&lt;[.$F$3];&quot;Bajo&quot;;IF([.F24]=[.$F$3];&quot;Cumple&quot;;IF([.F24]&gt;[.$F$3];&quot;Muy Bueno&quot;)))" office:value-type="string" office:string-value="Bajo">
            <text:p>Bajo</text:p>
          </table:table-cell>
          <table:table-cell table:style-name="ce36" table:formula="of:=IF([.G24]&lt;[.$G$3];&quot;Bajo&quot;;IF([.G24]=[.$G$3];&quot;Cumple&quot;;IF([.G24]&gt;[.$G$3];&quot;Muy Bueno&quot;)))" office:value-type="string" office:string-value="Bajo">
            <text:p>Bajo</text:p>
          </table:table-cell>
          <table:table-cell table:style-name="ce41" table:formula="of:=IF([.H24]&lt;[.$H$3];&quot;Bajo&quot;;IF([.H24]=[.$H$3];&quot;Cumple&quot;;IF([.H24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 table:number-rows-repeated="3">
          <table:table-cell table:style-name="ce5"/>
          <table:table-cell table:style-name="ce10"/>
          <table:table-cell table:style-name="ce11"/>
          <table:table-cell table:style-name="ce16"/>
          <table:table-cell table:style-name="ce20"/>
          <table:table-cell table:style-name="ce5"/>
          <table:table-cell table:style-name="ce11"/>
          <table:table-cell table:style-name="ce20"/>
          <table:table-cell table:style-name="ce31"/>
          <table:table-cell table:style-name="ce36"/>
          <table:table-cell table:style-name="ce41"/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6"/>
          <table:table-cell table:style-name="ce12" table:number-columns-repeated="2"/>
          <table:table-cell table:style-name="ce17"/>
          <table:table-cell table:style-name="ce21"/>
          <table:table-cell table:style-name="ce6"/>
          <table:table-cell table:style-name="ce12"/>
          <table:table-cell table:style-name="ce21"/>
          <table:table-cell table:style-name="ce32"/>
          <table:table-cell table:style-name="ce37"/>
          <table:table-cell table:style-name="ce42"/>
          <table:table-cell table:style-name="ce21"/>
          <table:table-cell table:style-name="ce47"/>
          <table:table-cell table:number-columns-repeated="1011"/>
        </table:table-row>
        <table:table-row table:style-name="ro1" table:number-rows-repeated="5">
          <table:table-cell table:style-name="ce7" table:number-columns-repeated="2"/>
          <table:table-cell table:style-name="ce14"/>
          <table:table-cell table:style-name="ce7" table:number-columns-repeated="2"/>
          <table:table-cell table:style-name="ce14" table:number-columns-repeated="3"/>
          <table:table-cell table:number-columns-repeated="1016"/>
        </table:table-row>
        <table:table-row table:style-name="ro1" table:number-rows-repeated="2">
          <table:table-cell table:style-name="ce7" table:number-columns-repeated="2"/>
          <table:table-cell table:style-name="ce14"/>
          <table:table-cell table:style-name="ce7" table:number-columns-repeated="5"/>
          <table:table-cell table:number-columns-repeated="1016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32_Temuco_Evaluacíon 1.1" table:style-name="ta9" table:protected="true" table:print="false">
        <table:table-column table:style-name="co1" table:number-columns-repeated="2" table:default-cell-style-name="ce1"/>
        <table:table-column table:style-name="co2" table:default-cell-style-name="ce13"/>
        <table:table-column table:style-name="co3" table:default-cell-style-name="ce1"/>
        <table:table-column table:style-name="co1" table:default-cell-style-name="ce1"/>
        <table:table-column table:style-name="co15" table:default-cell-style-name="ce1"/>
        <table:table-column table:style-name="co24" table:default-cell-style-name="ce1"/>
        <table:table-column table:style-name="co1" table:number-columns-repeated="4" table:default-cell-style-name="ce1"/>
        <table:table-column table:style-name="co6" table:default-cell-style-name="ce7"/>
        <table:table-column table:style-name="co1" table:default-cell-style-name="ce7"/>
        <table:table-column table:style-name="co1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Total Curso</text:p>
          </table:table-cell>
          <table:table-cell table:style-name="ce8" table:formula="of:=+COUNT([.A5:.A25])" office:value-type="float" office:value="21">
            <text:p>21</text:p>
          </table:table-cell>
          <table:table-cell table:number-columns-repeated="3"/>
          <table:table-cell table:style-name="ce22" office:value-type="string" table:number-columns-spanned="3" table:number-rows-spanned="1">
            <text:p>Espectativa Final x Item Rubrica</text:p>
          </table:table-cell>
          <table:covered-table-cell table:style-name="ce24"/>
          <table:covered-table-cell table:style-name="ce26"/>
          <table:table-cell table:number-columns-repeated="1016"/>
        </table:table-row>
        <table:table-row table:style-name="ro1">
          <table:table-cell table:number-columns-repeated="5"/>
          <table:table-cell table:style-name="ce23" office:value-type="float" office:value="3">
            <text:p>3</text:p>
          </table:table-cell>
          <table:table-cell table:style-name="ce25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style-name="ce28" office:value-type="string" table:number-columns-spanned="3" table:number-rows-spanned="1">
            <text:p>Score</text:p>
          </table:table-cell>
          <table:covered-table-cell table:style-name="ce33"/>
          <table:covered-table-cell table:style-name="ce38"/>
          <table:table-cell table:number-columns-repeated="1013"/>
        </table:table-row>
        <table:table-row table:style-name="ro2">
          <table:table-cell table:style-name="ce3" office:value-type="string">
            <text:p>N°</text:p>
          </table:table-cell>
          <table:table-cell table:style-name="ce9" office:value-type="string">
            <text:p>CodCurso</text:p>
          </table:table-cell>
          <table:table-cell table:style-name="ce9" office:value-type="string">
            <text:p>Nombre</text:p>
          </table:table-cell>
          <table:table-cell table:style-name="ce9" office:value-type="string">
            <text:p>Path GitHUb</text:p>
          </table:table-cell>
          <table:table-cell table:style-name="ce18" office:value-type="string">
            <text:p>Item</text:p>
          </table:table-cell>
          <table:table-cell table:style-name="ce3" office:value-type="string">
            <text:p>Estructura</text:p>
          </table:table-cell>
          <table:table-cell table:style-name="ce9" office:value-type="string">
            <text:p>Solución</text:p>
          </table:table-cell>
          <table:table-cell table:style-name="ce18" office:value-type="string">
            <text:p>Capacidad de expresión lógica, abstracción, síntesis, conocimiento de algoritmos y complejidad asintótica.</text:p>
          </table:table-cell>
          <table:table-cell table:style-name="ce29" office:value-type="string">
            <text:p>Estructura</text:p>
          </table:table-cell>
          <table:table-cell table:style-name="ce34" office:value-type="string">
            <text:p>Solución</text:p>
          </table:table-cell>
          <table:table-cell table:style-name="ce39" office:value-type="string">
            <text:p>Capacidad de expresión lógica, abstracción, síntesis, conocimiento de algoritmos y complejidad asintótica.</text:p>
          </table:table-cell>
          <table:table-cell table:style-name="ce43" office:value-type="string">
            <text:p>Hallazgos</text:p>
          </table:table-cell>
          <table:table-cell table:style-name="ce44" office:value-type="string">
            <text:p>Plan de Accion</text:p>
          </table:table-cell>
          <table:table-cell table:style-name="ce48" table:number-columns-repeated="1011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>
            <text:p>0032_Temuco</text:p>
          </table:table-cell>
          <table:table-cell table:style-name="ce15" office:value-type="string">
            <text:p>Alfredo Alejandro Guzmán Estai</text:p>
          </table:table-cell>
          <table:table-cell table:style-name="ce10"/>
          <table:table-cell table:style-name="ce19" office:value-type="string">
            <text:p>1.1 Algorimos</text:p>
          </table:table-cell>
          <table:table-cell table:style-name="ce4"/>
          <table:table-cell table:style-name="ce10"/>
          <table:table-cell table:style-name="ce19"/>
          <table:table-cell table:style-name="ce30" table:formula="of:=IF([.F5]&lt;[.$F$3];&quot;Bajo&quot;;IF([.F5]=[.$F$3];&quot;Cumple&quot;;IF([.F5]&gt;[.$F$3];&quot;Muy Bueno&quot;)))" office:value-type="string" office:string-value="Bajo">
            <text:p>Bajo</text:p>
          </table:table-cell>
          <table:table-cell table:style-name="ce35" table:formula="of:=IF([.G5]&lt;[.$G$3];&quot;Bajo&quot;;IF([.G5]=[.$G$3];&quot;Cumple&quot;;IF([.G5]&gt;[.$G$3];&quot;Muy Bueno&quot;)))" office:value-type="string" office:string-value="Bajo">
            <text:p>Bajo</text:p>
          </table:table-cell>
          <table:table-cell table:style-name="ce40" table:formula="of:=IF([.H5]&lt;[.$H$3];&quot;Bajo&quot;;IF([.H5]=[.$H$3];&quot;Cumple&quot;;IF([.H5]&gt;[.$H$3];&quot;Muy Bueno&quot;)))" office:value-type="string" office:string-value="Bajo">
            <text:p>Bajo</text:p>
          </table:table-cell>
          <table:table-cell table:style-name="ce19"/>
          <table:table-cell table:style-name="ce45"/>
          <table:table-cell table:style-name="ce13" table:number-columns-repeated="1011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0" office:value-type="string">
            <text:p>0032_Temuco</text:p>
          </table:table-cell>
          <table:table-cell table:style-name="ce16" office:value-type="string">
            <text:p>Benjamin Gabriel Sobarzo Aguiar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6]&lt;[.$F$3];&quot;Bajo&quot;;IF([.F6]=[.$F$3];&quot;Cumple&quot;;IF([.F6]&gt;[.$F$3];&quot;Muy Bueno&quot;)))" office:value-type="string" office:string-value="Bajo">
            <text:p>Bajo</text:p>
          </table:table-cell>
          <table:table-cell table:style-name="ce36" table:formula="of:=IF([.G6]&lt;[.$G$3];&quot;Bajo&quot;;IF([.G6]=[.$G$3];&quot;Cumple&quot;;IF([.G6]&gt;[.$G$3];&quot;Muy Bueno&quot;)))" office:value-type="string" office:string-value="Bajo">
            <text:p>Bajo</text:p>
          </table:table-cell>
          <table:table-cell table:style-name="ce41" table:formula="of:=IF([.H6]&lt;[.$H$3];&quot;Bajo&quot;;IF([.H6]=[.$H$3];&quot;Cumple&quot;;IF([.H6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0" office:value-type="string">
            <text:p>0032_Temuco</text:p>
          </table:table-cell>
          <table:table-cell table:style-name="ce16" office:value-type="string">
            <text:p>Camila Valdebenito muñoz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7]&lt;[.$F$3];&quot;Bajo&quot;;IF([.F7]=[.$F$3];&quot;Cumple&quot;;IF([.F7]&gt;[.$F$3];&quot;Muy Bueno&quot;)))" office:value-type="string" office:string-value="Bajo">
            <text:p>Bajo</text:p>
          </table:table-cell>
          <table:table-cell table:style-name="ce36" table:formula="of:=IF([.G7]&lt;[.$G$3];&quot;Bajo&quot;;IF([.G7]=[.$G$3];&quot;Cumple&quot;;IF([.G7]&gt;[.$G$3];&quot;Muy Bueno&quot;)))" office:value-type="string" office:string-value="Bajo">
            <text:p>Bajo</text:p>
          </table:table-cell>
          <table:table-cell table:style-name="ce41" table:formula="of:=IF([.H7]&lt;[.$H$3];&quot;Bajo&quot;;IF([.H7]=[.$H$3];&quot;Cumple&quot;;IF([.H7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0" office:value-type="string">
            <text:p>0032_Temuco</text:p>
          </table:table-cell>
          <table:table-cell table:style-name="ce16" office:value-type="string">
            <text:p>Christian Gabriel Rosales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8]&lt;[.$F$3];&quot;Bajo&quot;;IF([.F8]=[.$F$3];&quot;Cumple&quot;;IF([.F8]&gt;[.$F$3];&quot;Muy Bueno&quot;)))" office:value-type="string" office:string-value="Bajo">
            <text:p>Bajo</text:p>
          </table:table-cell>
          <table:table-cell table:style-name="ce36" table:formula="of:=IF([.G8]&lt;[.$G$3];&quot;Bajo&quot;;IF([.G8]=[.$G$3];&quot;Cumple&quot;;IF([.G8]&gt;[.$G$3];&quot;Muy Bueno&quot;)))" office:value-type="string" office:string-value="Bajo">
            <text:p>Bajo</text:p>
          </table:table-cell>
          <table:table-cell table:style-name="ce41" table:formula="of:=IF([.H8]&lt;[.$H$3];&quot;Bajo&quot;;IF([.H8]=[.$H$3];&quot;Cumple&quot;;IF([.H8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0" office:value-type="string">
            <text:p>0032_Temuco</text:p>
          </table:table-cell>
          <table:table-cell table:style-name="ce16" office:value-type="string">
            <text:p>Claudio Silva Martinez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9]&lt;[.$F$3];&quot;Bajo&quot;;IF([.F9]=[.$F$3];&quot;Cumple&quot;;IF([.F9]&gt;[.$F$3];&quot;Muy Bueno&quot;)))" office:value-type="string" office:string-value="Bajo">
            <text:p>Bajo</text:p>
          </table:table-cell>
          <table:table-cell table:style-name="ce36" table:formula="of:=IF([.G9]&lt;[.$G$3];&quot;Bajo&quot;;IF([.G9]=[.$G$3];&quot;Cumple&quot;;IF([.G9]&gt;[.$G$3];&quot;Muy Bueno&quot;)))" office:value-type="string" office:string-value="Bajo">
            <text:p>Bajo</text:p>
          </table:table-cell>
          <table:table-cell table:style-name="ce41" table:formula="of:=IF([.H9]&lt;[.$H$3];&quot;Bajo&quot;;IF([.H9]=[.$H$3];&quot;Cumple&quot;;IF([.H9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10" office:value-type="string">
            <text:p>0032_Temuco</text:p>
          </table:table-cell>
          <table:table-cell table:style-name="ce16" office:value-type="string">
            <text:p>Emmanuel Eduardo Ortega Villagrán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0]&lt;[.$F$3];&quot;Bajo&quot;;IF([.F10]=[.$F$3];&quot;Cumple&quot;;IF([.F10]&gt;[.$F$3];&quot;Muy Bueno&quot;)))" office:value-type="string" office:string-value="Bajo">
            <text:p>Bajo</text:p>
          </table:table-cell>
          <table:table-cell table:style-name="ce36" table:formula="of:=IF([.G10]&lt;[.$G$3];&quot;Bajo&quot;;IF([.G10]=[.$G$3];&quot;Cumple&quot;;IF([.G10]&gt;[.$G$3];&quot;Muy Bueno&quot;)))" office:value-type="string" office:string-value="Bajo">
            <text:p>Bajo</text:p>
          </table:table-cell>
          <table:table-cell table:style-name="ce41" table:formula="of:=IF([.H10]&lt;[.$H$3];&quot;Bajo&quot;;IF([.H10]=[.$H$3];&quot;Cumple&quot;;IF([.H10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0" office:value-type="string">
            <text:p>0032_Temuco</text:p>
          </table:table-cell>
          <table:table-cell table:style-name="ce15" office:value-type="string">
            <text:p>Enrique armando andres pezo sanchez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1]&lt;[.$F$3];&quot;Bajo&quot;;IF([.F11]=[.$F$3];&quot;Cumple&quot;;IF([.F11]&gt;[.$F$3];&quot;Muy Bueno&quot;)))" office:value-type="string" office:string-value="Bajo">
            <text:p>Bajo</text:p>
          </table:table-cell>
          <table:table-cell table:style-name="ce36" table:formula="of:=IF([.G11]&lt;[.$G$3];&quot;Bajo&quot;;IF([.G11]=[.$G$3];&quot;Cumple&quot;;IF([.G11]&gt;[.$G$3];&quot;Muy Bueno&quot;)))" office:value-type="string" office:string-value="Bajo">
            <text:p>Bajo</text:p>
          </table:table-cell>
          <table:table-cell table:style-name="ce41" table:formula="of:=IF([.H11]&lt;[.$H$3];&quot;Bajo&quot;;IF([.H11]=[.$H$3];&quot;Cumple&quot;;IF([.H11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10" office:value-type="string">
            <text:p>0032_Temuco</text:p>
          </table:table-cell>
          <table:table-cell table:style-name="ce16" office:value-type="string">
            <text:p>Esteban Matus Riquelme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2]&lt;[.$F$3];&quot;Bajo&quot;;IF([.F12]=[.$F$3];&quot;Cumple&quot;;IF([.F12]&gt;[.$F$3];&quot;Muy Bueno&quot;)))" office:value-type="string" office:string-value="Bajo">
            <text:p>Bajo</text:p>
          </table:table-cell>
          <table:table-cell table:style-name="ce36" table:formula="of:=IF([.G12]&lt;[.$G$3];&quot;Bajo&quot;;IF([.G12]=[.$G$3];&quot;Cumple&quot;;IF([.G12]&gt;[.$G$3];&quot;Muy Bueno&quot;)))" office:value-type="string" office:string-value="Bajo">
            <text:p>Bajo</text:p>
          </table:table-cell>
          <table:table-cell table:style-name="ce41" table:formula="of:=IF([.H12]&lt;[.$H$3];&quot;Bajo&quot;;IF([.H12]=[.$H$3];&quot;Cumple&quot;;IF([.H12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10" office:value-type="string">
            <text:p>0032_Temuco</text:p>
          </table:table-cell>
          <table:table-cell table:style-name="ce16" office:value-type="string">
            <text:p>Gonzalo ignacio gonzalez valderrama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3]&lt;[.$F$3];&quot;Bajo&quot;;IF([.F13]=[.$F$3];&quot;Cumple&quot;;IF([.F13]&gt;[.$F$3];&quot;Muy Bueno&quot;)))" office:value-type="string" office:string-value="Bajo">
            <text:p>Bajo</text:p>
          </table:table-cell>
          <table:table-cell table:style-name="ce36" table:formula="of:=IF([.G13]&lt;[.$G$3];&quot;Bajo&quot;;IF([.G13]=[.$G$3];&quot;Cumple&quot;;IF([.G13]&gt;[.$G$3];&quot;Muy Bueno&quot;)))" office:value-type="string" office:string-value="Bajo">
            <text:p>Bajo</text:p>
          </table:table-cell>
          <table:table-cell table:style-name="ce41" table:formula="of:=IF([.H13]&lt;[.$H$3];&quot;Bajo&quot;;IF([.H13]=[.$H$3];&quot;Cumple&quot;;IF([.H13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10" office:value-type="string">
            <text:p>0032_Temuco</text:p>
          </table:table-cell>
          <table:table-cell table:style-name="ce16" office:value-type="string">
            <text:p>Juan Guillermo Luna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4]&lt;[.$F$3];&quot;Bajo&quot;;IF([.F14]=[.$F$3];&quot;Cumple&quot;;IF([.F14]&gt;[.$F$3];&quot;Muy Bueno&quot;)))" office:value-type="string" office:string-value="Bajo">
            <text:p>Bajo</text:p>
          </table:table-cell>
          <table:table-cell table:style-name="ce36" table:formula="of:=IF([.G14]&lt;[.$G$3];&quot;Bajo&quot;;IF([.G14]=[.$G$3];&quot;Cumple&quot;;IF([.G14]&gt;[.$G$3];&quot;Muy Bueno&quot;)))" office:value-type="string" office:string-value="Bajo">
            <text:p>Bajo</text:p>
          </table:table-cell>
          <table:table-cell table:style-name="ce41" table:formula="of:=IF([.H14]&lt;[.$H$3];&quot;Bajo&quot;;IF([.H14]=[.$H$3];&quot;Cumple&quot;;IF([.H14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10" office:value-type="string">
            <text:p>0032_Temuco</text:p>
          </table:table-cell>
          <table:table-cell table:style-name="ce16" office:value-type="string">
            <text:p>Juan Leonidas Hueral Soto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5]&lt;[.$F$3];&quot;Bajo&quot;;IF([.F15]=[.$F$3];&quot;Cumple&quot;;IF([.F15]&gt;[.$F$3];&quot;Muy Bueno&quot;)))" office:value-type="string" office:string-value="Bajo">
            <text:p>Bajo</text:p>
          </table:table-cell>
          <table:table-cell table:style-name="ce36" table:formula="of:=IF([.G15]&lt;[.$G$3];&quot;Bajo&quot;;IF([.G15]=[.$G$3];&quot;Cumple&quot;;IF([.G15]&gt;[.$G$3];&quot;Muy Bueno&quot;)))" office:value-type="string" office:string-value="Bajo">
            <text:p>Bajo</text:p>
          </table:table-cell>
          <table:table-cell table:style-name="ce41" table:formula="of:=IF([.H15]&lt;[.$H$3];&quot;Bajo&quot;;IF([.H15]=[.$H$3];&quot;Cumple&quot;;IF([.H15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10" office:value-type="string">
            <text:p>0032_Temuco</text:p>
          </table:table-cell>
          <table:table-cell table:style-name="ce16" office:value-type="string">
            <text:p>Julio fernando Sarmiento Quezada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6]&lt;[.$F$3];&quot;Bajo&quot;;IF([.F16]=[.$F$3];&quot;Cumple&quot;;IF([.F16]&gt;[.$F$3];&quot;Muy Bueno&quot;)))" office:value-type="string" office:string-value="Bajo">
            <text:p>Bajo</text:p>
          </table:table-cell>
          <table:table-cell table:style-name="ce36" table:formula="of:=IF([.G16]&lt;[.$G$3];&quot;Bajo&quot;;IF([.G16]=[.$G$3];&quot;Cumple&quot;;IF([.G16]&gt;[.$G$3];&quot;Muy Bueno&quot;)))" office:value-type="string" office:string-value="Bajo">
            <text:p>Bajo</text:p>
          </table:table-cell>
          <table:table-cell table:style-name="ce41" table:formula="of:=IF([.H16]&lt;[.$H$3];&quot;Bajo&quot;;IF([.H16]=[.$H$3];&quot;Cumple&quot;;IF([.H16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10" office:value-type="string">
            <text:p>0032_Temuco</text:p>
          </table:table-cell>
          <table:table-cell table:style-name="ce15" office:value-type="string">
            <text:p>Leonardo Andres Brito Gallardo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7]&lt;[.$F$3];&quot;Bajo&quot;;IF([.F17]=[.$F$3];&quot;Cumple&quot;;IF([.F17]&gt;[.$F$3];&quot;Muy Bueno&quot;)))" office:value-type="string" office:string-value="Bajo">
            <text:p>Bajo</text:p>
          </table:table-cell>
          <table:table-cell table:style-name="ce36" table:formula="of:=IF([.G17]&lt;[.$G$3];&quot;Bajo&quot;;IF([.G17]=[.$G$3];&quot;Cumple&quot;;IF([.G17]&gt;[.$G$3];&quot;Muy Bueno&quot;)))" office:value-type="string" office:string-value="Bajo">
            <text:p>Bajo</text:p>
          </table:table-cell>
          <table:table-cell table:style-name="ce41" table:formula="of:=IF([.H17]&lt;[.$H$3];&quot;Bajo&quot;;IF([.H17]=[.$H$3];&quot;Cumple&quot;;IF([.H17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10" office:value-type="string">
            <text:p>0032_Temuco</text:p>
          </table:table-cell>
          <table:table-cell table:style-name="ce16" office:value-type="string">
            <text:p>Marcelo Andres Aceituno Riquelme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8]&lt;[.$F$3];&quot;Bajo&quot;;IF([.F18]=[.$F$3];&quot;Cumple&quot;;IF([.F18]&gt;[.$F$3];&quot;Muy Bueno&quot;)))" office:value-type="string" office:string-value="Bajo">
            <text:p>Bajo</text:p>
          </table:table-cell>
          <table:table-cell table:style-name="ce36" table:formula="of:=IF([.G18]&lt;[.$G$3];&quot;Bajo&quot;;IF([.G18]=[.$G$3];&quot;Cumple&quot;;IF([.G18]&gt;[.$G$3];&quot;Muy Bueno&quot;)))" office:value-type="string" office:string-value="Bajo">
            <text:p>Bajo</text:p>
          </table:table-cell>
          <table:table-cell table:style-name="ce41" table:formula="of:=IF([.H18]&lt;[.$H$3];&quot;Bajo&quot;;IF([.H18]=[.$H$3];&quot;Cumple&quot;;IF([.H18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10" office:value-type="string">
            <text:p>0032_Temuco</text:p>
          </table:table-cell>
          <table:table-cell table:style-name="ce16" office:value-type="string">
            <text:p>María Isabel Queupan Painen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19]&lt;[.$F$3];&quot;Bajo&quot;;IF([.F19]=[.$F$3];&quot;Cumple&quot;;IF([.F19]&gt;[.$F$3];&quot;Muy Bueno&quot;)))" office:value-type="string" office:string-value="Bajo">
            <text:p>Bajo</text:p>
          </table:table-cell>
          <table:table-cell table:style-name="ce36" table:formula="of:=IF([.G19]&lt;[.$G$3];&quot;Bajo&quot;;IF([.G19]=[.$G$3];&quot;Cumple&quot;;IF([.G19]&gt;[.$G$3];&quot;Muy Bueno&quot;)))" office:value-type="string" office:string-value="Bajo">
            <text:p>Bajo</text:p>
          </table:table-cell>
          <table:table-cell table:style-name="ce41" table:formula="of:=IF([.H19]&lt;[.$H$3];&quot;Bajo&quot;;IF([.H19]=[.$H$3];&quot;Cumple&quot;;IF([.H19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10" office:value-type="string">
            <text:p>0032_Temuco</text:p>
          </table:table-cell>
          <table:table-cell table:style-name="ce16" office:value-type="string">
            <text:p>Matias Samuel Soto Aniñir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20]&lt;[.$F$3];&quot;Bajo&quot;;IF([.F20]=[.$F$3];&quot;Cumple&quot;;IF([.F20]&gt;[.$F$3];&quot;Muy Bueno&quot;)))" office:value-type="string" office:string-value="Bajo">
            <text:p>Bajo</text:p>
          </table:table-cell>
          <table:table-cell table:style-name="ce36" table:formula="of:=IF([.G20]&lt;[.$G$3];&quot;Bajo&quot;;IF([.G20]=[.$G$3];&quot;Cumple&quot;;IF([.G20]&gt;[.$G$3];&quot;Muy Bueno&quot;)))" office:value-type="string" office:string-value="Bajo">
            <text:p>Bajo</text:p>
          </table:table-cell>
          <table:table-cell table:style-name="ce41" table:formula="of:=IF([.H20]&lt;[.$H$3];&quot;Bajo&quot;;IF([.H20]=[.$H$3];&quot;Cumple&quot;;IF([.H20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10" office:value-type="string">
            <text:p>0032_Temuco</text:p>
          </table:table-cell>
          <table:table-cell table:style-name="ce16" office:value-type="string">
            <text:p>Nicole andrea Aldana Ríos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21]&lt;[.$F$3];&quot;Bajo&quot;;IF([.F21]=[.$F$3];&quot;Cumple&quot;;IF([.F21]&gt;[.$F$3];&quot;Muy Bueno&quot;)))" office:value-type="string" office:string-value="Bajo">
            <text:p>Bajo</text:p>
          </table:table-cell>
          <table:table-cell table:style-name="ce36" table:formula="of:=IF([.G21]&lt;[.$G$3];&quot;Bajo&quot;;IF([.G21]=[.$G$3];&quot;Cumple&quot;;IF([.G21]&gt;[.$G$3];&quot;Muy Bueno&quot;)))" office:value-type="string" office:string-value="Bajo">
            <text:p>Bajo</text:p>
          </table:table-cell>
          <table:table-cell table:style-name="ce41" table:formula="of:=IF([.H21]&lt;[.$H$3];&quot;Bajo&quot;;IF([.H21]=[.$H$3];&quot;Cumple&quot;;IF([.H21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10" office:value-type="string">
            <text:p>0032_Temuco</text:p>
          </table:table-cell>
          <table:table-cell table:style-name="ce16" office:value-type="string">
            <text:p>Olaya Belen Palavicino Sanhueza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22]&lt;[.$F$3];&quot;Bajo&quot;;IF([.F22]=[.$F$3];&quot;Cumple&quot;;IF([.F22]&gt;[.$F$3];&quot;Muy Bueno&quot;)))" office:value-type="string" office:string-value="Bajo">
            <text:p>Bajo</text:p>
          </table:table-cell>
          <table:table-cell table:style-name="ce36" table:formula="of:=IF([.G22]&lt;[.$G$3];&quot;Bajo&quot;;IF([.G22]=[.$G$3];&quot;Cumple&quot;;IF([.G22]&gt;[.$G$3];&quot;Muy Bueno&quot;)))" office:value-type="string" office:string-value="Bajo">
            <text:p>Bajo</text:p>
          </table:table-cell>
          <table:table-cell table:style-name="ce41" table:formula="of:=IF([.H22]&lt;[.$H$3];&quot;Bajo&quot;;IF([.H22]=[.$H$3];&quot;Cumple&quot;;IF([.H22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10" office:value-type="string">
            <text:p>0032_Temuco</text:p>
          </table:table-cell>
          <table:table-cell table:style-name="ce15" office:value-type="string">
            <text:p>Pablo fernando reyes arriagada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23]&lt;[.$F$3];&quot;Bajo&quot;;IF([.F23]=[.$F$3];&quot;Cumple&quot;;IF([.F23]&gt;[.$F$3];&quot;Muy Bueno&quot;)))" office:value-type="string" office:string-value="Bajo">
            <text:p>Bajo</text:p>
          </table:table-cell>
          <table:table-cell table:style-name="ce36" table:formula="of:=IF([.G23]&lt;[.$G$3];&quot;Bajo&quot;;IF([.G23]=[.$G$3];&quot;Cumple&quot;;IF([.G23]&gt;[.$G$3];&quot;Muy Bueno&quot;)))" office:value-type="string" office:string-value="Bajo">
            <text:p>Bajo</text:p>
          </table:table-cell>
          <table:table-cell table:style-name="ce41" table:formula="of:=IF([.H23]&lt;[.$H$3];&quot;Bajo&quot;;IF([.H23]=[.$H$3];&quot;Cumple&quot;;IF([.H23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ce10" office:value-type="string">
            <text:p>0032_Temuco</text:p>
          </table:table-cell>
          <table:table-cell table:style-name="ce16" office:value-type="string">
            <text:p>Simon alberto busques castillo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24]&lt;[.$F$3];&quot;Bajo&quot;;IF([.F24]=[.$F$3];&quot;Cumple&quot;;IF([.F24]&gt;[.$F$3];&quot;Muy Bueno&quot;)))" office:value-type="string" office:string-value="Bajo">
            <text:p>Bajo</text:p>
          </table:table-cell>
          <table:table-cell table:style-name="ce36" table:formula="of:=IF([.G24]&lt;[.$G$3];&quot;Bajo&quot;;IF([.G24]=[.$G$3];&quot;Cumple&quot;;IF([.G24]&gt;[.$G$3];&quot;Muy Bueno&quot;)))" office:value-type="string" office:string-value="Bajo">
            <text:p>Bajo</text:p>
          </table:table-cell>
          <table:table-cell table:style-name="ce41" table:formula="of:=IF([.H24]&lt;[.$H$3];&quot;Bajo&quot;;IF([.H24]=[.$H$3];&quot;Cumple&quot;;IF([.H24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ce10" office:value-type="string">
            <text:p>0032_Temuco</text:p>
          </table:table-cell>
          <table:table-cell table:style-name="ce16" office:value-type="string">
            <text:p>Tania Pamela Arias</text:p>
          </table:table-cell>
          <table:table-cell table:style-name="ce16"/>
          <table:table-cell table:style-name="ce20" office:value-type="string">
            <text:p>1.1 Algorimos</text:p>
          </table:table-cell>
          <table:table-cell table:style-name="ce5"/>
          <table:table-cell table:style-name="ce11"/>
          <table:table-cell table:style-name="ce20"/>
          <table:table-cell table:style-name="ce31" table:formula="of:=IF([.F25]&lt;[.$F$3];&quot;Bajo&quot;;IF([.F25]=[.$F$3];&quot;Cumple&quot;;IF([.F25]&gt;[.$F$3];&quot;Muy Bueno&quot;)))" office:value-type="string" office:string-value="Bajo">
            <text:p>Bajo</text:p>
          </table:table-cell>
          <table:table-cell table:style-name="ce36" table:formula="of:=IF([.G25]&lt;[.$G$3];&quot;Bajo&quot;;IF([.G25]=[.$G$3];&quot;Cumple&quot;;IF([.G25]&gt;[.$G$3];&quot;Muy Bueno&quot;)))" office:value-type="string" office:string-value="Bajo">
            <text:p>Bajo</text:p>
          </table:table-cell>
          <table:table-cell table:style-name="ce41" table:formula="of:=IF([.H25]&lt;[.$H$3];&quot;Bajo&quot;;IF([.H25]=[.$H$3];&quot;Cumple&quot;;IF([.H25]&gt;[.$H$3];&quot;Muy Bueno&quot;)))" office:value-type="string" office:string-value="Bajo">
            <text:p>Bajo</text:p>
          </table:table-cell>
          <table:table-cell table:style-name="ce20"/>
          <table:table-cell table:style-name="ce46"/>
          <table:table-cell table:number-columns-repeated="1011"/>
        </table:table-row>
        <table:table-row table:style-name="ro1" table:number-rows-repeated="2">
          <table:table-cell table:style-name="ce7" table:number-columns-repeated="2"/>
          <table:table-cell table:style-name="ce14"/>
          <table:table-cell table:style-name="ce7" table:number-columns-repeated="2"/>
          <table:table-cell table:style-name="ce14" table:number-columns-repeated="3"/>
          <table:table-cell table:number-columns-repeated="3"/>
          <table:table-cell table:style-name="ce20"/>
          <table:table-cell table:style-name="ce46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14"/>
          <table:table-cell table:style-name="ce7" table:number-columns-repeated="2"/>
          <table:table-cell table:style-name="ce14" table:number-columns-repeated="3"/>
          <table:table-cell table:number-columns-repeated="3"/>
          <table:table-cell table:style-name="ce21"/>
          <table:table-cell table:style-name="ce47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14"/>
          <table:table-cell table:style-name="ce7" table:number-columns-repeated="5"/>
          <table:table-cell table:number-columns-repeated="101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brica" table:style-name="ta10" table:print="false">
        <table:table-column table:style-name="co25" table:default-cell-style-name="ce55"/>
        <table:table-column table:style-name="co26" table:default-cell-style-name="ce55"/>
        <table:table-column table:style-name="co25" table:default-cell-style-name="ce55"/>
        <table:table-column table:style-name="co27" table:default-cell-style-name="ce55"/>
        <table:table-column table:style-name="co28" table:default-cell-style-name="ce55"/>
        <table:table-column table:style-name="co29" table:default-cell-style-name="ce55"/>
        <table:table-column table:style-name="co30" table:default-cell-style-name="ce55"/>
        <table:table-column table:style-name="co31" table:default-cell-style-name="ce55"/>
        <table:table-column table:style-name="co25" table:number-columns-repeated="1016" table:default-cell-style-name="ce55"/>
        <table:table-row table:style-name="ro4">
          <table:table-cell table:number-columns-repeated="1024"/>
        </table:table-row>
        <table:table-row table:style-name="ro4">
          <table:table-cell/>
          <table:table-cell table:style-name="ce56" office:value-type="string" table:number-columns-spanned="8" table:number-rows-spanned="2">
            <text:p>RUBRICA 1.1</text:p>
          </table:table-cell>
          <table:covered-table-cell table:number-columns-repeated="7" table:style-name="ce57"/>
          <table:table-cell table:number-columns-repeated="1015"/>
        </table:table-row>
        <table:table-row table:style-name="ro4">
          <table:table-cell/>
          <table:covered-table-cell table:number-columns-repeated="8" table:style-name="ce57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5">
          <table:table-cell/>
          <table:table-cell table:style-name="ce58" office:value-type="string" table:number-columns-spanned="8" table:number-rows-spanned="1">
            <text:p>ALGORITMOS</text:p>
          </table:table-cell>
          <table:covered-table-cell table:number-columns-repeated="6" table:style-name="ce66"/>
          <table:covered-table-cell table:style-name="ce84"/>
          <table:table-cell table:number-columns-repeated="1015"/>
        </table:table-row>
        <table:table-row table:style-name="ro6">
          <table:table-cell/>
          <table:table-cell table:style-name="ce59" office:value-type="string">
            <text:p>Habilidad</text:p>
          </table:table-cell>
          <table:table-cell table:style-name="ce67" office:value-type="string">
            <text:p>Descripción</text:p>
          </table:table-cell>
          <table:table-cell table:style-name="ce73" office:value-type="string">
            <text:p>Nivel 1</text:p>
          </table:table-cell>
          <table:table-cell table:style-name="ce73" office:value-type="string">
            <text:p>Nivel 2</text:p>
          </table:table-cell>
          <table:table-cell table:style-name="ce73" office:value-type="string">
            <text:p>Nivel 3</text:p>
          </table:table-cell>
          <table:table-cell table:style-name="ce73" office:value-type="string">
            <text:p>Nivel 4</text:p>
          </table:table-cell>
          <table:table-cell table:style-name="ce73" office:value-type="string">
            <text:p>Nivel 5</text:p>
          </table:table-cell>
          <table:table-cell table:style-name="ce73" office:value-type="string">
            <text:p>Expectativa Final </text:p>
          </table:table-cell>
          <table:table-cell table:number-columns-repeated="1015"/>
        </table:table-row>
        <table:table-row table:style-name="ro7">
          <table:table-cell/>
          <table:table-cell table:style-name="ce60" office:value-type="string" table:number-columns-spanned="1" table:number-rows-spanned="15">
            <text:p>Lógica / Algoritmia</text:p>
          </table:table-cell>
          <table:table-cell table:style-name="ce68" office:value-type="string" table:number-columns-spanned="1" table:number-rows-spanned="6">
            <text:p>Estructura</text:p>
          </table:table-cell>
          <table:table-cell table:style-name="ce74" office:value-type="string">
            <text:p>Usa de forma errónea el orden</text:p>
          </table:table-cell>
          <table:table-cell table:style-name="ce74" office:value-type="string">
            <text:p>Usa de forma errónea</text:p>
          </table:table-cell>
          <table:table-cell table:style-name="ce74" office:value-type="string">
            <text:p>Emplea <text:s/>en <text:s/>la <text:s/>estructura <text:s/>del algoritmo:</text:p>
          </table:table-cell>
          <table:table-cell table:number-columns-repeated="2" table:style-name="ce74" office:value-type="string">
            <text:p>Emplea de forma correcta la estructura del algoritmo:</text:p>
          </table:table-cell>
          <table:table-cell table:style-name="ce68" office:value-type="float" office:value="4" table:number-columns-spanned="1" table:number-rows-spanned="6">
            <text:p>4</text:p>
          </table:table-cell>
          <table:table-cell table:number-columns-repeated="1015"/>
        </table:table-row>
        <table:table-row table:style-name="ro8">
          <table:table-cell/>
          <table:covered-table-cell table:style-name="ce61"/>
          <table:covered-table-cell table:style-name="ce69"/>
          <table:table-cell table:number-columns-repeated="2" table:style-name="ce74" office:value-type="string">
            <text:p><text:s/>la estructura del algoritmo:</text:p>
          </table:table-cell>
          <table:table-cell table:number-columns-repeated="3" table:style-name="ce74" office:value-type="string">
            <text:p>+Inicio</text:p>
          </table:table-cell>
          <table:covered-table-cell table:style-name="ce69"/>
          <table:table-cell table:number-columns-repeated="1015"/>
        </table:table-row>
        <table:table-row table:style-name="ro9">
          <table:table-cell/>
          <table:covered-table-cell table:style-name="ce61"/>
          <table:covered-table-cell table:style-name="ce69"/>
          <table:table-cell table:number-columns-repeated="2" table:style-name="ce74" office:value-type="string">
            <text:p>+Inicio,</text:p>
          </table:table-cell>
          <table:table-cell table:style-name="ce74" office:value-type="string">
            <text:p>+Cuerpo del algoritmo.</text:p>
          </table:table-cell>
          <table:table-cell table:style-name="ce74" office:value-type="string">
            <text:p>+Declaración sin inicialización de variables.</text:p>
          </table:table-cell>
          <table:table-cell table:style-name="ce74" office:value-type="string">
            <text:p>+Declaración e inicialización de variables.</text:p>
          </table:table-cell>
          <table:covered-table-cell table:style-name="ce69"/>
          <table:table-cell table:number-columns-repeated="1015"/>
        </table:table-row>
        <table:table-row table:style-name="ro8">
          <table:table-cell/>
          <table:covered-table-cell table:style-name="ce61"/>
          <table:covered-table-cell table:style-name="ce69"/>
          <table:table-cell table:style-name="ce74" office:value-type="string">
            <text:p>+ Cuerpo del algoritmo</text:p>
          </table:table-cell>
          <table:table-cell table:style-name="ce74" office:value-type="string">
            <text:p>+Declaración de variables.</text:p>
          </table:table-cell>
          <table:table-cell table:style-name="ce74" office:value-type="string">
            <text:p>+Fin</text:p>
          </table:table-cell>
          <table:table-cell table:number-columns-repeated="2" table:style-name="ce74" office:value-type="string">
            <text:p>+Cuerpo del algoritmo.</text:p>
          </table:table-cell>
          <table:covered-table-cell table:style-name="ce69"/>
          <table:table-cell table:number-columns-repeated="1015"/>
        </table:table-row>
        <table:table-row table:style-name="ro10">
          <table:table-cell/>
          <table:covered-table-cell table:style-name="ce61"/>
          <table:covered-table-cell table:style-name="ce69"/>
          <table:table-cell table:style-name="ce74" office:value-type="string">
            <text:p>+Fin</text:p>
          </table:table-cell>
          <table:table-cell table:style-name="ce74" office:value-type="string">
            <text:p>+Cuerpo del algoritmo.</text:p>
          </table:table-cell>
          <table:table-cell table:style-name="ce75"/>
          <table:table-cell table:number-columns-repeated="2" table:style-name="ce74" office:value-type="string">
            <text:p>+Fin</text:p>
          </table:table-cell>
          <table:covered-table-cell table:style-name="ce69"/>
          <table:table-cell table:number-columns-repeated="1015"/>
        </table:table-row>
        <table:table-row table:style-name="ro10">
          <table:table-cell/>
          <table:covered-table-cell table:style-name="ce61"/>
          <table:covered-table-cell table:style-name="ce70"/>
          <table:table-cell table:style-name="ce75"/>
          <table:table-cell table:style-name="ce74" office:value-type="string">
            <text:p>+Fin</text:p>
          </table:table-cell>
          <table:table-cell table:style-name="ce75" table:number-columns-repeated="3"/>
          <table:covered-table-cell table:style-name="ce70"/>
          <table:table-cell table:number-columns-repeated="1015"/>
        </table:table-row>
        <table:table-row table:style-name="ro9">
          <table:table-cell/>
          <table:covered-table-cell table:style-name="ce61"/>
          <table:table-cell table:style-name="ce68" office:value-type="string" table:number-columns-spanned="1" table:number-rows-spanned="8">
            <text:p>Solución</text:p>
          </table:table-cell>
          <table:table-cell table:style-name="ce68" office:value-type="string" table:number-columns-spanned="1" table:number-rows-spanned="8">
            <text:p>Elabora diagramas flujo de forma incorrecta que no solucionan los problemas planteados</text:p>
          </table:table-cell>
          <table:table-cell table:number-columns-repeated="4" table:style-name="ce79" office:value-type="string">
            <text:p>En la elaboración de diagramas incluye:</text:p>
          </table:table-cell>
          <table:table-cell table:style-name="ce68" office:value-type="float" office:value="4" table:number-columns-spanned="1" table:number-rows-spanned="8">
            <text:p>4</text:p>
          </table:table-cell>
          <table:table-cell table:number-columns-repeated="1015"/>
        </table:table-row>
        <table:table-row table:style-name="ro8">
          <table:table-cell/>
          <table:covered-table-cell table:style-name="ce61"/>
          <table:covered-table-cell table:number-columns-repeated="2" table:style-name="ce69"/>
          <table:table-cell table:number-columns-repeated="2" table:style-name="ce74" office:value-type="string">
            <text:p>+El inicio y fin del diagrama.</text:p>
          </table:table-cell>
          <table:table-cell table:number-columns-repeated="2" table:style-name="ce74" office:value-type="string">
            <text:p>+El inicio y fin del algoritmo.</text:p>
          </table:table-cell>
          <table:covered-table-cell table:style-name="ce69"/>
          <table:table-cell table:number-columns-repeated="1015"/>
        </table:table-row>
        <table:table-row table:style-name="ro11">
          <table:table-cell/>
          <table:covered-table-cell table:style-name="ce61"/>
          <table:covered-table-cell table:number-columns-repeated="2" table:style-name="ce69"/>
          <table:table-cell table:number-columns-repeated="3" table:style-name="ce74" office:value-type="string">
            <text:p>+Definición de variables.</text:p>
          </table:table-cell>
          <table:table-cell table:style-name="ce74" office:value-type="string">
            <text:p>+Definición de variables y sus respectivos tipos de datos que almacenan.</text:p>
          </table:table-cell>
          <table:covered-table-cell table:style-name="ce69"/>
          <table:table-cell table:number-columns-repeated="1015"/>
        </table:table-row>
        <table:table-row table:style-name="ro11">
          <table:table-cell/>
          <table:covered-table-cell table:style-name="ce61"/>
          <table:covered-table-cell table:number-columns-repeated="2" table:style-name="ce69"/>
          <table:table-cell table:style-name="ce74" office:value-type="string">
            <text:p>+ Símbolos ordenados,</text:p>
          </table:table-cell>
          <table:table-cell table:style-name="ce74" office:value-type="string">
            <text:p>+ Símbolos ordenados, concretos y útiles enfoca- dos a la solución.</text:p>
          </table:table-cell>
          <table:table-cell table:number-columns-repeated="2" table:style-name="ce74" office:value-type="string">
            <text:p>+ Símbolos ordenados, concretos y útiles enfocados a la solución.</text:p>
          </table:table-cell>
          <table:covered-table-cell table:style-name="ce69"/>
          <table:table-cell table:number-columns-repeated="1015"/>
        </table:table-row>
        <table:table-row table:style-name="ro8">
          <table:table-cell/>
          <table:covered-table-cell table:style-name="ce61"/>
          <table:covered-table-cell table:number-columns-repeated="2" table:style-name="ce69"/>
          <table:table-cell table:style-name="ce74" office:value-type="string">
            <text:p>+Da <text:s/>solución <text:s/>al <text:s/>problema</text:p>
          </table:table-cell>
          <table:table-cell table:style-name="ce74" office:value-type="string">
            <text:p>+Uso de estructuras de control.</text:p>
          </table:table-cell>
          <table:table-cell table:number-columns-repeated="2" table:style-name="ce74" office:value-type="string">
            <text:p>+Uso de estructuras de control</text:p>
          </table:table-cell>
          <table:covered-table-cell table:style-name="ce69"/>
          <table:table-cell table:number-columns-repeated="1015"/>
        </table:table-row>
        <table:table-row table:style-name="ro8">
          <table:table-cell/>
          <table:covered-table-cell table:style-name="ce61"/>
          <table:covered-table-cell table:number-columns-repeated="2" table:style-name="ce69"/>
          <table:table-cell table:style-name="ce74" office:value-type="string">
            <text:p>planteado.</text:p>
          </table:table-cell>
          <table:table-cell table:style-name="ce74" office:value-type="string">
            <text:p>+Da <text:s/>solución <text:s/>al <text:s/>problema</text:p>
          </table:table-cell>
          <table:table-cell table:number-columns-repeated="2" table:style-name="ce74" office:value-type="string">
            <text:p>respetando su sintaxis.</text:p>
          </table:table-cell>
          <table:covered-table-cell table:style-name="ce69"/>
          <table:table-cell table:number-columns-repeated="1015"/>
        </table:table-row>
        <table:table-row table:style-name="ro12">
          <table:table-cell/>
          <table:covered-table-cell table:style-name="ce61"/>
          <table:covered-table-cell table:number-columns-repeated="2" table:style-name="ce69"/>
          <table:table-cell table:style-name="ce74" office:value-type="string">
            <text:p>+Ejecución por pasos del diagrama.</text:p>
          </table:table-cell>
          <table:table-cell table:style-name="ce74" office:value-type="string">
            <text:p>planteado.</text:p>
          </table:table-cell>
          <table:table-cell table:number-columns-repeated="2" table:style-name="ce74" office:value-type="string">
            <text:p>+ Da solución al problema planteado haciendo uso del razonamiento para su posterior interpretación.</text:p>
          </table:table-cell>
          <table:covered-table-cell table:style-name="ce69"/>
          <table:table-cell table:number-columns-repeated="1015"/>
        </table:table-row>
        <table:table-row table:style-name="ro13">
          <table:table-cell/>
          <table:covered-table-cell table:style-name="ce61"/>
          <table:covered-table-cell table:number-columns-repeated="2" table:style-name="ce70"/>
          <table:table-cell table:style-name="ce80"/>
          <table:table-cell table:style-name="ce71" office:value-type="string">
            <text:p>+Ejecución por pasos del diagrama.</text:p>
          </table:table-cell>
          <table:table-cell table:style-name="ce80"/>
          <table:table-cell table:style-name="ce71" office:value-type="string">
            <text:p>+Ejecución por pasos del diagrama.</text:p>
          </table:table-cell>
          <table:covered-table-cell table:style-name="ce70"/>
          <table:table-cell table:number-columns-repeated="1015"/>
        </table:table-row>
        <table:table-row table:style-name="ro14">
          <table:table-cell/>
          <table:covered-table-cell table:style-name="ce62"/>
          <table:table-cell table:style-name="ce71" office:value-type="string">
            <text:p>Capacidad de expresión lógica, abstracción, síntesis, conocimiento de algoritmos y complejidad asintótica.</text:p>
          </table:table-cell>
          <table:table-cell table:style-name="ce71" office:value-type="string">
            <text:p>Lógica poco clara, verbose, contiene código muerto.</text:p>
          </table:table-cell>
          <table:table-cell table:style-name="ce71" office:value-type="string">
            <text:p>Lógica clara y correcta, pero verbose y resulta en más operaciones de las necesarias. Sin código muerto.</text:p>
          </table:table-cell>
          <table:table-cell table:style-name="ce71" office:value-type="string">
            <text:p>Lógica correcta. Identifica y evita repetición. Abstrae/reusa lógica. DRY</text:p>
          </table:table-cell>
          <table:table-cell table:style-name="ce71" office:value-type="string">
            <text:p>Lógica correcta, expresiva y óptima (o aceptable en términos de complejidad asintótica).</text:p>
          </table:table-cell>
          <table:table-cell table:style-name="ce71" office:value-type="string">
            <text:p>Demuestra conocimiento de algoritmos comunes. Implementa soluciones de complejidad óptima.</text:p>
          </table:table-cell>
          <table:table-cell table:style-name="ce71" office:value-type="float" office:value="3">
            <text:p>3</text:p>
          </table:table-cell>
          <table:table-cell table:number-columns-repeated="1015"/>
        </table:table-row>
        <table:table-row table:style-name="ro14" table:number-rows-repeated="3">
          <table:table-cell/>
          <table:table-cell table:style-name="ce63"/>
          <table:table-cell table:style-name="ce72" table:number-columns-repeated="7"/>
          <table:table-cell table:number-columns-repeated="1015"/>
        </table:table-row>
        <table:table-row table:style-name="ro4" table:number-rows-repeated="3">
          <table:table-cell table:number-columns-repeated="1024"/>
        </table:table-row>
        <table:table-row table:style-name="ro5">
          <table:table-cell/>
          <table:table-cell table:style-name="ce58" office:value-type="string" table:number-columns-spanned="8" table:number-rows-spanned="1">
            <text:p>ALGORITMOS</text:p>
          </table:table-cell>
          <table:covered-table-cell table:number-columns-repeated="6" table:style-name="ce66"/>
          <table:covered-table-cell table:style-name="ce84"/>
          <table:table-cell table:number-columns-repeated="1015"/>
        </table:table-row>
        <table:table-row table:style-name="ro15">
          <table:table-cell/>
          <table:table-cell table:style-name="ce59" office:value-type="string">
            <text:p>Habilidad</text:p>
          </table:table-cell>
          <table:table-cell table:style-name="ce67" office:value-type="string">
            <text:p>Descripción</text:p>
          </table:table-cell>
          <table:table-cell table:style-name="ce73" office:value-type="string">
            <text:p>Nivel 1</text:p>
          </table:table-cell>
          <table:table-cell table:style-name="ce73" office:value-type="string">
            <text:p>Nivel 2</text:p>
          </table:table-cell>
          <table:table-cell table:style-name="ce73" office:value-type="string">
            <text:p>Nivel 3</text:p>
          </table:table-cell>
          <table:table-cell table:style-name="ce73" office:value-type="string">
            <text:p>Nivel 4</text:p>
          </table:table-cell>
          <table:table-cell table:style-name="ce73" office:value-type="string">
            <text:p>Nivel 5</text:p>
          </table:table-cell>
          <table:table-cell table:style-name="ce73" office:value-type="string">
            <text:p>Expectativa Final </text:p>
          </table:table-cell>
          <table:table-cell table:number-columns-repeated="1015"/>
        </table:table-row>
        <table:table-row table:style-name="ro4">
          <table:table-cell/>
          <table:table-cell table:style-name="ce64" office:value-type="string" table:number-columns-spanned="1" table:number-rows-spanned="4">
            <text:p>Presentación</text:p>
          </table:table-cell>
          <table:table-cell/>
          <table:table-cell table:style-name="ce76" office:value-type="string">
            <text:p>El<text:span text:style-name="T1"> </text:span><text:span text:style-name="T2">algoritmo</text:span><text:span text:style-name="T1"> </text:span><text:span text:style-name="T2">lo</text:span><text:span text:style-name="T1"> </text:span><text:span text:style-name="T2">entrega:</text:span></text:p>
          </table:table-cell>
          <table:table-cell table:style-name="ce81" office:value-type="string">
            <text:p>El<text:span text:style-name="T1"> </text:span><text:span text:style-name="T2">algoritmo</text:span><text:span text:style-name="T1"> </text:span><text:span text:style-name="T2">lo</text:span><text:span text:style-name="T1"> </text:span><text:span text:style-name="T2">entrega:</text:span></text:p>
          </table:table-cell>
          <table:table-cell table:style-name="ce81" office:value-type="string">
            <text:p>En<text:span text:style-name="T1"> <text:s text:c="2"/></text:span><text:span text:style-name="T2">la</text:span><text:span text:style-name="T1"> <text:s text:c="2"/></text:span><text:span text:style-name="T2">entrega</text:span><text:span text:style-name="T1"> <text:s text:c="2"/></text:span><text:span text:style-name="T2">del</text:span><text:span text:style-name="T1"> </text:span><text:span text:style-name="T2">algoritmo</text:span><text:span text:style-name="T1"> </text:span><text:span text:style-name="T2">omite:</text:span></text:p>
          </table:table-cell>
          <table:table-cell table:number-columns-repeated="1018"/>
        </table:table-row>
        <table:table-row table:style-name="ro4">
          <table:table-cell/>
          <table:covered-table-cell table:style-name="ce65"/>
          <table:table-cell/>
          <table:table-cell table:style-name="ce77" office:value-type="string">
            <text:p>+Escrito<text:span text:style-name="T1"> </text:span><text:span text:style-name="T2">y</text:span><text:span text:style-name="T1"> </text:span><text:span text:style-name="T2">en</text:span><text:span text:style-name="T1"> </text:span><text:span text:style-name="T2">cuaderno.</text:span></text:p>
          </table:table-cell>
          <table:table-cell table:style-name="ce82" office:value-type="string">
            <text:p>+Escrito<text:span text:style-name="T1"> </text:span><text:span text:style-name="T2">y</text:span><text:span text:style-name="T1"> </text:span><text:span text:style-name="T2">en</text:span><text:span text:style-name="T1"> </text:span><text:span text:style-name="T2">cuaderno.</text:span></text:p>
          </table:table-cell>
          <table:table-cell table:style-name="ce82" office:value-type="string">
            <text:p>+escribirlo<text:span text:style-name="T1"> <text:s text:c="4"/></text:span><text:span text:style-name="T2">en</text:span><text:span text:style-name="T1"> <text:s text:c="4"/></text:span><text:span text:style-name="T2">el</text:span><text:span text:style-name="T1"> </text:span><text:span text:style-name="T2">cuaderno.</text:span></text:p>
          </table:table-cell>
          <table:table-cell table:number-columns-repeated="1018"/>
        </table:table-row>
        <table:table-row table:style-name="ro4">
          <table:table-cell/>
          <table:covered-table-cell table:style-name="ce65"/>
          <table:table-cell/>
          <table:table-cell table:style-name="ce77" office:value-type="string">
            <text:p>+<text:span text:style-name="T1"> </text:span><text:span text:style-name="T2">Con</text:span><text:span text:style-name="T1"> </text:span><text:span text:style-name="T2">limpieza.</text:span></text:p>
          </table:table-cell>
          <table:table-cell table:style-name="ce82" office:value-type="string">
            <text:p>+<text:span text:style-name="T1"> </text:span><text:span text:style-name="T2">Con</text:span><text:span text:style-name="T1"> </text:span><text:span text:style-name="T2">limpieza.</text:span></text:p>
          </table:table-cell>
          <table:table-cell table:style-name="ce82" office:value-type="string">
            <text:p>+<text:span text:style-name="T1"> </text:span><text:span text:style-name="T2">Limpieza.</text:span></text:p>
          </table:table-cell>
          <table:table-cell table:number-columns-repeated="1018"/>
        </table:table-row>
        <table:table-row table:style-name="ro4">
          <table:table-cell/>
          <table:covered-table-cell table:style-name="ce65"/>
          <table:table-cell/>
          <table:table-cell table:style-name="ce77" office:value-type="string">
            <text:p>+<text:span text:style-name="T1"> </text:span><text:span text:style-name="T2">Sin</text:span><text:span text:style-name="T1"> </text:span><text:span text:style-name="T2">faltas</text:span><text:span text:style-name="T1"> </text:span><text:span text:style-name="T2">de</text:span><text:span text:style-name="T1"> </text:span><text:span text:style-name="T2">ortografía.</text:span></text:p>
          </table:table-cell>
          <table:table-cell table:style-name="ce82" office:value-type="string">
            <text:p>+<text:span text:style-name="T1"> </text:span><text:span text:style-name="T2">Con</text:span><text:span text:style-name="T1"> </text:span><text:span text:style-name="T2">pocas</text:span><text:span text:style-name="T1"> </text:span><text:span text:style-name="T2">faltas</text:span><text:span text:style-name="T1"> </text:span><text:span text:style-name="T2">de</text:span><text:span text:style-name="T1"> </text:span><text:span text:style-name="T2">ortografía.</text:span></text:p>
          </table:table-cell>
          <table:table-cell table:style-name="ce82" office:value-type="string">
            <text:p>+<text:span text:style-name="T1"> </text:span><text:span text:style-name="T2">Ortografía.</text:span>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78" office:value-type="string">
            <text:p>+Con<text:span text:style-name="T1"> </text:span><text:span text:style-name="T2">letra</text:span><text:span text:style-name="T1"> </text:span><text:span text:style-name="T2">legible.</text:span></text:p>
          </table:table-cell>
          <table:table-cell table:style-name="ce83" office:value-type="string">
            <text:p>+Con<text:span text:style-name="T1"> </text:span><text:span text:style-name="T2">letra</text:span><text:span text:style-name="T1"> </text:span><text:span text:style-name="T2">poco</text:span><text:span text:style-name="T1"> </text:span><text:span text:style-name="T2">legible.</text:span></text:p>
          </table:table-cell>
          <table:table-cell table:style-name="ce83" office:value-type="string">
            <text:p>+Letra<text:span text:style-name="T1"> </text:span><text:span text:style-name="T2">legible.</text:span></text:p>
          </table:table-cell>
          <table:table-cell table:number-columns-repeated="1018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rafica" table:style-name="ta11" table:print="false">
        <table:table-column table:style-name="co16" table:number-columns-repeated="7" table:default-cell-style-name="Excel_20_Built-in_20_Normal"/>
        <table:table-column table:style-name="co32" table:default-cell-style-name="Excel_20_Built-in_20_Normal"/>
        <table:table-column table:style-name="co16" table:number-columns-repeated="2" table:default-cell-style-name="Excel_20_Built-in_20_Normal"/>
        <table:table-column table:style-name="co33" table:default-cell-style-name="Excel_20_Built-in_20_Normal"/>
        <table:table-column table:style-name="co16" table:number-columns-repeated="1013" table:default-cell-style-name="Excel_20_Built-in_20_Normal"/>
        <table:table-row table:style-name="ro16">
          <table:table-cell table:number-columns-repeated="1024"/>
        </table:table-row>
        <table:table-row table:style-name="ro17">
          <table:table-cell table:style-name="ce85" office:value-type="string">
            <text:p>Total Alumnos</text:p>
          </table:table-cell>
          <table:table-cell table:style-name="ce85" table:formula="of:=+COUNT([.A5:.A1048576])" office:value-type="float" office:value="0">
            <text:p>0</text:p>
          </table:table-cell>
          <table:table-cell table:style-name="ce86"/>
          <table:table-cell table:style-name="ce87" office:value-type="string" table:number-columns-spanned="8" table:number-rows-spanned="1">
            <text:p>RUBRICA 1.1 ALGORITMOS</text:p>
          </table:table-cell>
          <table:covered-table-cell table:number-columns-repeated="7" table:style-name="ce88"/>
          <table:table-cell table:number-columns-repeated="1013"/>
        </table:table-row>
        <table:table-row table:style-name="ro16">
          <table:table-cell table:number-columns-repeated="1024"/>
        </table:table-row>
        <table:table-row table:style-name="ro3">
          <table:table-cell table:style-name="ce3" office:value-type="string">
            <text:p>N°</text:p>
          </table:table-cell>
          <table:table-cell table:style-name="ce9" office:value-type="string">
            <text:p>CodCurso</text:p>
          </table:table-cell>
          <table:table-cell table:style-name="ce9" office:value-type="string">
            <text:p>Nombre</text:p>
          </table:table-cell>
          <table:table-cell table:style-name="ce9" office:value-type="string">
            <text:p>Path GitHUb</text:p>
          </table:table-cell>
          <table:table-cell table:style-name="ce18" office:value-type="string">
            <text:p>Item</text:p>
          </table:table-cell>
          <table:table-cell table:style-name="ce3" office:value-type="string">
            <text:p>Estructura</text:p>
          </table:table-cell>
          <table:table-cell table:style-name="ce9" office:value-type="string">
            <text:p>Solución</text:p>
          </table:table-cell>
          <table:table-cell table:style-name="ce18" office:value-type="string">
            <text:p>Capacidad de expresión lógica, abstracción, síntesis, conocimiento de algoritmos y complejidad asintótica.</text:p>
          </table:table-cell>
          <table:table-cell table:style-name="ce29" office:value-type="string">
            <text:p>Estructura</text:p>
          </table:table-cell>
          <table:table-cell table:style-name="ce34" office:value-type="string">
            <text:p>Solución</text:p>
          </table:table-cell>
          <table:table-cell table:style-name="ce39" office:value-type="string">
            <text:p>Capacidad de expresión lógica, abstracción, síntesis, conocimiento de algoritmos y complejidad asintótica.</text:p>
          </table:table-cell>
          <table:table-cell table:number-columns-repeated="1013"/>
        </table:table-row>
        <table:table-row table:style-name="ro16" table:number-rows-repeated="1048571">
          <table:table-cell table:number-columns-repeated="1024"/>
        </table:table-row>
        <table:table-row table:style-name="ro1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number:number-style style:name="N8000" number:language="es" number:country="CL">
      <number:number number:min-integer-digits="1"/>
    </number:number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percentage-style style:name="N113">
      <number:number number:decimal-places="1" number:min-integer-digits="1"/>
      <number:text>%</number:text>
    </number:percentage-style>
    <number:currency-style style:name="N8104P0" style:volatile="true" number:language="es" number:country="CL">
      <number:currency-symbol/>
      <number:text> </number:text>
      <number:number number:decimal-places="0" number:min-integer-digits="1" number:grouping="true"/>
    </number:currency-style>
    <number:currency-style style:name="N8104" number:language="es" number:country="CL">
      <number:text>-</number:text>
      <number:currency-symbol/>
      <number:text> </number:text>
      <number:number number:decimal-places="0" number:min-integer-digits="1" number:grouping="true"/>
      <style:map style:condition="value()&gt;=0" style:apply-style-name="N8104P0"/>
    </number:currency-style>
    <number:currency-style style:name="N8105P0" style:volatile="true" number:language="es" number:country="CL">
      <number:currency-symbol/>
      <number:text> </number:text>
      <number:number number:decimal-places="0" number:min-integer-digits="1" number:grouping="true"/>
    </number:currency-style>
    <number:currency-style style:name="N8105" number:language="es" number:country="CL">
      <style:text-properties fo:color="#ff0000"/>
      <number:text>-</number:text>
      <number:currency-symbol/>
      <number:text> </number:text>
      <number:number number:decimal-places="0" number:min-integer-digits="1" number:grouping="true"/>
      <style:map style:condition="value()&gt;=0" style:apply-style-name="N8105P0"/>
    </number:currency-style>
    <number:currency-style style:name="N8107P0" style:volatile="true" number:language="es" number:country="CL">
      <number:currency-symbol/>
      <number:text> </number:text>
      <number:number number:decimal-places="2" number:min-integer-digits="1" number:grouping="true"/>
    </number:currency-style>
    <number:currency-style style:name="N8107" number:language="es" number:country="CL">
      <number:text>-</number:text>
      <number:currency-symbol/>
      <number:text> </number:text>
      <number:number number:decimal-places="2" number:min-integer-digits="1" number:grouping="true"/>
      <style:map style:condition="value()&gt;=0" style:apply-style-name="N8107P0"/>
    </number:currency-style>
    <number:currency-style style:name="N8108P0" style:volatile="true" number:language="es" number:country="CL">
      <number:currency-symbol/>
      <number:text> </number:text>
      <number:number number:decimal-places="2" number:min-integer-digits="1" number:grouping="true"/>
    </number:currency-style>
    <number:currency-style style:name="N8108" number:language="es" number:country="CL">
      <style:text-properties fo:color="#ff0000"/>
      <number:text>-</number:text>
      <number:currency-symbol/>
      <number:text> </number:text>
      <number:number number:decimal-places="2" number:min-integer-digits="1" number:grouping="true"/>
      <style:map style:condition="value()&gt;=0" style:apply-style-name="N8108P0"/>
    </number:currency-style>
    <number:date-style style:name="N8109" number:language="es" number:country="CL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CL">
      <number:month number:textual="true"/>
      <number:text>-</number:text>
      <number:year/>
    </number:date-style>
    <number:time-style style:name="N8111" number:language="es" number:country="CL">
      <number:hours/>
      <number:text>:</number:text>
      <number:minutes number:style="long"/>
      <number:text> </number:text>
      <number:am-pm/>
    </number:time-style>
    <number:time-style style:name="N8112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3" number:language="es" number:country="CL">
      <number:hours/>
      <number:text>:</number:text>
      <number:minutes number:style="long"/>
    </number:time-style>
    <number:time-style style:name="N8114" number:language="es" number:country="CL">
      <number:hours/>
      <number:text>:</number:text>
      <number:minutes number:style="long"/>
      <number:text>:</number:text>
      <number:seconds number:style="long"/>
    </number:time-style>
    <number:date-style style:name="N8115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6P0" style:volatile="true" number:language="es" number:country="CL">
      <number:number number:decimal-places="0" number:min-integer-digits="1" number:grouping="true"/>
    </number:number-style>
    <number:number-style style:name="N8116" number:language="es" number:country="CL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s" number:country="CL">
      <number:number number:decimal-places="0" number:min-integer-digits="1" number:grouping="true"/>
    </number:number-style>
    <number:number-style style:name="N8117" number:language="es" number:country="CL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s" number:country="CL">
      <number:number number:decimal-places="2" number:min-integer-digits="1" number:grouping="true"/>
    </number:number-style>
    <number:number-style style:name="N8118" number:language="es" number:country="CL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s" number:country="CL">
      <number:number number:decimal-places="2" number:min-integer-digits="1" number:grouping="true"/>
    </number:number-style>
    <number:number-style style:name="N8119" number:language="es" number:country="CL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s" number:country="CL">
      <number:number number:decimal-places="0" number:min-integer-digits="1" number:grouping="true"/>
      <number:text> </number:text>
    </number:number-style>
    <number:number-style style:name="N8123P1" style:volatile="true" number:language="es" number:country="CL">
      <number:text>-</number:text>
      <number:number number:decimal-places="0" number:min-integer-digits="1" number:grouping="true"/>
      <number:text> </number:text>
    </number:number-style>
    <number:number-style style:name="N8123P2" style:volatile="true" number:language="es" number:country="CL">
      <number:text> - </number:text>
    </number:number-style>
    <number:text-style style:name="N8123" number:language="es" number:country="CL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currency-style style:name="N8127P0" style:volatile="true" number:language="es" number:country="CL">
      <number:currency-symbol/>
      <number:text> </number:text>
      <number:number number:decimal-places="0" number:min-integer-digits="1" number:grouping="true"/>
      <number:text> </number:text>
    </number:currency-style>
    <number:currency-style style:name="N8127P1" style:volatile="true" number:language="es" number:country="CL">
      <number:text>-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8127P2" style:volatile="true" number:language="es" number:country="CL">
      <number:currency-symbol/>
      <number:text> - </number:text>
    </number:currency-style>
    <number:text-style style:name="N8127" number:language="es" number:country="CL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s" number:country="CL">
      <number:number number:decimal-places="2" number:min-integer-digits="1" number:grouping="true"/>
      <number:text> </number:text>
    </number:number-style>
    <number:number-style style:name="N8131P1" style:volatile="true" number:language="es" number:country="CL">
      <number:text>-</number:text>
      <number:number number:decimal-places="2" number:min-integer-digits="1" number:grouping="true"/>
      <number:text> </number:text>
    </number:number-style>
    <number:number-style style:name="N8131P2" style:volatile="true" number:language="es" number:country="CL">
      <number:text> -</number:text>
      <number:number number:decimal-places="0" number:min-integer-digits="0"/>
      <number:text> </number:text>
    </number:number-style>
    <number:text-style style:name="N8131" number:language="es" number:country="CL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currency-style style:name="N8135P0" style:volatile="true" number:language="es" number:country="CL">
      <number:currency-symbol/>
      <number:text> </number:text>
      <number:number number:decimal-places="2" number:min-integer-digits="1" number:grouping="true"/>
      <number:text> </number:text>
    </number:currency-style>
    <number:currency-style style:name="N8135P1" style:volatile="true" number:language="es" number:country="CL">
      <number:text>-</number:text>
      <number:currency-symbol/>
      <number:text> </number:text>
      <number:number number:decimal-places="2" number:min-integer-digits="1" number:grouping="true"/>
      <number:text> </number:text>
    </number:currency-style>
    <number:currency-style style:name="N8135P2" style:volatile="true" number:language="es" number:country="CL">
      <number:currency-symbol/>
      <number:text> -</number:text>
      <number:number number:decimal-places="0" number:min-integer-digits="0"/>
      <number:text> </number:text>
    </number:currency-style>
    <number:text-style style:name="N8135" number:language="es" number:country="CL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CL">
      <number:minutes number:style="long"/>
      <number:text>:</number:text>
      <number:seconds number:style="long"/>
    </number:time-style>
    <number:time-style style:name="N8137" number:language="es" number:country="C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CL">
      <number:minutes number:style="long"/>
      <number:text>:</number:text>
      <number:seconds number:style="long" number:decimal-places="1"/>
    </number:time-style>
    <number:number-style style:name="N8139" number:language="es" number:country="CL">
      <number:scientific-number number:decimal-places="1" number:min-integer-digits="3" number:min-exponent-digits="1"/>
    </number:number-style>
    <number:percentage-style style:name="N8140" number:language="es" number:country="CL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draw:marker draw:name="Fin_20_de_20_línea_20_1" draw:display-name="Fin de línea 1" svg:viewBox="0 0 200 200" svg:d="M200 100c0 18-4 34-13 50-10 16-21 27-37 37-16 9-32 13-50 13s-34-4-50-13c-16-10-27-21-37-37-9-16-13-32-13-50s4-34 13-50c10-16 21-27 37-37 16-9 32-13 50-13s34 4 50 13c16 10 27 21 37 37 9 16 13 32 13 50z"/>
    <draw:marker draw:name="Fin_20_de_20_línea_20_2" draw:display-name="Fin de línea 2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6">26-01-2020</text:date>, <text:time>23:05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003_5f_Viña_20_del_20_Mar_5f_Evaluacion_20_1.1" style:display-name="PageStyle_003_Viña del Mar_Evaluacion 1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023_5f_Providencia_20_Evaluacion_20_1.1" style:display-name="PageStyle_0023_Providencia Evaluacion 1.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024_5f_Providencia_20_Evaluacion_20_1.1" style:display-name="PageStyle_0024_Providencia Evaluacion 1.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025_5f_Providencia_20_Evaluacion_20_1.1" style:display-name="PageStyle_0025_Providencia Evaluacion 1.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026_5f_Providencia_20_Evaluacion_20_1.1" style:display-name="PageStyle_0026_Providencia Evaluacion 1.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027_5f_Rancagua_5f_Evaluacíon_20_1.1" style:display-name="PageStyle_0027_Rancagua_Evaluacíon 1.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028_5f_Concepcion_5f_Evaluacíon_20_1.1_20_" style:display-name="PageStyle_0028_Concepcion_Evaluacíon 1.1 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031_5f_Temuco_5f_Evaluacíon_20_1.1" style:display-name="PageStyle_0031_Temuco_Evaluacíon 1.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032_5f_Temuco_5f_Evaluacíon_20_1.1" style:display-name="PageStyle_0032_Temuco_Evaluacíon 1.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ubrica" style:display-name="PageStyle_Rubri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a" style:display-name="PageStyle_Grafic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6T23:05:17.91</dc:date>
    <dc:creator>Awaker Rancagua</dc:creator>
    <meta:generator>OpenOffice/4.1.7$Win32 OpenOffice.org_project/417m1$Build-9800</meta:generator>
    <meta:editing-duration>PT3H39M47S</meta:editing-duration>
    <meta:editing-cycles>15</meta:editing-cycles>
    <meta:document-statistic meta:table-count="11" meta:cell-count="2323" meta:object-count="0"/>
  </office:meta>
</office:document-meta>
</file>